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22.45mm"/>
    </style:style>
    <style:style style:name="co13" style:family="table-column">
      <style:table-column-properties fo:break-before="auto" style:column-width="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5" style:family="table-cell" style:parent-style-name="Default" style:data-style-name="N61"/>
    <style:style style:name="ce6" style:family="table-cell" style:parent-style-name="Default" style:data-style-name="N0"/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style:font-name="Liberation Serif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none"/>
      <style:text-properties style:font-name="Liberation Serif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name="Liberation Serif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name="Liberation Serif"/>
    </style:style>
    <style:style style:name="ce1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Serif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mm"/>
      <style:text-properties style:font-name="Liberation Serif"/>
    </style:style>
    <style:style style:name="ce15" style:family="table-cell" style:parent-style-name="Default">
      <style:table-cell-properties fo:border-bottom="1.5pt solid #000000" fo:border-left="none" fo:border-right="1.5pt solid #000000" fo:border-top="1.5pt solid #000000"/>
      <style:text-properties style:font-name="Liberation Serif"/>
    </style:style>
    <style:style style:name="ce16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Liberation Serif"/>
    </style:style>
    <style:style style:name="ce18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Liberation Serif"/>
    </style:style>
    <style:style style:name="ce2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style:font-name="Liberation Serif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/>
    </style:style>
    <style:style style:name="ce23" style:family="table-cell" style:parent-style-name="Default">
      <style:table-cell-properties fo:border="none"/>
      <style:text-properties style:font-name="Liberation Serif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3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weight="normal" style:font-name="Liberation Serif"/>
    </style:style>
    <style:style style:name="T4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weight="normal" style:font-name="Liberation Serif" style:text-position="33% 58%"/>
    </style:style>
    <style:style style:name="T5" style:family="text">
      <style:text-properties style:text-underline-style="none" style:text-underline-color="font-color" fo:font-size="10pt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font-name="Liberation Serif" style:text-overline-style="none" style:text-overline-color="font-color"/>
    </style:style>
    <style:style style:name="T6" style:family="text">
      <style:text-properties style:text-underline-style="none" style:text-underline-color="font-color" fo:font-size="10pt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text-overline-style="none" style:text-overline-color="font-color" style:font-name="Liberation Serif"/>
    </style:style>
    <style:style style:name="T7" style:family="text">
      <style:text-properties style:text-underline-style="none" style:text-underline-color="font-color" fo:font-size="10pt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text-overline-style="none" style:text-overline-color="font-color" style:font-name="Liberation Serif" style:text-position="33% 58%"/>
    </style:style>
    <style:style style:name="T8" style:family="text">
      <style:text-properties fo:font-size="10pt" style:text-overline-style="none" style:text-ov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font-name="Liberation Serif" style:text-underline-style="none" style:text-underline-color="font-color"/>
    </style:style>
    <style:style style:name="T9" style:family="text">
      <style:text-properties fo:font-size="10pt" style:text-overline-style="none" style:text-ov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text-underline-style="none" style:text-underline-color="font-color" style:font-name="Liberation Serif"/>
    </style:style>
    <style:style style:name="T10" style:family="text">
      <style:text-properties fo:font-size="10pt" style:text-overline-style="none" style:text-ov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text-underline-style="none" style:text-underline-color="font-color" style:font-name="Liberation Serif" style:text-position="33% 58%"/>
    </style:style>
    <style:style style:name="T11" style:family="text">
      <style:text-properties style:text-underline-style="none" style:text-underline-color="font-color" fo:font-size="10pt" style:font-name="Liberation Serif" fo:font-weight="normal" style:language-asian="zh" style:country-asian="CN" style:language-complex="hi" style:country-complex="IN" fo:font-style="normal" style:font-style-complex="normal" style:font-name-asian="Noto Sans CJK SC Regular" style:text-line-through-mode="continuous" style:font-name-complex="Lohit Devanagari" style:text-outline="false" style:font-relief="none" fo:text-shadow="none" style:font-style-asian="normal" style:font-weight-complex="normal" style:font-weight-asian="normal" style:font-size-complex="10pt" style:font-size-asian="10pt" style:text-line-through-type="none" style:text-emphasize="none" fo:language="en" fo:country="GB" style:text-overline-style="none" style:text-overline-color="font-color"/>
    </style:style>
    <style:style style:name="T12" style:family="text">
      <style:text-properties style:text-underline-style="none" style:text-underline-color="font-color" fo:font-size="10pt" fo:font-weight="normal" style:language-asian="zh" style:country-asian="CN" style:language-complex="hi" style:country-complex="IN" fo:font-style="normal" style:font-style-complex="normal" style:font-name-asian="Noto Sans CJK SC Regular" style:text-line-through-mode="continuous" style:font-name-complex="Lohit Devanagari" style:text-outline="false" style:font-relief="none" fo:text-shadow="none" style:font-style-asian="normal" style:font-weight-complex="normal" style:font-weight-asian="normal" style:font-size-complex="10pt" style:font-size-asian="10pt" style:text-line-through-type="none" style:text-emphasize="none" fo:language="en" fo:country="GB" style:text-overline-style="none" style:text-overline-color="font-color" style:font-name="Liberation Serif"/>
    </style:style>
    <style:style style:name="T13" style:family="text">
      <style:text-properties style:text-overline-style="none" style:text-overline-color="font-color" style:text-underline-style="none" style:text-und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style:font-name="Liberation Serif" fo:font-size="10pt"/>
    </style:style>
    <style:style style:name="T14" style:family="text">
      <style:text-properties style:text-overline-style="none" style:text-overline-color="font-color" style:text-underline-style="none" style:text-und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fo:font-size="10pt" style:font-name="Liberation Serif"/>
    </style:style>
    <style:style style:name="T15" style:family="text">
      <style:text-properties style:text-overline-style="none" style:text-overline-color="font-color" style:text-underline-style="none" style:text-underline-color="font-color" fo:language="en" fo:country="GB" style:text-emphasize="none" style:text-line-through-type="none" style:font-size-asian="10pt" style:font-size-complex="10pt" style:font-weight-asian="normal" style:font-weight-complex="normal" style:font-style-asian="normal" fo:text-shadow="none" style:font-relief="none" style:text-outline="false" style:font-name-complex="Lohit Devanagari" style:text-line-through-mode="continuous" style:font-name-asian="Noto Sans CJK SC Regular" style:font-style-complex="normal" fo:font-style="normal" style:language-complex="hi" style:country-complex="IN" style:language-asian="zh" style:country-asian="CN" fo:font-weight="normal" fo:font-size="10pt" style:font-name="Liberation Serif" style:text-position="33% 58%"/>
    </style:style>
    <style:style style:name="T16" style:family="text">
      <style:text-properties fo:font-size="10pt"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/>
    </style:style>
    <style:style style:name="T17" style:family="text">
      <style:text-properties fo:font-size="10pt" fo:font-weight="normal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vation (FLUKA)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7</text:p>
          </table:table-cell>
          <table:table-cell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O14</text:p>
          </table:table-cell>
          <table:table-cell/>
          <table:table-cell office:value-type="string" calcext:value-type="string">
            <text:p>O15</text:p>
          </table:table-cell>
          <table:table-cell/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thickness</text:p>
          </table:table-cell>
        </table:table-row>
        <table:table-row table:style-name="ro1">
          <table:table-cell office:value-type="float" office:value="0.0006676" calcext:value-type="float">
            <text:p>0.0006676</text:p>
          </table:table-cell>
          <table:table-cell table:formula="of:=SQRT([.A2]*10000000)/10000000" office:value-type="float" office:value="0.0000081706792863262" calcext:value-type="float">
            <text:p>8.1706792863262E-06</text:p>
          </table:table-cell>
          <table:table-cell office:value-type="float" office:value="0.0001067" calcext:value-type="float">
            <text:p>0.0001067</text:p>
          </table:table-cell>
          <table:table-cell table:formula="of:=SQRT([.C2]*10000000)/10000000" office:value-type="float" office:value="0.00000326649659421222" calcext:value-type="float">
            <text:p>3.26649659421222E-06</text:p>
          </table:table-cell>
          <table:table-cell office:value-type="float" office:value="0.0020323" calcext:value-type="float">
            <text:p>0.0020323</text:p>
          </table:table-cell>
          <table:table-cell table:formula="of:=SQRT([.E2]*10000000)/10000000" office:value-type="float" office:value="0.0000142558759815032" calcext:value-type="float">
            <text:p>1.42558759815032E-05</text:p>
          </table:table-cell>
          <table:table-cell office:value-type="float" office:value="0.000024" calcext:value-type="float">
            <text:p>2.4E-05</text:p>
          </table:table-cell>
          <table:table-cell table:formula="of:=SQRT([.G2]*10000000)/10000000" office:value-type="float" office:value="0.00000154919333848297" calcext:value-type="float">
            <text:p>1.54919333848297E-06</text:p>
          </table:table-cell>
          <table:table-cell office:value-type="float" office:value="0.0004949" calcext:value-type="float">
            <text:p>0.0004949</text:p>
          </table:table-cell>
          <table:table-cell table:formula="of:=SQRT([.I2]*10000000)/10000000" office:value-type="float" office:value="0.00000703491293478462" calcext:value-type="float">
            <text:p>7.03491293478462E-06</text:p>
          </table:table-cell>
          <table:table-cell office:value-type="float" office:value="0" calcext:value-type="float">
            <text:p>0</text:p>
          </table:table-cell>
          <table:table-cell table:formula="of:=SQRT([.K2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69" calcext:value-type="float">
            <text:p>0.0006869</text:p>
          </table:table-cell>
          <table:table-cell table:formula="of:=SQRT([.A3]*10000000)/10000000" office:value-type="float" office:value="0.00000828794304999739" calcext:value-type="float">
            <text:p>8.28794304999739E-06</text:p>
          </table:table-cell>
          <table:table-cell office:value-type="float" office:value="0.0001096" calcext:value-type="float">
            <text:p>0.0001096</text:p>
          </table:table-cell>
          <table:table-cell table:formula="of:=SQRT([.C3]*10000000)/10000000" office:value-type="float" office:value="0.00000331058907144937" calcext:value-type="float">
            <text:p>3.31058907144937E-06</text:p>
          </table:table-cell>
          <table:table-cell office:value-type="float" office:value="0.0020381" calcext:value-type="float">
            <text:p>0.0020381</text:p>
          </table:table-cell>
          <table:table-cell table:formula="of:=SQRT([.E3]*10000000)/10000000" office:value-type="float" office:value="0.0000142762039772483" calcext:value-type="float">
            <text:p>1.42762039772483E-05</text:p>
          </table:table-cell>
          <table:table-cell office:value-type="float" office:value="0.0000229" calcext:value-type="float">
            <text:p>2.29E-05</text:p>
          </table:table-cell>
          <table:table-cell table:formula="of:=SQRT([.G3]*10000000)/10000000" office:value-type="float" office:value="0.00000151327459504216" calcext:value-type="float">
            <text:p>1.51327459504216E-06</text:p>
          </table:table-cell>
          <table:table-cell office:value-type="float" office:value="0.000502" calcext:value-type="float">
            <text:p>0.000502</text:p>
          </table:table-cell>
          <table:table-cell table:formula="of:=SQRT([.I3]*10000000)/10000000" office:value-type="float" office:value="0.00000708519583356734" calcext:value-type="float">
            <text:p>7.08519583356734E-06</text:p>
          </table:table-cell>
          <table:table-cell office:value-type="float" office:value="0" calcext:value-type="float">
            <text:p>0</text:p>
          </table:table-cell>
          <table:table-cell table:formula="of:=SQRT([.K3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53" calcext:value-type="float">
            <text:p>0.0006853</text:p>
          </table:table-cell>
          <table:table-cell table:formula="of:=SQRT([.A4]*10000000)/10000000" office:value-type="float" office:value="0.00000827828484651259" calcext:value-type="float">
            <text:p>8.27828484651259E-06</text:p>
          </table:table-cell>
          <table:table-cell office:value-type="float" office:value="0.000104" calcext:value-type="float">
            <text:p>0.000104</text:p>
          </table:table-cell>
          <table:table-cell table:formula="of:=SQRT([.C4]*10000000)/10000000" office:value-type="float" office:value="0.00000322490309931942" calcext:value-type="float">
            <text:p>3.22490309931942E-06</text:p>
          </table:table-cell>
          <table:table-cell office:value-type="float" office:value="0.0020568" calcext:value-type="float">
            <text:p>0.0020568</text:p>
          </table:table-cell>
          <table:table-cell table:formula="of:=SQRT([.E4]*10000000)/10000000" office:value-type="float" office:value="0.000014341548033598" calcext:value-type="float">
            <text:p>1.4341548033598E-05</text:p>
          </table:table-cell>
          <table:table-cell office:value-type="float" office:value="0.0000258" calcext:value-type="float">
            <text:p>2.58E-05</text:p>
          </table:table-cell>
          <table:table-cell table:formula="of:=SQRT([.G4]*10000000)/10000000" office:value-type="float" office:value="0.0000016062378404209" calcext:value-type="float">
            <text:p>1.6062378404209E-06</text:p>
          </table:table-cell>
          <table:table-cell office:value-type="float" office:value="0.0005039" calcext:value-type="float">
            <text:p>0.0005039</text:p>
          </table:table-cell>
          <table:table-cell table:formula="of:=SQRT([.I4]*10000000)/10000000" office:value-type="float" office:value="0.00000709859140956852" calcext:value-type="float">
            <text:p>7.09859140956852E-06</text:p>
          </table:table-cell>
          <table:table-cell office:value-type="float" office:value="0" calcext:value-type="float">
            <text:p>0</text:p>
          </table:table-cell>
          <table:table-cell table:formula="of:=SQRT([.K4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374" calcext:value-type="float">
            <text:p>0.0007374</text:p>
          </table:table-cell>
          <table:table-cell table:formula="of:=SQRT([.A5]*10000000)/10000000" office:value-type="float" office:value="0.0000085871997764114" calcext:value-type="float">
            <text:p>8.5871997764114E-06</text:p>
          </table:table-cell>
          <table:table-cell office:value-type="float" office:value="0.0000971" calcext:value-type="float">
            <text:p>9.71E-05</text:p>
          </table:table-cell>
          <table:table-cell table:formula="of:=SQRT([.C5]*10000000)/10000000" office:value-type="float" office:value="0.00000311608729017658" calcext:value-type="float">
            <text:p>3.11608729017658E-06</text:p>
          </table:table-cell>
          <table:table-cell office:value-type="float" office:value="0.0021081" calcext:value-type="float">
            <text:p>0.0021081</text:p>
          </table:table-cell>
          <table:table-cell table:formula="of:=SQRT([.E5]*10000000)/10000000" office:value-type="float" office:value="0.0000145192975036673" calcext:value-type="float">
            <text:p>1.45192975036673E-05</text:p>
          </table:table-cell>
          <table:table-cell office:value-type="float" office:value="0.0000166" calcext:value-type="float">
            <text:p>1.66E-05</text:p>
          </table:table-cell>
          <table:table-cell table:formula="of:=SQRT([.G5]*10000000)/10000000" office:value-type="float" office:value="0.00000128840987267251" calcext:value-type="float">
            <text:p>1.28840987267251E-06</text:p>
          </table:table-cell>
          <table:table-cell office:value-type="float" office:value="0.0005086" calcext:value-type="float">
            <text:p>0.0005086</text:p>
          </table:table-cell>
          <table:table-cell table:formula="of:=SQRT([.I5]*10000000)/10000000" office:value-type="float" office:value="0.00000713161973187017" calcext:value-type="float">
            <text:p>7.13161973187017E-06</text:p>
          </table:table-cell>
          <table:table-cell office:value-type="float" office:value="0" calcext:value-type="float">
            <text:p>0</text:p>
          </table:table-cell>
          <table:table-cell table:formula="of:=SQRT([.K5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764" calcext:value-type="float">
            <text:p>0.0008764</text:p>
          </table:table-cell>
          <table:table-cell table:formula="of:=SQRT([.A6]*10000000)/10000000" office:value-type="float" office:value="0.00000936162379077476" calcext:value-type="float">
            <text:p>9.36162379077476E-06</text:p>
          </table:table-cell>
          <table:table-cell office:value-type="float" office:value="0.0000787" calcext:value-type="float">
            <text:p>7.87E-05</text:p>
          </table:table-cell>
          <table:table-cell table:formula="of:=SQRT([.C6]*10000000)/10000000" office:value-type="float" office:value="0.00000280535202782111" calcext:value-type="float">
            <text:p>2.80535202782111E-06</text:p>
          </table:table-cell>
          <table:table-cell office:value-type="float" office:value="0.002282" calcext:value-type="float">
            <text:p>0.002282</text:p>
          </table:table-cell>
          <table:table-cell table:formula="of:=SQRT([.E6]*10000000)/10000000" office:value-type="float" office:value="0.0000151062900806254" calcext:value-type="float">
            <text:p>1.51062900806254E-05</text:p>
          </table:table-cell>
          <table:table-cell office:value-type="float" office:value="0.0000108" calcext:value-type="float">
            <text:p>1.08E-05</text:p>
          </table:table-cell>
          <table:table-cell table:formula="of:=SQRT([.G6]*10000000)/10000000" office:value-type="float" office:value="0.00000103923048454133" calcext:value-type="float">
            <text:p>1.03923048454133E-06</text:p>
          </table:table-cell>
          <table:table-cell office:value-type="float" office:value="0.0005064" calcext:value-type="float">
            <text:p>0.0005064</text:p>
          </table:table-cell>
          <table:table-cell table:formula="of:=SQRT([.I6]*10000000)/10000000" office:value-type="float" office:value="0.00000711617874986288" calcext:value-type="float">
            <text:p>7.11617874986288E-06</text:p>
          </table:table-cell>
          <table:table-cell office:value-type="float" office:value="0" calcext:value-type="float">
            <text:p>0</text:p>
          </table:table-cell>
          <table:table-cell table:formula="of:=SQRT([.K6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9484" calcext:value-type="float">
            <text:p>0.0009484</text:p>
          </table:table-cell>
          <table:table-cell table:formula="of:=SQRT([.A7]*10000000)/10000000" office:value-type="float" office:value="0.00000973858305915188" calcext:value-type="float">
            <text:p>9.73858305915188E-06</text:p>
          </table:table-cell>
          <table:table-cell office:value-type="float" office:value="0.0000581" calcext:value-type="float">
            <text:p>5.81E-05</text:p>
          </table:table-cell>
          <table:table-cell table:formula="of:=SQRT([.C7]*10000000)/10000000" office:value-type="float" office:value="0.00000241039415863879" calcext:value-type="float">
            <text:p>2.41039415863879E-06</text:p>
          </table:table-cell>
          <table:table-cell office:value-type="float" office:value="0.0025044" calcext:value-type="float">
            <text:p>0.0025044</text:p>
          </table:table-cell>
          <table:table-cell table:formula="of:=SQRT([.E7]*10000000)/10000000" office:value-type="float" office:value="0.0000158252962057587" calcext:value-type="float">
            <text:p>1.58252962057587E-05</text:p>
          </table:table-cell>
          <table:table-cell office:value-type="float" office:value="0.0000086" calcext:value-type="float">
            <text:p>8.6E-06</text:p>
          </table:table-cell>
          <table:table-cell table:formula="of:=SQRT([.G7]*10000000)/10000000" office:value-type="float" office:value="0.00000092736184954957" calcext:value-type="float">
            <text:p>9.2736184954957E-07</text:p>
          </table:table-cell>
          <table:table-cell office:value-type="float" office:value="0.0005648" calcext:value-type="float">
            <text:p>0.0005648</text:p>
          </table:table-cell>
          <table:table-cell table:formula="of:=SQRT([.I7]*10000000)/10000000" office:value-type="float" office:value="0.00000751531769122237" calcext:value-type="float">
            <text:p>7.51531769122237E-06</text:p>
          </table:table-cell>
          <table:table-cell office:value-type="float" office:value="0" calcext:value-type="float">
            <text:p>0</text:p>
          </table:table-cell>
          <table:table-cell table:formula="of:=SQRT([.K7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409" calcext:value-type="float">
            <text:p>0.0013409</text:p>
          </table:table-cell>
          <table:table-cell table:formula="of:=SQRT([.A8]*10000000)/10000000" office:value-type="float" office:value="0.000011579723658188" calcext:value-type="float">
            <text:p>1.1579723658188E-05</text:p>
          </table:table-cell>
          <table:table-cell office:value-type="float" office:value="0.000213" calcext:value-type="float">
            <text:p>0.000213</text:p>
          </table:table-cell>
          <table:table-cell table:formula="of:=SQRT([.C8]*10000000)/10000000" office:value-type="float" office:value="0.00000461519230368573" calcext:value-type="float">
            <text:p>4.61519230368573E-06</text:p>
          </table:table-cell>
          <table:table-cell office:value-type="float" office:value="0.0040725" calcext:value-type="float">
            <text:p>0.0040725</text:p>
          </table:table-cell>
          <table:table-cell table:formula="of:=SQRT([.E8]*10000000)/10000000" office:value-type="float" office:value="0.0000201804360706106" calcext:value-type="float">
            <text:p>2.01804360706106E-05</text:p>
          </table:table-cell>
          <table:table-cell office:value-type="float" office:value="0.0000511" calcext:value-type="float">
            <text:p>5.11E-05</text:p>
          </table:table-cell>
          <table:table-cell table:formula="of:=SQRT([.G8]*10000000)/10000000" office:value-type="float" office:value="0.00000226053091109146" calcext:value-type="float">
            <text:p>2.26053091109146E-06</text:p>
          </table:table-cell>
          <table:table-cell office:value-type="float" office:value="0.0009962" calcext:value-type="float">
            <text:p>0.0009962</text:p>
          </table:table-cell>
          <table:table-cell table:formula="of:=SQRT([.I8]*10000000)/10000000" office:value-type="float" office:value="0.00000998098191562333" calcext:value-type="float">
            <text:p>9.98098191562333E-06</text:p>
          </table:table-cell>
          <table:table-cell office:value-type="float" office:value="0" calcext:value-type="float">
            <text:p>0</text:p>
          </table:table-cell>
          <table:table-cell table:formula="of:=SQRT([.K8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28" calcext:value-type="float">
            <text:p>0.0013928</text:p>
          </table:table-cell>
          <table:table-cell table:formula="of:=SQRT([.A9]*10000000)/10000000" office:value-type="float" office:value="0.0000118016947935455" calcext:value-type="float">
            <text:p>1.18016947935455E-05</text:p>
          </table:table-cell>
          <table:table-cell office:value-type="float" office:value="0.0002182" calcext:value-type="float">
            <text:p>0.0002182</text:p>
          </table:table-cell>
          <table:table-cell table:formula="of:=SQRT([.C9]*10000000)/10000000" office:value-type="float" office:value="0.00000467118828565067" calcext:value-type="float">
            <text:p>4.67118828565067E-06</text:p>
          </table:table-cell>
          <table:table-cell office:value-type="float" office:value="0.0040855" calcext:value-type="float">
            <text:p>0.0040855</text:p>
          </table:table-cell>
          <table:table-cell table:formula="of:=SQRT([.E9]*10000000)/10000000" office:value-type="float" office:value="0.0000202126198203004" calcext:value-type="float">
            <text:p>2.02126198203004E-05</text:p>
          </table:table-cell>
          <table:table-cell office:value-type="float" office:value="0.0000525" calcext:value-type="float">
            <text:p>5.25E-05</text:p>
          </table:table-cell>
          <table:table-cell table:formula="of:=SQRT([.G9]*10000000)/10000000" office:value-type="float" office:value="0.00000229128784747792" calcext:value-type="float">
            <text:p>2.29128784747792E-06</text:p>
          </table:table-cell>
          <table:table-cell office:value-type="float" office:value="0.0010217" calcext:value-type="float">
            <text:p>0.0010217</text:p>
          </table:table-cell>
          <table:table-cell table:formula="of:=SQRT([.I9]*10000000)/10000000" office:value-type="float" office:value="0.0000101079176886241" calcext:value-type="float">
            <text:p>1.01079176886241E-05</text:p>
          </table:table-cell>
          <table:table-cell office:value-type="float" office:value="0" calcext:value-type="float">
            <text:p>0</text:p>
          </table:table-cell>
          <table:table-cell table:formula="of:=SQRT([.K9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47" calcext:value-type="float">
            <text:p>0.0013847</text:p>
          </table:table-cell>
          <table:table-cell table:formula="of:=SQRT([.A10]*10000000)/10000000" office:value-type="float" office:value="0.0000117673276490459" calcext:value-type="float">
            <text:p>1.17673276490459E-05</text:p>
          </table:table-cell>
          <table:table-cell office:value-type="float" office:value="0.0002103" calcext:value-type="float">
            <text:p>0.0002103</text:p>
          </table:table-cell>
          <table:table-cell table:formula="of:=SQRT([.C10]*10000000)/10000000" office:value-type="float" office:value="0.00000458584779511924" calcext:value-type="float">
            <text:p>4.58584779511924E-06</text:p>
          </table:table-cell>
          <table:table-cell office:value-type="float" office:value="0.0041793" calcext:value-type="float">
            <text:p>0.0041793</text:p>
          </table:table-cell>
          <table:table-cell table:formula="of:=SQRT([.E10]*10000000)/10000000" office:value-type="float" office:value="0.000020443336322626" calcext:value-type="float">
            <text:p>2.0443336322626E-05</text:p>
          </table:table-cell>
          <table:table-cell office:value-type="float" office:value="0.0000443" calcext:value-type="float">
            <text:p>4.43E-05</text:p>
          </table:table-cell>
          <table:table-cell table:formula="of:=SQRT([.G10]*10000000)/10000000" office:value-type="float" office:value="0.00000210475651798492" calcext:value-type="float">
            <text:p>2.10475651798492E-06</text:p>
          </table:table-cell>
          <table:table-cell office:value-type="float" office:value="0.0009886" calcext:value-type="float">
            <text:p>0.0009886</text:p>
          </table:table-cell>
          <table:table-cell table:formula="of:=SQRT([.I10]*10000000)/10000000" office:value-type="float" office:value="0.0000099428366173844" calcext:value-type="float">
            <text:p>9.9428366173844E-06</text:p>
          </table:table-cell>
          <table:table-cell office:value-type="float" office:value="0" calcext:value-type="float">
            <text:p>0</text:p>
          </table:table-cell>
          <table:table-cell table:formula="of:=SQRT([.K10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24" calcext:value-type="float">
            <text:p>0.0014924</text:p>
          </table:table-cell>
          <table:table-cell table:formula="of:=SQRT([.A11]*10000000)/10000000" office:value-type="float" office:value="0.0000122163824432604" calcext:value-type="float">
            <text:p>1.22163824432604E-05</text:p>
          </table:table-cell>
          <table:table-cell office:value-type="float" office:value="0.0001911" calcext:value-type="float">
            <text:p>0.0001911</text:p>
          </table:table-cell>
          <table:table-cell table:formula="of:=SQRT([.C11]*10000000)/10000000" office:value-type="float" office:value="0.00000437149859887888" calcext:value-type="float">
            <text:p>4.37149859887888E-06</text:p>
          </table:table-cell>
          <table:table-cell office:value-type="float" office:value="0.0043007" calcext:value-type="float">
            <text:p>0.0043007</text:p>
          </table:table-cell>
          <table:table-cell table:formula="of:=SQRT([.E11]*10000000)/10000000" office:value-type="float" office:value="0.0000207381291345193" calcext:value-type="float">
            <text:p>2.07381291345193E-05</text:p>
          </table:table-cell>
          <table:table-cell office:value-type="float" office:value="0.000038" calcext:value-type="float">
            <text:p>3.8E-05</text:p>
          </table:table-cell>
          <table:table-cell table:formula="of:=SQRT([.G11]*10000000)/10000000" office:value-type="float" office:value="0.00000194935886896179" calcext:value-type="float">
            <text:p>1.94935886896179E-06</text:p>
          </table:table-cell>
          <table:table-cell office:value-type="float" office:value="0.0010049" calcext:value-type="float">
            <text:p>0.0010049</text:p>
          </table:table-cell>
          <table:table-cell table:formula="of:=SQRT([.I11]*10000000)/10000000" office:value-type="float" office:value="0.0000100244700608062" calcext:value-type="float">
            <text:p>1.00244700608062E-05</text:p>
          </table:table-cell>
          <table:table-cell office:value-type="float" office:value="0" calcext:value-type="float">
            <text:p>0</text:p>
          </table:table-cell>
          <table:table-cell table:formula="of:=SQRT([.K11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55" calcext:value-type="float">
            <text:p>0.0017855</text:p>
          </table:table-cell>
          <table:table-cell table:formula="of:=SQRT([.A12]*10000000)/10000000" office:value-type="float" office:value="0.0000133622602878405" calcext:value-type="float">
            <text:p>1.33622602878405E-05</text:p>
          </table:table-cell>
          <table:table-cell office:value-type="float" office:value="0.0001492" calcext:value-type="float">
            <text:p>0.0001492</text:p>
          </table:table-cell>
          <table:table-cell table:formula="of:=SQRT([.C12]*10000000)/10000000" office:value-type="float" office:value="0.00000386264158316559" calcext:value-type="float">
            <text:p>3.86264158316559E-06</text:p>
          </table:table-cell>
          <table:table-cell office:value-type="float" office:value="0.0046009" calcext:value-type="float">
            <text:p>0.0046009</text:p>
          </table:table-cell>
          <table:table-cell table:formula="of:=SQRT([.E12]*10000000)/10000000" office:value-type="float" office:value="0.0000214497086227296" calcext:value-type="float">
            <text:p>2.14497086227296E-05</text:p>
          </table:table-cell>
          <table:table-cell office:value-type="float" office:value="0.0000238" calcext:value-type="float">
            <text:p>2.38E-05</text:p>
          </table:table-cell>
          <table:table-cell table:formula="of:=SQRT([.G12]*10000000)/10000000" office:value-type="float" office:value="0.00000154272486205415" calcext:value-type="float">
            <text:p>1.54272486205415E-06</text:p>
          </table:table-cell>
          <table:table-cell office:value-type="float" office:value="0.0010294" calcext:value-type="float">
            <text:p>0.0010294</text:p>
          </table:table-cell>
          <table:table-cell table:formula="of:=SQRT([.I12]*10000000)/10000000" office:value-type="float" office:value="0.0000101459351466486" calcext:value-type="float">
            <text:p>1.01459351466486E-05</text:p>
          </table:table-cell>
          <table:table-cell office:value-type="float" office:value="0" calcext:value-type="float">
            <text:p>0</text:p>
          </table:table-cell>
          <table:table-cell table:formula="of:=SQRT([.K12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09" calcext:value-type="float">
            <text:p>0.0017909</text:p>
          </table:table-cell>
          <table:table-cell table:formula="of:=SQRT([.A13]*10000000)/10000000" office:value-type="float" office:value="0.0000133824511955023" calcext:value-type="float">
            <text:p>1.33824511955023E-05</text:p>
          </table:table-cell>
          <table:table-cell office:value-type="float" office:value="0.0001046" calcext:value-type="float">
            <text:p>0.0001046</text:p>
          </table:table-cell>
          <table:table-cell table:formula="of:=SQRT([.C13]*10000000)/10000000" office:value-type="float" office:value="0.00000323419232575925" calcext:value-type="float">
            <text:p>3.23419232575925E-06</text:p>
          </table:table-cell>
          <table:table-cell office:value-type="float" office:value="0.0049913" calcext:value-type="float">
            <text:p>0.0049913</text:p>
          </table:table-cell>
          <table:table-cell table:formula="of:=SQRT([.E13]*10000000)/10000000" office:value-type="float" office:value="0.0000223412175138241" calcext:value-type="float">
            <text:p>2.23412175138241E-05</text:p>
          </table:table-cell>
          <table:table-cell office:value-type="float" office:value="0.0000119" calcext:value-type="float">
            <text:p>1.19E-05</text:p>
          </table:table-cell>
          <table:table-cell table:formula="of:=SQRT([.G13]*10000000)/10000000" office:value-type="float" office:value="0.00000109087121146357" calcext:value-type="float">
            <text:p>1.09087121146357E-06</text:p>
          </table:table-cell>
          <table:table-cell office:value-type="float" office:value="0.0011143" calcext:value-type="float">
            <text:p>0.0011143</text:p>
          </table:table-cell>
          <table:table-cell table:formula="of:=SQRT([.I13]*10000000)/10000000" office:value-type="float" office:value="0.0000105560409245133" calcext:value-type="float">
            <text:p>1.05560409245133E-05</text:p>
          </table:table-cell>
          <table:table-cell office:value-type="float" office:value="0" calcext:value-type="float">
            <text:p>0</text:p>
          </table:table-cell>
          <table:table-cell table:formula="of:=SQRT([.K13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14" calcext:value-type="float">
            <text:p>0.0020314</text:p>
          </table:table-cell>
          <table:table-cell table:formula="of:=SQRT([.A14]*10000000)/10000000" office:value-type="float" office:value="0.0000142527190388361" calcext:value-type="float">
            <text:p>1.42527190388361E-05</text:p>
          </table:table-cell>
          <table:table-cell office:value-type="float" office:value="0.0003325" calcext:value-type="float">
            <text:p>0.0003325</text:p>
          </table:table-cell>
          <table:table-cell table:formula="of:=SQRT([.C14]*10000000)/10000000" office:value-type="float" office:value="0.0000057662812973354" calcext:value-type="float">
            <text:p>5.7662812973354E-06</text:p>
          </table:table-cell>
          <table:table-cell office:value-type="float" office:value="0.0061353" calcext:value-type="float">
            <text:p>0.0061353</text:p>
          </table:table-cell>
          <table:table-cell table:formula="of:=SQRT([.E14]*10000000)/10000000" office:value-type="float" office:value="0.0000247695377429616" calcext:value-type="float">
            <text:p>2.47695377429616E-05</text:p>
          </table:table-cell>
          <table:table-cell office:value-type="float" office:value="0.0000815" calcext:value-type="float">
            <text:p>8.15E-05</text:p>
          </table:table-cell>
          <table:table-cell table:formula="of:=SQRT([.G14]*10000000)/10000000" office:value-type="float" office:value="0.00000285482048472404" calcext:value-type="float">
            <text:p>2.85482048472404E-06</text:p>
          </table:table-cell>
          <table:table-cell office:value-type="float" office:value="0.0014948" calcext:value-type="float">
            <text:p>0.0014948</text:p>
          </table:table-cell>
          <table:table-cell table:formula="of:=SQRT([.I14]*10000000)/10000000" office:value-type="float" office:value="0.0000122262013724623" calcext:value-type="float">
            <text:p>1.22262013724623E-05</text:p>
          </table:table-cell>
          <table:table-cell office:value-type="float" office:value="0" calcext:value-type="float">
            <text:p>0</text:p>
          </table:table-cell>
          <table:table-cell table:formula="of:=SQRT([.K14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514" calcext:value-type="float">
            <text:p>0.0020514</text:p>
          </table:table-cell>
          <table:table-cell table:formula="of:=SQRT([.A15]*10000000)/10000000" office:value-type="float" office:value="0.0000143227092409223" calcext:value-type="float">
            <text:p>1.43227092409223E-05</text:p>
          </table:table-cell>
          <table:table-cell office:value-type="float" office:value="0.0003198" calcext:value-type="float">
            <text:p>0.0003198</text:p>
          </table:table-cell>
          <table:table-cell table:formula="of:=SQRT([.C15]*10000000)/10000000" office:value-type="float" office:value="0.00000565508620623948" calcext:value-type="float">
            <text:p>5.65508620623948E-06</text:p>
          </table:table-cell>
          <table:table-cell office:value-type="float" office:value="0.0062165" calcext:value-type="float">
            <text:p>0.0062165</text:p>
          </table:table-cell>
          <table:table-cell table:formula="of:=SQRT([.E15]*10000000)/10000000" office:value-type="float" office:value="0.0000249329099785805" calcext:value-type="float">
            <text:p>2.49329099785805E-05</text:p>
          </table:table-cell>
          <table:table-cell office:value-type="float" office:value="0.0000804" calcext:value-type="float">
            <text:p>8.04E-05</text:p>
          </table:table-cell>
          <table:table-cell table:formula="of:=SQRT([.G15]*10000000)/10000000" office:value-type="float" office:value="0.00000283548937575157" calcext:value-type="float">
            <text:p>2.83548937575157E-06</text:p>
          </table:table-cell>
          <table:table-cell office:value-type="float" office:value="0.0014993" calcext:value-type="float">
            <text:p>0.0014993</text:p>
          </table:table-cell>
          <table:table-cell table:formula="of:=SQRT([.I15]*10000000)/10000000" office:value-type="float" office:value="0.0000122445906424021" calcext:value-type="float">
            <text:p>1.22445906424021E-05</text:p>
          </table:table-cell>
          <table:table-cell office:value-type="float" office:value="0" calcext:value-type="float">
            <text:p>0</text:p>
          </table:table-cell>
          <table:table-cell table:formula="of:=SQRT([.K15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897" calcext:value-type="float">
            <text:p>0.0020897</text:p>
          </table:table-cell>
          <table:table-cell table:formula="of:=SQRT([.A16]*10000000)/10000000" office:value-type="float" office:value="0.0000144557946858691" calcext:value-type="float">
            <text:p>1.44557946858691E-05</text:p>
          </table:table-cell>
          <table:table-cell office:value-type="float" office:value="0.0003139" calcext:value-type="float">
            <text:p>0.0003139</text:p>
          </table:table-cell>
          <table:table-cell table:formula="of:=SQRT([.C16]*10000000)/10000000" office:value-type="float" office:value="0.00000560267793113258" calcext:value-type="float">
            <text:p>5.60267793113258E-06</text:p>
          </table:table-cell>
          <table:table-cell office:value-type="float" office:value="0.006288" calcext:value-type="float">
            <text:p>0.006288</text:p>
          </table:table-cell>
          <table:table-cell table:formula="of:=SQRT([.E16]*10000000)/10000000" office:value-type="float" office:value="0.000025075884829852" calcext:value-type="float">
            <text:p>2.5075884829852E-05</text:p>
          </table:table-cell>
          <table:table-cell office:value-type="float" office:value="0.0000743" calcext:value-type="float">
            <text:p>7.43E-05</text:p>
          </table:table-cell>
          <table:table-cell table:formula="of:=SQRT([.G16]*10000000)/10000000" office:value-type="float" office:value="0.0000027258026340878" calcext:value-type="float">
            <text:p>2.7258026340878E-06</text:p>
          </table:table-cell>
          <table:table-cell office:value-type="float" office:value="0.0015046" calcext:value-type="float">
            <text:p>0.0015046</text:p>
          </table:table-cell>
          <table:table-cell table:formula="of:=SQRT([.I16]*10000000)/10000000" office:value-type="float" office:value="0.0000122662137597549" calcext:value-type="float">
            <text:p>1.22662137597549E-05</text:p>
          </table:table-cell>
          <table:table-cell office:value-type="float" office:value="0" calcext:value-type="float">
            <text:p>0</text:p>
          </table:table-cell>
          <table:table-cell table:formula="of:=SQRT([.K16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638" calcext:value-type="float">
            <text:p>0.0022638</text:p>
          </table:table-cell>
          <table:table-cell table:formula="of:=SQRT([.A17]*10000000)/10000000" office:value-type="float" office:value="0.0000150459296821433" calcext:value-type="float">
            <text:p>1.50459296821433E-05</text:p>
          </table:table-cell>
          <table:table-cell office:value-type="float" office:value="0.0002873" calcext:value-type="float">
            <text:p>0.0002873</text:p>
          </table:table-cell>
          <table:table-cell table:formula="of:=SQRT([.C17]*10000000)/10000000" office:value-type="float" office:value="0.00000536003731330296" calcext:value-type="float">
            <text:p>5.36003731330296E-06</text:p>
          </table:table-cell>
          <table:table-cell office:value-type="float" office:value="0.0064397" calcext:value-type="float">
            <text:p>0.0064397</text:p>
          </table:table-cell>
          <table:table-cell table:formula="of:=SQRT([.E17]*10000000)/10000000" office:value-type="float" office:value="0.0000253765639912105" calcext:value-type="float">
            <text:p>2.53765639912105E-05</text:p>
          </table:table-cell>
          <table:table-cell office:value-type="float" office:value="0.000051" calcext:value-type="float">
            <text:p>5.1E-05</text:p>
          </table:table-cell>
          <table:table-cell table:formula="of:=SQRT([.G17]*10000000)/10000000" office:value-type="float" office:value="0.00000225831795812724" calcext:value-type="float">
            <text:p>2.25831795812724E-06</text:p>
          </table:table-cell>
          <table:table-cell office:value-type="float" office:value="0.0015222" calcext:value-type="float">
            <text:p>0.0015222</text:p>
          </table:table-cell>
          <table:table-cell table:formula="of:=SQRT([.I17]*10000000)/10000000" office:value-type="float" office:value="0.0000123377469580147" calcext:value-type="float">
            <text:p>1.23377469580147E-05</text:p>
          </table:table-cell>
          <table:table-cell office:value-type="float" office:value="0" calcext:value-type="float">
            <text:p>0</text:p>
          </table:table-cell>
          <table:table-cell table:formula="of:=SQRT([.K17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7071" calcext:value-type="float">
            <text:p>0.0027071</text:p>
          </table:table-cell>
          <table:table-cell table:formula="of:=SQRT([.A18]*10000000)/10000000" office:value-type="float" office:value="0.0000164532671527572" calcext:value-type="float">
            <text:p>1.64532671527572E-05</text:p>
          </table:table-cell>
          <table:table-cell office:value-type="float" office:value="0.0002115" calcext:value-type="float">
            <text:p>0.0002115</text:p>
          </table:table-cell>
          <table:table-cell table:formula="of:=SQRT([.C18]*10000000)/10000000" office:value-type="float" office:value="0.00000459891291502677" calcext:value-type="float">
            <text:p>4.59891291502677E-06</text:p>
          </table:table-cell>
          <table:table-cell office:value-type="float" office:value="0.0069907" calcext:value-type="float">
            <text:p>0.0069907</text:p>
          </table:table-cell>
          <table:table-cell table:formula="of:=SQRT([.E18]*10000000)/10000000" office:value-type="float" office:value="0.0000264399319212437" calcext:value-type="float">
            <text:p>2.64399319212437E-05</text:p>
          </table:table-cell>
          <table:table-cell office:value-type="float" office:value="0.0000342" calcext:value-type="float">
            <text:p>3.42E-05</text:p>
          </table:table-cell>
          <table:table-cell table:formula="of:=SQRT([.G18]*10000000)/10000000" office:value-type="float" office:value="0.00000184932420089069" calcext:value-type="float">
            <text:p>1.84932420089069E-06</text:p>
          </table:table-cell>
          <table:table-cell office:value-type="float" office:value="0.0015964" calcext:value-type="float">
            <text:p>0.0015964</text:p>
          </table:table-cell>
          <table:table-cell table:formula="of:=SQRT([.I18]*10000000)/10000000" office:value-type="float" office:value="0.0000126348723776697" calcext:value-type="float">
            <text:p>1.26348723776697E-05</text:p>
          </table:table-cell>
          <table:table-cell office:value-type="float" office:value="0" calcext:value-type="float">
            <text:p>0</text:p>
          </table:table-cell>
          <table:table-cell table:formula="of:=SQRT([.K18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707" calcext:value-type="float">
            <text:p>0.0022707</text:p>
          </table:table-cell>
          <table:table-cell table:formula="of:=SQRT([.A19]*10000000)/10000000" office:value-type="float" office:value="0.0000150688420258492" calcext:value-type="float">
            <text:p>1.50688420258492E-05</text:p>
          </table:table-cell>
          <table:table-cell office:value-type="float" office:value="0.000131" calcext:value-type="float">
            <text:p>0.000131</text:p>
          </table:table-cell>
          <table:table-cell table:formula="of:=SQRT([.C19]*10000000)/10000000" office:value-type="float" office:value="0.00000361939221417077" calcext:value-type="float">
            <text:p>3.61939221417077E-06</text:p>
          </table:table-cell>
          <table:table-cell office:value-type="float" office:value="0.0067266" calcext:value-type="float">
            <text:p>0.0067266</text:p>
          </table:table-cell>
          <table:table-cell table:formula="of:=SQRT([.E19]*10000000)/10000000" office:value-type="float" office:value="0.0000259356896958612" calcext:value-type="float">
            <text:p>2.59356896958612E-05</text:p>
          </table:table-cell>
          <table:table-cell office:value-type="float" office:value="0.0000133" calcext:value-type="float">
            <text:p>1.33E-05</text:p>
          </table:table-cell>
          <table:table-cell table:formula="of:=SQRT([.G19]*10000000)/10000000" office:value-type="float" office:value="0.00000115325625946708" calcext:value-type="float">
            <text:p>1.15325625946708E-06</text:p>
          </table:table-cell>
          <table:table-cell office:value-type="float" office:value="0.0015139" calcext:value-type="float">
            <text:p>0.0015139</text:p>
          </table:table-cell>
          <table:table-cell table:formula="of:=SQRT([.I19]*10000000)/10000000" office:value-type="float" office:value="0.0000123040643691424" calcext:value-type="float">
            <text:p>1.23040643691424E-05</text:p>
          </table:table-cell>
          <table:table-cell office:value-type="float" office:value="0.0000001" calcext:value-type="float">
            <text:p>1E-07</text:p>
          </table:table-cell>
          <table:table-cell table:formula="of:=SQRT([.K19]*10000000)/10000000" office:value-type="float" office:value="0.0000001" calcext:value-type="float">
            <text:p>1E-07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33847" calcext:value-type="float">
            <text:p>0.0033847</text:p>
          </table:table-cell>
          <table:table-cell table:formula="of:=SQRT([.A20]*10000000)/10000000" office:value-type="float" office:value="0.0000183975541852715" calcext:value-type="float">
            <text:p>1.83975541852715E-05</text:p>
          </table:table-cell>
          <table:table-cell office:value-type="float" office:value="0.0005501" calcext:value-type="float">
            <text:p>0.0005501</text:p>
          </table:table-cell>
          <table:table-cell table:formula="of:=SQRT([.C20]*10000000)/10000000" office:value-type="float" office:value="0.00000741687265631546" calcext:value-type="float">
            <text:p>7.41687265631546E-06</text:p>
          </table:table-cell>
          <table:table-cell office:value-type="float" office:value="0.010397" calcext:value-type="float">
            <text:p>0.010397</text:p>
          </table:table-cell>
          <table:table-cell table:formula="of:=SQRT([.E20]*10000000)/10000000" office:value-type="float" office:value="0.0000322443793551682" calcext:value-type="float">
            <text:p>3.22443793551682E-05</text:p>
          </table:table-cell>
          <table:table-cell office:value-type="float" office:value="0.0001266" calcext:value-type="float">
            <text:p>0.0001266</text:p>
          </table:table-cell>
          <table:table-cell table:formula="of:=SQRT([.G20]*10000000)/10000000" office:value-type="float" office:value="0.00000355808937493144" calcext:value-type="float">
            <text:p>3.55808937493144E-06</text:p>
          </table:table-cell>
          <table:table-cell office:value-type="float" office:value="0.0025349" calcext:value-type="float">
            <text:p>0.0025349</text:p>
          </table:table-cell>
          <table:table-cell table:formula="of:=SQRT([.I20]*10000000)/10000000" office:value-type="float" office:value="0.0000159213692878471" calcext:value-type="float">
            <text:p>1.59213692878471E-05</text:p>
          </table:table-cell>
          <table:table-cell office:value-type="float" office:value="0" calcext:value-type="float">
            <text:p>0</text:p>
          </table:table-cell>
          <table:table-cell table:formula="of:=SQRT([.K20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4145" calcext:value-type="float">
            <text:p>0.0034145</text:p>
          </table:table-cell>
          <table:table-cell table:formula="of:=SQRT([.A21]*10000000)/10000000" office:value-type="float" office:value="0.0000184783657286027" calcext:value-type="float">
            <text:p>1.84783657286027E-05</text:p>
          </table:table-cell>
          <table:table-cell office:value-type="float" office:value="0.0005439" calcext:value-type="float">
            <text:p>0.0005439</text:p>
          </table:table-cell>
          <table:table-cell table:formula="of:=SQRT([.C21]*10000000)/10000000" office:value-type="float" office:value="0.00000737495762699692" calcext:value-type="float">
            <text:p>7.37495762699692E-06</text:p>
          </table:table-cell>
          <table:table-cell office:value-type="float" office:value="0.010336" calcext:value-type="float">
            <text:p>0.010336</text:p>
          </table:table-cell>
          <table:table-cell table:formula="of:=SQRT([.E21]*10000000)/10000000" office:value-type="float" office:value="0.0000321496500758562" calcext:value-type="float">
            <text:p>3.21496500758562E-05</text:p>
          </table:table-cell>
          <table:table-cell office:value-type="float" office:value="0.0001239" calcext:value-type="float">
            <text:p>0.0001239</text:p>
          </table:table-cell>
          <table:table-cell table:formula="of:=SQRT([.G21]*10000000)/10000000" office:value-type="float" office:value="0.00000351994318135961" calcext:value-type="float">
            <text:p>3.51994318135961E-06</text:p>
          </table:table-cell>
          <table:table-cell office:value-type="float" office:value="0.0024958" calcext:value-type="float">
            <text:p>0.0024958</text:p>
          </table:table-cell>
          <table:table-cell table:formula="of:=SQRT([.I21]*10000000)/10000000" office:value-type="float" office:value="0.0000157981011517207" calcext:value-type="float">
            <text:p>1.57981011517207E-05</text:p>
          </table:table-cell>
          <table:table-cell office:value-type="float" office:value="0.0000001" calcext:value-type="float">
            <text:p>1E-07</text:p>
          </table:table-cell>
          <table:table-cell table:formula="of:=SQRT([.K21]*10000000)/10000000" office:value-type="float" office:value="0.0000001" calcext:value-type="float">
            <text:p>1E-07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5299" calcext:value-type="float">
            <text:p>0.0035299</text:p>
          </table:table-cell>
          <table:table-cell table:formula="of:=SQRT([.A22]*10000000)/10000000" office:value-type="float" office:value="0.0000187880281030235" calcext:value-type="float">
            <text:p>1.87880281030235E-05</text:p>
          </table:table-cell>
          <table:table-cell office:value-type="float" office:value="0.0005147" calcext:value-type="float">
            <text:p>0.0005147</text:p>
          </table:table-cell>
          <table:table-cell table:formula="of:=SQRT([.C22]*10000000)/10000000" office:value-type="float" office:value="0.00000717425954367418" calcext:value-type="float">
            <text:p>7.17425954367418E-06</text:p>
          </table:table-cell>
          <table:table-cell office:value-type="float" office:value="0.010411" calcext:value-type="float">
            <text:p>0.010411</text:p>
          </table:table-cell>
          <table:table-cell table:formula="of:=SQRT([.E22]*10000000)/10000000" office:value-type="float" office:value="0.0000322660812619072" calcext:value-type="float">
            <text:p>3.22660812619072E-05</text:p>
          </table:table-cell>
          <table:table-cell office:value-type="float" office:value="0.0001126" calcext:value-type="float">
            <text:p>0.0001126</text:p>
          </table:table-cell>
          <table:table-cell table:formula="of:=SQRT([.G22]*10000000)/10000000" office:value-type="float" office:value="0.0000033555923471125" calcext:value-type="float">
            <text:p>3.3555923471125E-06</text:p>
          </table:table-cell>
          <table:table-cell office:value-type="float" office:value="0.0025192" calcext:value-type="float">
            <text:p>0.0025192</text:p>
          </table:table-cell>
          <table:table-cell table:formula="of:=SQRT([.I22]*10000000)/10000000" office:value-type="float" office:value="0.0000158719879032212" calcext:value-type="float">
            <text:p>1.58719879032212E-05</text:p>
          </table:table-cell>
          <table:table-cell office:value-type="float" office:value="0.0000001" calcext:value-type="float">
            <text:p>1E-07</text:p>
          </table:table-cell>
          <table:table-cell table:formula="of:=SQRT([.K22]*10000000)/10000000" office:value-type="float" office:value="0.0000001" calcext:value-type="float">
            <text:p>1E-0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8287" calcext:value-type="float">
            <text:p>0.0038287</text:p>
          </table:table-cell>
          <table:table-cell table:formula="of:=SQRT([.A23]*10000000)/10000000" office:value-type="float" office:value="0.0000195670641640487" calcext:value-type="float">
            <text:p>1.95670641640487E-05</text:p>
          </table:table-cell>
          <table:table-cell office:value-type="float" office:value="0.0004658" calcext:value-type="float">
            <text:p>0.0004658</text:p>
          </table:table-cell>
          <table:table-cell table:formula="of:=SQRT([.C23]*10000000)/10000000" office:value-type="float" office:value="0.00000682495421230062" calcext:value-type="float">
            <text:p>6.82495421230062E-06</text:p>
          </table:table-cell>
          <table:table-cell office:value-type="float" office:value="0.010748" calcext:value-type="float">
            <text:p>0.010748</text:p>
          </table:table-cell>
          <table:table-cell table:formula="of:=SQRT([.E23]*10000000)/10000000" office:value-type="float" office:value="0.000032784142508231" calcext:value-type="float">
            <text:p>3.2784142508231E-05</text:p>
          </table:table-cell>
          <table:table-cell office:value-type="float" office:value="0.0000828" calcext:value-type="float">
            <text:p>8.28E-05</text:p>
          </table:table-cell>
          <table:table-cell table:formula="of:=SQRT([.G23]*10000000)/10000000" office:value-type="float" office:value="0.00000287749891398763" calcext:value-type="float">
            <text:p>2.87749891398763E-06</text:p>
          </table:table-cell>
          <table:table-cell office:value-type="float" office:value="0.0024941" calcext:value-type="float">
            <text:p>0.0024941</text:p>
          </table:table-cell>
          <table:table-cell table:formula="of:=SQRT([.I23]*10000000)/10000000" office:value-type="float" office:value="0.0000157927198417499" calcext:value-type="float">
            <text:p>1.57927198417499E-05</text:p>
          </table:table-cell>
          <table:table-cell office:value-type="float" office:value="0" calcext:value-type="float">
            <text:p>0</text:p>
          </table:table-cell>
          <table:table-cell table:formula="of:=SQRT([.K23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2693" calcext:value-type="float">
            <text:p>0.0042693</text:p>
          </table:table-cell>
          <table:table-cell table:formula="of:=SQRT([.A24]*10000000)/10000000" office:value-type="float" office:value="0.0000206622844816346" calcext:value-type="float">
            <text:p>2.06622844816346E-05</text:p>
          </table:table-cell>
          <table:table-cell office:value-type="float" office:value="0.0003245" calcext:value-type="float">
            <text:p>0.0003245</text:p>
          </table:table-cell>
          <table:table-cell table:formula="of:=SQRT([.C24]*10000000)/10000000" office:value-type="float" office:value="0.00000569649014745045" calcext:value-type="float">
            <text:p>5.69649014745045E-06</text:p>
          </table:table-cell>
          <table:table-cell office:value-type="float" office:value="0.011398" calcext:value-type="float">
            <text:p>0.011398</text:p>
          </table:table-cell>
          <table:table-cell table:formula="of:=SQRT([.E24]*10000000)/10000000" office:value-type="float" office:value="0.000033760924157967" calcext:value-type="float">
            <text:p>3.3760924157967E-05</text:p>
          </table:table-cell>
          <table:table-cell office:value-type="float" office:value="0.0000451" calcext:value-type="float">
            <text:p>4.51E-05</text:p>
          </table:table-cell>
          <table:table-cell table:formula="of:=SQRT([.G24]*10000000)/10000000" office:value-type="float" office:value="0.00000212367605815953" calcext:value-type="float">
            <text:p>2.12367605815953E-06</text:p>
          </table:table-cell>
          <table:table-cell office:value-type="float" office:value="0.0025696" calcext:value-type="float">
            <text:p>0.0025696</text:p>
          </table:table-cell>
          <table:table-cell table:formula="of:=SQRT([.I24]*10000000)/10000000" office:value-type="float" office:value="0.0000160299719276111" calcext:value-type="float">
            <text:p>1.60299719276111E-05</text:p>
          </table:table-cell>
          <table:table-cell office:value-type="float" office:value="0" calcext:value-type="float">
            <text:p>0</text:p>
          </table:table-cell>
          <table:table-cell table:formula="of:=SQRT([.K24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24215" calcext:value-type="float">
            <text:p>0.0024215</text:p>
          </table:table-cell>
          <table:table-cell table:formula="of:=SQRT([.A25]*10000000)/10000000" office:value-type="float" office:value="0.0000155611696218504" calcext:value-type="float">
            <text:p>1.55611696218504E-05</text:p>
          </table:table-cell>
          <table:table-cell office:value-type="float" office:value="0.0001397" calcext:value-type="float">
            <text:p>0.0001397</text:p>
          </table:table-cell>
          <table:table-cell table:formula="of:=SQRT([.C25]*10000000)/10000000" office:value-type="float" office:value="0.00000373764631820615" calcext:value-type="float">
            <text:p>3.73764631820615E-06</text:p>
          </table:table-cell>
          <table:table-cell office:value-type="float" office:value="0.0074131" calcext:value-type="float">
            <text:p>0.0074131</text:p>
          </table:table-cell>
          <table:table-cell table:formula="of:=SQRT([.E25]*10000000)/10000000" office:value-type="float" office:value="0.000027227008649501" calcext:value-type="float">
            <text:p>2.7227008649501E-05</text:p>
          </table:table-cell>
          <table:table-cell office:value-type="float" office:value="0.0000138" calcext:value-type="float">
            <text:p>1.38E-05</text:p>
          </table:table-cell>
          <table:table-cell table:formula="of:=SQRT([.G25]*10000000)/10000000" office:value-type="float" office:value="0.00000117473401244707" calcext:value-type="float">
            <text:p>1.17473401244707E-06</text:p>
          </table:table-cell>
          <table:table-cell office:value-type="float" office:value="0.0016964" calcext:value-type="float">
            <text:p>0.0016964</text:p>
          </table:table-cell>
          <table:table-cell table:formula="of:=SQRT([.I25]*10000000)/10000000" office:value-type="float" office:value="0.0000130245921241319" calcext:value-type="float">
            <text:p>1.30245921241319E-05</text:p>
          </table:table-cell>
          <table:table-cell office:value-type="float" office:value="0" calcext:value-type="float">
            <text:p>0</text:p>
          </table:table-cell>
          <table:table-cell table:formula="of:=SQRT([.K25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otal Activation" table:style-name="ta1">
        <table:table-column table:style-name="co7" table:number-columns-repeated="12" table:default-cell-style-name="ce1"/>
        <table:table-column table:style-name="co7" table:default-cell-style-name="ce2"/>
        <table:table-column table:style-name="co8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activation (FLUKA)'.A2]*100000000000" office:value-type="float" office:value="66760000" calcext:value-type="float">
            <text:p>66760000</text:p>
          </table:table-cell>
          <table:table-cell table:formula="of:=[$'activation (FLUKA)'.B2]*100000000000" office:value-type="float" office:value="817067.92863262" calcext:value-type="float">
            <text:p>817068</text:p>
          </table:table-cell>
          <table:table-cell table:formula="of:=[$'activation (FLUKA)'.C2]*100000000000" office:value-type="float" office:value="10670000" calcext:value-type="float">
            <text:p>10670000</text:p>
          </table:table-cell>
          <table:table-cell table:formula="of:=[$'activation (FLUKA)'.D2]*100000000000" office:value-type="float" office:value="326649.659421222" calcext:value-type="float">
            <text:p>326650</text:p>
          </table:table-cell>
          <table:table-cell table:formula="of:=[$'activation (FLUKA)'.E2]*100000000000" office:value-type="float" office:value="203230000" calcext:value-type="float">
            <text:p>203230000</text:p>
          </table:table-cell>
          <table:table-cell table:formula="of:=[$'activation (FLUKA)'.F2]*100000000000" office:value-type="float" office:value="1425587.59815032" calcext:value-type="float">
            <text:p>1425588</text:p>
          </table:table-cell>
          <table:table-cell table:formula="of:=[$'activation (FLUKA)'.G2]*100000000000" office:value-type="float" office:value="2400000" calcext:value-type="float">
            <text:p>2400000</text:p>
          </table:table-cell>
          <table:table-cell table:formula="of:=[$'activation (FLUKA)'.H2]*100000000000" office:value-type="float" office:value="154919.333848297" calcext:value-type="float">
            <text:p>154919</text:p>
          </table:table-cell>
          <table:table-cell table:formula="of:=[$'activation (FLUKA)'.I2]*100000000000" office:value-type="float" office:value="49490000" calcext:value-type="float">
            <text:p>49490000</text:p>
          </table:table-cell>
          <table:table-cell table:formula="of:=[$'activation (FLUKA)'.J2]*100000000000" office:value-type="float" office:value="703491.293478462" calcext:value-type="float">
            <text:p>703491</text:p>
          </table:table-cell>
          <table:table-cell table:formula="of:=[$'activation (FLUKA)'.K2]*100000000000" office:value-type="float" office:value="0" calcext:value-type="float">
            <text:p>0</text:p>
          </table:table-cell>
          <table:table-cell table:formula="of:=[$'activation (FLUKA)'.L2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3]*100000000000" office:value-type="float" office:value="68690000" calcext:value-type="float">
            <text:p>68690000</text:p>
          </table:table-cell>
          <table:table-cell table:formula="of:=[$'activation (FLUKA)'.B3]*100000000000" office:value-type="float" office:value="828794.304999739" calcext:value-type="float">
            <text:p>828794</text:p>
          </table:table-cell>
          <table:table-cell table:formula="of:=[$'activation (FLUKA)'.C3]*100000000000" office:value-type="float" office:value="10960000" calcext:value-type="float">
            <text:p>10960000</text:p>
          </table:table-cell>
          <table:table-cell table:formula="of:=[$'activation (FLUKA)'.D3]*100000000000" office:value-type="float" office:value="331058.907144937" calcext:value-type="float">
            <text:p>331059</text:p>
          </table:table-cell>
          <table:table-cell table:formula="of:=[$'activation (FLUKA)'.E3]*100000000000" office:value-type="float" office:value="203810000" calcext:value-type="float">
            <text:p>203810000</text:p>
          </table:table-cell>
          <table:table-cell table:formula="of:=[$'activation (FLUKA)'.F3]*100000000000" office:value-type="float" office:value="1427620.39772483" calcext:value-type="float">
            <text:p>1427620</text:p>
          </table:table-cell>
          <table:table-cell table:formula="of:=[$'activation (FLUKA)'.G3]*100000000000" office:value-type="float" office:value="2290000" calcext:value-type="float">
            <text:p>2290000</text:p>
          </table:table-cell>
          <table:table-cell table:formula="of:=[$'activation (FLUKA)'.H3]*100000000000" office:value-type="float" office:value="151327.459504216" calcext:value-type="float">
            <text:p>151327</text:p>
          </table:table-cell>
          <table:table-cell table:formula="of:=[$'activation (FLUKA)'.I3]*100000000000" office:value-type="float" office:value="50200000" calcext:value-type="float">
            <text:p>50200000</text:p>
          </table:table-cell>
          <table:table-cell table:formula="of:=[$'activation (FLUKA)'.J3]*100000000000" office:value-type="float" office:value="708519.583356734" calcext:value-type="float">
            <text:p>708520</text:p>
          </table:table-cell>
          <table:table-cell table:formula="of:=[$'activation (FLUKA)'.K3]*100000000000" office:value-type="float" office:value="0" calcext:value-type="float">
            <text:p>0</text:p>
          </table:table-cell>
          <table:table-cell table:formula="of:=[$'activation (FLUKA)'.L3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4]*100000000000" office:value-type="float" office:value="68530000" calcext:value-type="float">
            <text:p>68530000</text:p>
          </table:table-cell>
          <table:table-cell table:formula="of:=[$'activation (FLUKA)'.B4]*100000000000" office:value-type="float" office:value="827828.484651259" calcext:value-type="float">
            <text:p>827828</text:p>
          </table:table-cell>
          <table:table-cell table:formula="of:=[$'activation (FLUKA)'.C4]*100000000000" office:value-type="float" office:value="10400000" calcext:value-type="float">
            <text:p>10400000</text:p>
          </table:table-cell>
          <table:table-cell table:formula="of:=[$'activation (FLUKA)'.D4]*100000000000" office:value-type="float" office:value="322490.309931942" calcext:value-type="float">
            <text:p>322490</text:p>
          </table:table-cell>
          <table:table-cell table:formula="of:=[$'activation (FLUKA)'.E4]*100000000000" office:value-type="float" office:value="205680000" calcext:value-type="float">
            <text:p>205680000</text:p>
          </table:table-cell>
          <table:table-cell table:formula="of:=[$'activation (FLUKA)'.F4]*100000000000" office:value-type="float" office:value="1434154.8033598" calcext:value-type="float">
            <text:p>1434155</text:p>
          </table:table-cell>
          <table:table-cell table:formula="of:=[$'activation (FLUKA)'.G4]*100000000000" office:value-type="float" office:value="2580000" calcext:value-type="float">
            <text:p>2580000</text:p>
          </table:table-cell>
          <table:table-cell table:formula="of:=[$'activation (FLUKA)'.H4]*100000000000" office:value-type="float" office:value="160623.78404209" calcext:value-type="float">
            <text:p>160624</text:p>
          </table:table-cell>
          <table:table-cell table:formula="of:=[$'activation (FLUKA)'.I4]*100000000000" office:value-type="float" office:value="50390000" calcext:value-type="float">
            <text:p>50390000</text:p>
          </table:table-cell>
          <table:table-cell table:formula="of:=[$'activation (FLUKA)'.J4]*100000000000" office:value-type="float" office:value="709859.140956852" calcext:value-type="float">
            <text:p>709859</text:p>
          </table:table-cell>
          <table:table-cell table:formula="of:=[$'activation (FLUKA)'.K4]*100000000000" office:value-type="float" office:value="0" calcext:value-type="float">
            <text:p>0</text:p>
          </table:table-cell>
          <table:table-cell table:formula="of:=[$'activation (FLUKA)'.L4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5]*100000000000" office:value-type="float" office:value="73740000" calcext:value-type="float">
            <text:p>73740000</text:p>
          </table:table-cell>
          <table:table-cell table:formula="of:=[$'activation (FLUKA)'.B5]*100000000000" office:value-type="float" office:value="858719.97764114" calcext:value-type="float">
            <text:p>858720</text:p>
          </table:table-cell>
          <table:table-cell table:formula="of:=[$'activation (FLUKA)'.C5]*100000000000" office:value-type="float" office:value="9710000" calcext:value-type="float">
            <text:p>9710000</text:p>
          </table:table-cell>
          <table:table-cell table:formula="of:=[$'activation (FLUKA)'.D5]*100000000000" office:value-type="float" office:value="311608.729017658" calcext:value-type="float">
            <text:p>311609</text:p>
          </table:table-cell>
          <table:table-cell table:formula="of:=[$'activation (FLUKA)'.E5]*100000000000" office:value-type="float" office:value="210810000" calcext:value-type="float">
            <text:p>210810000</text:p>
          </table:table-cell>
          <table:table-cell table:formula="of:=[$'activation (FLUKA)'.F5]*100000000000" office:value-type="float" office:value="1451929.75036673" calcext:value-type="float">
            <text:p>1451930</text:p>
          </table:table-cell>
          <table:table-cell table:formula="of:=[$'activation (FLUKA)'.G5]*100000000000" office:value-type="float" office:value="1660000" calcext:value-type="float">
            <text:p>1660000</text:p>
          </table:table-cell>
          <table:table-cell table:formula="of:=[$'activation (FLUKA)'.H5]*100000000000" office:value-type="float" office:value="128840.987267251" calcext:value-type="float">
            <text:p>128841</text:p>
          </table:table-cell>
          <table:table-cell table:formula="of:=[$'activation (FLUKA)'.I5]*100000000000" office:value-type="float" office:value="50860000" calcext:value-type="float">
            <text:p>50860000</text:p>
          </table:table-cell>
          <table:table-cell table:formula="of:=[$'activation (FLUKA)'.J5]*100000000000" office:value-type="float" office:value="713161.973187017" calcext:value-type="float">
            <text:p>713162</text:p>
          </table:table-cell>
          <table:table-cell table:formula="of:=[$'activation (FLUKA)'.K5]*100000000000" office:value-type="float" office:value="0" calcext:value-type="float">
            <text:p>0</text:p>
          </table:table-cell>
          <table:table-cell table:formula="of:=[$'activation (FLUKA)'.L5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6]*100000000000" office:value-type="float" office:value="87640000" calcext:value-type="float">
            <text:p>87640000</text:p>
          </table:table-cell>
          <table:table-cell table:formula="of:=[$'activation (FLUKA)'.B6]*100000000000" office:value-type="float" office:value="936162.379077476" calcext:value-type="float">
            <text:p>936162</text:p>
          </table:table-cell>
          <table:table-cell table:formula="of:=[$'activation (FLUKA)'.C6]*100000000000" office:value-type="float" office:value="7870000" calcext:value-type="float">
            <text:p>7870000</text:p>
          </table:table-cell>
          <table:table-cell table:formula="of:=[$'activation (FLUKA)'.D6]*100000000000" office:value-type="float" office:value="280535.202782111" calcext:value-type="float">
            <text:p>280535</text:p>
          </table:table-cell>
          <table:table-cell table:formula="of:=[$'activation (FLUKA)'.E6]*100000000000" office:value-type="float" office:value="228200000" calcext:value-type="float">
            <text:p>228200000</text:p>
          </table:table-cell>
          <table:table-cell table:formula="of:=[$'activation (FLUKA)'.F6]*100000000000" office:value-type="float" office:value="1510629.00806254" calcext:value-type="float">
            <text:p>1510629</text:p>
          </table:table-cell>
          <table:table-cell table:formula="of:=[$'activation (FLUKA)'.G6]*100000000000" office:value-type="float" office:value="1080000" calcext:value-type="float">
            <text:p>1080000</text:p>
          </table:table-cell>
          <table:table-cell table:formula="of:=[$'activation (FLUKA)'.H6]*100000000000" office:value-type="float" office:value="103923.048454133" calcext:value-type="float">
            <text:p>103923</text:p>
          </table:table-cell>
          <table:table-cell table:formula="of:=[$'activation (FLUKA)'.I6]*100000000000" office:value-type="float" office:value="50640000" calcext:value-type="float">
            <text:p>50640000</text:p>
          </table:table-cell>
          <table:table-cell table:formula="of:=[$'activation (FLUKA)'.J6]*100000000000" office:value-type="float" office:value="711617.874986288" calcext:value-type="float">
            <text:p>711618</text:p>
          </table:table-cell>
          <table:table-cell table:formula="of:=[$'activation (FLUKA)'.K6]*100000000000" office:value-type="float" office:value="0" calcext:value-type="float">
            <text:p>0</text:p>
          </table:table-cell>
          <table:table-cell table:formula="of:=[$'activation (FLUKA)'.L6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7]*100000000000" office:value-type="float" office:value="94840000" calcext:value-type="float">
            <text:p>94840000</text:p>
          </table:table-cell>
          <table:table-cell table:formula="of:=[$'activation (FLUKA)'.B7]*100000000000" office:value-type="float" office:value="973858.305915188" calcext:value-type="float">
            <text:p>973858</text:p>
          </table:table-cell>
          <table:table-cell table:formula="of:=[$'activation (FLUKA)'.C7]*100000000000" office:value-type="float" office:value="5810000" calcext:value-type="float">
            <text:p>5810000</text:p>
          </table:table-cell>
          <table:table-cell table:formula="of:=[$'activation (FLUKA)'.D7]*100000000000" office:value-type="float" office:value="241039.415863879" calcext:value-type="float">
            <text:p>241039</text:p>
          </table:table-cell>
          <table:table-cell table:formula="of:=[$'activation (FLUKA)'.E7]*100000000000" office:value-type="float" office:value="250440000" calcext:value-type="float">
            <text:p>250440000</text:p>
          </table:table-cell>
          <table:table-cell table:formula="of:=[$'activation (FLUKA)'.F7]*100000000000" office:value-type="float" office:value="1582529.62057587" calcext:value-type="float">
            <text:p>1582530</text:p>
          </table:table-cell>
          <table:table-cell table:formula="of:=[$'activation (FLUKA)'.G7]*100000000000" office:value-type="float" office:value="860000" calcext:value-type="float">
            <text:p>860000</text:p>
          </table:table-cell>
          <table:table-cell table:formula="of:=[$'activation (FLUKA)'.H7]*100000000000" office:value-type="float" office:value="92736.184954957" calcext:value-type="float">
            <text:p>92736</text:p>
          </table:table-cell>
          <table:table-cell table:formula="of:=[$'activation (FLUKA)'.I7]*100000000000" office:value-type="float" office:value="56480000" calcext:value-type="float">
            <text:p>56480000</text:p>
          </table:table-cell>
          <table:table-cell table:formula="of:=[$'activation (FLUKA)'.J7]*100000000000" office:value-type="float" office:value="751531.769122237" calcext:value-type="float">
            <text:p>751532</text:p>
          </table:table-cell>
          <table:table-cell table:formula="of:=[$'activation (FLUKA)'.K7]*100000000000" office:value-type="float" office:value="0" calcext:value-type="float">
            <text:p>0</text:p>
          </table:table-cell>
          <table:table-cell table:formula="of:=[$'activation (FLUKA)'.L7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8]*100000000000" office:value-type="float" office:value="134090000" calcext:value-type="float">
            <text:p>134090000</text:p>
          </table:table-cell>
          <table:table-cell table:formula="of:=[$'activation (FLUKA)'.B8]*100000000000" office:value-type="float" office:value="1157972.3658188" calcext:value-type="float">
            <text:p>1157972</text:p>
          </table:table-cell>
          <table:table-cell table:formula="of:=[$'activation (FLUKA)'.C8]*100000000000" office:value-type="float" office:value="21300000" calcext:value-type="float">
            <text:p>21300000</text:p>
          </table:table-cell>
          <table:table-cell table:formula="of:=[$'activation (FLUKA)'.D8]*100000000000" office:value-type="float" office:value="461519.230368573" calcext:value-type="float">
            <text:p>461519</text:p>
          </table:table-cell>
          <table:table-cell table:formula="of:=[$'activation (FLUKA)'.E8]*100000000000" office:value-type="float" office:value="407250000" calcext:value-type="float">
            <text:p>407250000</text:p>
          </table:table-cell>
          <table:table-cell table:formula="of:=[$'activation (FLUKA)'.F8]*100000000000" office:value-type="float" office:value="2018043.60706106" calcext:value-type="float">
            <text:p>2018044</text:p>
          </table:table-cell>
          <table:table-cell table:formula="of:=[$'activation (FLUKA)'.G8]*100000000000" office:value-type="float" office:value="5110000" calcext:value-type="float">
            <text:p>5110000</text:p>
          </table:table-cell>
          <table:table-cell table:formula="of:=[$'activation (FLUKA)'.H8]*100000000000" office:value-type="float" office:value="226053.091109146" calcext:value-type="float">
            <text:p>226053</text:p>
          </table:table-cell>
          <table:table-cell table:formula="of:=[$'activation (FLUKA)'.I8]*100000000000" office:value-type="float" office:value="99620000" calcext:value-type="float">
            <text:p>99620000</text:p>
          </table:table-cell>
          <table:table-cell table:formula="of:=[$'activation (FLUKA)'.J8]*100000000000" office:value-type="float" office:value="998098.191562333" calcext:value-type="float">
            <text:p>998098</text:p>
          </table:table-cell>
          <table:table-cell table:formula="of:=[$'activation (FLUKA)'.K8]*100000000000" office:value-type="float" office:value="0" calcext:value-type="float">
            <text:p>0</text:p>
          </table:table-cell>
          <table:table-cell table:formula="of:=[$'activation (FLUKA)'.L8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9]*100000000000" office:value-type="float" office:value="139280000" calcext:value-type="float">
            <text:p>139280000</text:p>
          </table:table-cell>
          <table:table-cell table:formula="of:=[$'activation (FLUKA)'.B9]*100000000000" office:value-type="float" office:value="1180169.47935455" calcext:value-type="float">
            <text:p>1180169</text:p>
          </table:table-cell>
          <table:table-cell table:formula="of:=[$'activation (FLUKA)'.C9]*100000000000" office:value-type="float" office:value="21820000" calcext:value-type="float">
            <text:p>21820000</text:p>
          </table:table-cell>
          <table:table-cell table:formula="of:=[$'activation (FLUKA)'.D9]*100000000000" office:value-type="float" office:value="467118.828565067" calcext:value-type="float">
            <text:p>467119</text:p>
          </table:table-cell>
          <table:table-cell table:formula="of:=[$'activation (FLUKA)'.E9]*100000000000" office:value-type="float" office:value="408550000" calcext:value-type="float">
            <text:p>408550000</text:p>
          </table:table-cell>
          <table:table-cell table:formula="of:=[$'activation (FLUKA)'.F9]*100000000000" office:value-type="float" office:value="2021261.98203004" calcext:value-type="float">
            <text:p>2021262</text:p>
          </table:table-cell>
          <table:table-cell table:formula="of:=[$'activation (FLUKA)'.G9]*100000000000" office:value-type="float" office:value="5250000" calcext:value-type="float">
            <text:p>5250000</text:p>
          </table:table-cell>
          <table:table-cell table:formula="of:=[$'activation (FLUKA)'.H9]*100000000000" office:value-type="float" office:value="229128.784747792" calcext:value-type="float">
            <text:p>229129</text:p>
          </table:table-cell>
          <table:table-cell table:formula="of:=[$'activation (FLUKA)'.I9]*100000000000" office:value-type="float" office:value="102170000" calcext:value-type="float">
            <text:p>102170000</text:p>
          </table:table-cell>
          <table:table-cell table:formula="of:=[$'activation (FLUKA)'.J9]*100000000000" office:value-type="float" office:value="1010791.76886241" calcext:value-type="float">
            <text:p>1010792</text:p>
          </table:table-cell>
          <table:table-cell table:formula="of:=[$'activation (FLUKA)'.K9]*100000000000" office:value-type="float" office:value="0" calcext:value-type="float">
            <text:p>0</text:p>
          </table:table-cell>
          <table:table-cell table:formula="of:=[$'activation (FLUKA)'.L9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0]*100000000000" office:value-type="float" office:value="138470000" calcext:value-type="float">
            <text:p>138470000</text:p>
          </table:table-cell>
          <table:table-cell table:formula="of:=[$'activation (FLUKA)'.B10]*100000000000" office:value-type="float" office:value="1176732.76490459" calcext:value-type="float">
            <text:p>1176733</text:p>
          </table:table-cell>
          <table:table-cell table:formula="of:=[$'activation (FLUKA)'.C10]*100000000000" office:value-type="float" office:value="21030000" calcext:value-type="float">
            <text:p>21030000</text:p>
          </table:table-cell>
          <table:table-cell table:formula="of:=[$'activation (FLUKA)'.D10]*100000000000" office:value-type="float" office:value="458584.779511924" calcext:value-type="float">
            <text:p>458585</text:p>
          </table:table-cell>
          <table:table-cell table:formula="of:=[$'activation (FLUKA)'.E10]*100000000000" office:value-type="float" office:value="417930000" calcext:value-type="float">
            <text:p>417930000</text:p>
          </table:table-cell>
          <table:table-cell table:formula="of:=[$'activation (FLUKA)'.F10]*100000000000" office:value-type="float" office:value="2044333.6322626" calcext:value-type="float">
            <text:p>2044334</text:p>
          </table:table-cell>
          <table:table-cell table:formula="of:=[$'activation (FLUKA)'.G10]*100000000000" office:value-type="float" office:value="4430000" calcext:value-type="float">
            <text:p>4430000</text:p>
          </table:table-cell>
          <table:table-cell table:formula="of:=[$'activation (FLUKA)'.H10]*100000000000" office:value-type="float" office:value="210475.651798492" calcext:value-type="float">
            <text:p>210476</text:p>
          </table:table-cell>
          <table:table-cell table:formula="of:=[$'activation (FLUKA)'.I10]*100000000000" office:value-type="float" office:value="98860000" calcext:value-type="float">
            <text:p>98860000</text:p>
          </table:table-cell>
          <table:table-cell table:formula="of:=[$'activation (FLUKA)'.J10]*100000000000" office:value-type="float" office:value="994283.66173844" calcext:value-type="float">
            <text:p>994284</text:p>
          </table:table-cell>
          <table:table-cell table:formula="of:=[$'activation (FLUKA)'.K10]*100000000000" office:value-type="float" office:value="0" calcext:value-type="float">
            <text:p>0</text:p>
          </table:table-cell>
          <table:table-cell table:formula="of:=[$'activation (FLUKA)'.L10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1]*100000000000" office:value-type="float" office:value="149240000" calcext:value-type="float">
            <text:p>149240000</text:p>
          </table:table-cell>
          <table:table-cell table:formula="of:=[$'activation (FLUKA)'.B11]*100000000000" office:value-type="float" office:value="1221638.24432604" calcext:value-type="float">
            <text:p>1221638</text:p>
          </table:table-cell>
          <table:table-cell table:formula="of:=[$'activation (FLUKA)'.C11]*100000000000" office:value-type="float" office:value="19110000" calcext:value-type="float">
            <text:p>19110000</text:p>
          </table:table-cell>
          <table:table-cell table:formula="of:=[$'activation (FLUKA)'.D11]*100000000000" office:value-type="float" office:value="437149.859887888" calcext:value-type="float">
            <text:p>437150</text:p>
          </table:table-cell>
          <table:table-cell table:formula="of:=[$'activation (FLUKA)'.E11]*100000000000" office:value-type="float" office:value="430070000" calcext:value-type="float">
            <text:p>430070000</text:p>
          </table:table-cell>
          <table:table-cell table:formula="of:=[$'activation (FLUKA)'.F11]*100000000000" office:value-type="float" office:value="2073812.91345193" calcext:value-type="float">
            <text:p>2073813</text:p>
          </table:table-cell>
          <table:table-cell table:formula="of:=[$'activation (FLUKA)'.G11]*100000000000" office:value-type="float" office:value="3800000" calcext:value-type="float">
            <text:p>3800000</text:p>
          </table:table-cell>
          <table:table-cell table:formula="of:=[$'activation (FLUKA)'.H11]*100000000000" office:value-type="float" office:value="194935.886896179" calcext:value-type="float">
            <text:p>194936</text:p>
          </table:table-cell>
          <table:table-cell table:formula="of:=[$'activation (FLUKA)'.I11]*100000000000" office:value-type="float" office:value="100490000" calcext:value-type="float">
            <text:p>100490000</text:p>
          </table:table-cell>
          <table:table-cell table:formula="of:=[$'activation (FLUKA)'.J11]*100000000000" office:value-type="float" office:value="1002447.00608062" calcext:value-type="float">
            <text:p>1002447</text:p>
          </table:table-cell>
          <table:table-cell table:formula="of:=[$'activation (FLUKA)'.K11]*100000000000" office:value-type="float" office:value="0" calcext:value-type="float">
            <text:p>0</text:p>
          </table:table-cell>
          <table:table-cell table:formula="of:=[$'activation (FLUKA)'.L11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2]*100000000000" office:value-type="float" office:value="178550000" calcext:value-type="float">
            <text:p>178550000</text:p>
          </table:table-cell>
          <table:table-cell table:formula="of:=[$'activation (FLUKA)'.B12]*100000000000" office:value-type="float" office:value="1336226.02878405" calcext:value-type="float">
            <text:p>1336226</text:p>
          </table:table-cell>
          <table:table-cell table:formula="of:=[$'activation (FLUKA)'.C12]*100000000000" office:value-type="float" office:value="14920000" calcext:value-type="float">
            <text:p>14920000</text:p>
          </table:table-cell>
          <table:table-cell table:formula="of:=[$'activation (FLUKA)'.D12]*100000000000" office:value-type="float" office:value="386264.158316559" calcext:value-type="float">
            <text:p>386264</text:p>
          </table:table-cell>
          <table:table-cell table:formula="of:=[$'activation (FLUKA)'.E12]*100000000000" office:value-type="float" office:value="460090000" calcext:value-type="float">
            <text:p>460090000</text:p>
          </table:table-cell>
          <table:table-cell table:formula="of:=[$'activation (FLUKA)'.F12]*100000000000" office:value-type="float" office:value="2144970.86227296" calcext:value-type="float">
            <text:p>2144971</text:p>
          </table:table-cell>
          <table:table-cell table:formula="of:=[$'activation (FLUKA)'.G12]*100000000000" office:value-type="float" office:value="2380000" calcext:value-type="float">
            <text:p>2380000</text:p>
          </table:table-cell>
          <table:table-cell table:formula="of:=[$'activation (FLUKA)'.H12]*100000000000" office:value-type="float" office:value="154272.486205415" calcext:value-type="float">
            <text:p>154272</text:p>
          </table:table-cell>
          <table:table-cell table:formula="of:=[$'activation (FLUKA)'.I12]*100000000000" office:value-type="float" office:value="102940000" calcext:value-type="float">
            <text:p>102940000</text:p>
          </table:table-cell>
          <table:table-cell table:formula="of:=[$'activation (FLUKA)'.J12]*100000000000" office:value-type="float" office:value="1014593.51466486" calcext:value-type="float">
            <text:p>1014594</text:p>
          </table:table-cell>
          <table:table-cell table:formula="of:=[$'activation (FLUKA)'.K12]*100000000000" office:value-type="float" office:value="0" calcext:value-type="float">
            <text:p>0</text:p>
          </table:table-cell>
          <table:table-cell table:formula="of:=[$'activation (FLUKA)'.L12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3]*100000000000" office:value-type="float" office:value="179090000" calcext:value-type="float">
            <text:p>179090000</text:p>
          </table:table-cell>
          <table:table-cell table:formula="of:=[$'activation (FLUKA)'.B13]*100000000000" office:value-type="float" office:value="1338245.11955023" calcext:value-type="float">
            <text:p>1338245</text:p>
          </table:table-cell>
          <table:table-cell table:formula="of:=[$'activation (FLUKA)'.C13]*100000000000" office:value-type="float" office:value="10460000" calcext:value-type="float">
            <text:p>10460000</text:p>
          </table:table-cell>
          <table:table-cell table:formula="of:=[$'activation (FLUKA)'.D13]*100000000000" office:value-type="float" office:value="323419.232575925" calcext:value-type="float">
            <text:p>323419</text:p>
          </table:table-cell>
          <table:table-cell table:formula="of:=[$'activation (FLUKA)'.E13]*100000000000" office:value-type="float" office:value="499130000" calcext:value-type="float">
            <text:p>499130000</text:p>
          </table:table-cell>
          <table:table-cell table:formula="of:=[$'activation (FLUKA)'.F13]*100000000000" office:value-type="float" office:value="2234121.75138241" calcext:value-type="float">
            <text:p>2234122</text:p>
          </table:table-cell>
          <table:table-cell table:formula="of:=[$'activation (FLUKA)'.G13]*100000000000" office:value-type="float" office:value="1190000" calcext:value-type="float">
            <text:p>1190000</text:p>
          </table:table-cell>
          <table:table-cell table:formula="of:=[$'activation (FLUKA)'.H13]*100000000000" office:value-type="float" office:value="109087.121146357" calcext:value-type="float">
            <text:p>109087</text:p>
          </table:table-cell>
          <table:table-cell table:formula="of:=[$'activation (FLUKA)'.I13]*100000000000" office:value-type="float" office:value="111430000" calcext:value-type="float">
            <text:p>111430000</text:p>
          </table:table-cell>
          <table:table-cell table:formula="of:=[$'activation (FLUKA)'.J13]*100000000000" office:value-type="float" office:value="1055604.09245133" calcext:value-type="float">
            <text:p>1055604</text:p>
          </table:table-cell>
          <table:table-cell table:formula="of:=[$'activation (FLUKA)'.K13]*100000000000" office:value-type="float" office:value="0" calcext:value-type="float">
            <text:p>0</text:p>
          </table:table-cell>
          <table:table-cell table:formula="of:=[$'activation (FLUKA)'.L13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4]*100000000000" office:value-type="float" office:value="203140000" calcext:value-type="float">
            <text:p>203140000</text:p>
          </table:table-cell>
          <table:table-cell table:formula="of:=[$'activation (FLUKA)'.B14]*100000000000" office:value-type="float" office:value="1425271.90388361" calcext:value-type="float">
            <text:p>1425272</text:p>
          </table:table-cell>
          <table:table-cell table:formula="of:=[$'activation (FLUKA)'.C14]*100000000000" office:value-type="float" office:value="33250000" calcext:value-type="float">
            <text:p>33250000</text:p>
          </table:table-cell>
          <table:table-cell table:formula="of:=[$'activation (FLUKA)'.D14]*100000000000" office:value-type="float" office:value="576628.12973354" calcext:value-type="float">
            <text:p>576628</text:p>
          </table:table-cell>
          <table:table-cell table:formula="of:=[$'activation (FLUKA)'.E14]*100000000000" office:value-type="float" office:value="613530000" calcext:value-type="float">
            <text:p>613530000</text:p>
          </table:table-cell>
          <table:table-cell table:formula="of:=[$'activation (FLUKA)'.F14]*100000000000" office:value-type="float" office:value="2476953.77429616" calcext:value-type="float">
            <text:p>2476954</text:p>
          </table:table-cell>
          <table:table-cell table:formula="of:=[$'activation (FLUKA)'.G14]*100000000000" office:value-type="float" office:value="8150000" calcext:value-type="float">
            <text:p>8150000</text:p>
          </table:table-cell>
          <table:table-cell table:formula="of:=[$'activation (FLUKA)'.H14]*100000000000" office:value-type="float" office:value="285482.048472404" calcext:value-type="float">
            <text:p>285482</text:p>
          </table:table-cell>
          <table:table-cell table:formula="of:=[$'activation (FLUKA)'.I14]*100000000000" office:value-type="float" office:value="149480000" calcext:value-type="float">
            <text:p>149480000</text:p>
          </table:table-cell>
          <table:table-cell table:formula="of:=[$'activation (FLUKA)'.J14]*100000000000" office:value-type="float" office:value="1222620.13724623" calcext:value-type="float">
            <text:p>1222620</text:p>
          </table:table-cell>
          <table:table-cell table:formula="of:=[$'activation (FLUKA)'.K14]*100000000000" office:value-type="float" office:value="0" calcext:value-type="float">
            <text:p>0</text:p>
          </table:table-cell>
          <table:table-cell table:formula="of:=[$'activation (FLUKA)'.L14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5]*100000000000" office:value-type="float" office:value="205140000" calcext:value-type="float">
            <text:p>205140000</text:p>
          </table:table-cell>
          <table:table-cell table:formula="of:=[$'activation (FLUKA)'.B15]*100000000000" office:value-type="float" office:value="1432270.92409223" calcext:value-type="float">
            <text:p>1432271</text:p>
          </table:table-cell>
          <table:table-cell table:formula="of:=[$'activation (FLUKA)'.C15]*100000000000" office:value-type="float" office:value="31980000" calcext:value-type="float">
            <text:p>31980000</text:p>
          </table:table-cell>
          <table:table-cell table:formula="of:=[$'activation (FLUKA)'.D15]*100000000000" office:value-type="float" office:value="565508.620623948" calcext:value-type="float">
            <text:p>565509</text:p>
          </table:table-cell>
          <table:table-cell table:formula="of:=[$'activation (FLUKA)'.E15]*100000000000" office:value-type="float" office:value="621650000" calcext:value-type="float">
            <text:p>621650000</text:p>
          </table:table-cell>
          <table:table-cell table:formula="of:=[$'activation (FLUKA)'.F15]*100000000000" office:value-type="float" office:value="2493290.99785805" calcext:value-type="float">
            <text:p>2493291</text:p>
          </table:table-cell>
          <table:table-cell table:formula="of:=[$'activation (FLUKA)'.G15]*100000000000" office:value-type="float" office:value="8040000" calcext:value-type="float">
            <text:p>8040000</text:p>
          </table:table-cell>
          <table:table-cell table:formula="of:=[$'activation (FLUKA)'.H15]*100000000000" office:value-type="float" office:value="283548.937575156" calcext:value-type="float">
            <text:p>283549</text:p>
          </table:table-cell>
          <table:table-cell table:formula="of:=[$'activation (FLUKA)'.I15]*100000000000" office:value-type="float" office:value="149930000" calcext:value-type="float">
            <text:p>149930000</text:p>
          </table:table-cell>
          <table:table-cell table:formula="of:=[$'activation (FLUKA)'.J15]*100000000000" office:value-type="float" office:value="1224459.06424021" calcext:value-type="float">
            <text:p>1224459</text:p>
          </table:table-cell>
          <table:table-cell table:formula="of:=[$'activation (FLUKA)'.K15]*100000000000" office:value-type="float" office:value="0" calcext:value-type="float">
            <text:p>0</text:p>
          </table:table-cell>
          <table:table-cell table:formula="of:=[$'activation (FLUKA)'.L15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6]*100000000000" office:value-type="float" office:value="208970000" calcext:value-type="float">
            <text:p>208970000</text:p>
          </table:table-cell>
          <table:table-cell table:formula="of:=[$'activation (FLUKA)'.B16]*100000000000" office:value-type="float" office:value="1445579.46858691" calcext:value-type="float">
            <text:p>1445579</text:p>
          </table:table-cell>
          <table:table-cell table:formula="of:=[$'activation (FLUKA)'.C16]*100000000000" office:value-type="float" office:value="31390000" calcext:value-type="float">
            <text:p>31390000</text:p>
          </table:table-cell>
          <table:table-cell table:formula="of:=[$'activation (FLUKA)'.D16]*100000000000" office:value-type="float" office:value="560267.793113258" calcext:value-type="float">
            <text:p>560268</text:p>
          </table:table-cell>
          <table:table-cell table:formula="of:=[$'activation (FLUKA)'.E16]*100000000000" office:value-type="float" office:value="628800000" calcext:value-type="float">
            <text:p>628800000</text:p>
          </table:table-cell>
          <table:table-cell table:formula="of:=[$'activation (FLUKA)'.F16]*100000000000" office:value-type="float" office:value="2507588.4829852" calcext:value-type="float">
            <text:p>2507588</text:p>
          </table:table-cell>
          <table:table-cell table:formula="of:=[$'activation (FLUKA)'.G16]*100000000000" office:value-type="float" office:value="7430000" calcext:value-type="float">
            <text:p>7430000</text:p>
          </table:table-cell>
          <table:table-cell table:formula="of:=[$'activation (FLUKA)'.H16]*100000000000" office:value-type="float" office:value="272580.26340878" calcext:value-type="float">
            <text:p>272580</text:p>
          </table:table-cell>
          <table:table-cell table:formula="of:=[$'activation (FLUKA)'.I16]*100000000000" office:value-type="float" office:value="150460000" calcext:value-type="float">
            <text:p>150460000</text:p>
          </table:table-cell>
          <table:table-cell table:formula="of:=[$'activation (FLUKA)'.J16]*100000000000" office:value-type="float" office:value="1226621.37597549" calcext:value-type="float">
            <text:p>1226621</text:p>
          </table:table-cell>
          <table:table-cell table:formula="of:=[$'activation (FLUKA)'.K16]*100000000000" office:value-type="float" office:value="0" calcext:value-type="float">
            <text:p>0</text:p>
          </table:table-cell>
          <table:table-cell table:formula="of:=[$'activation (FLUKA)'.L16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7]*100000000000" office:value-type="float" office:value="226380000" calcext:value-type="float">
            <text:p>226380000</text:p>
          </table:table-cell>
          <table:table-cell table:formula="of:=[$'activation (FLUKA)'.B17]*100000000000" office:value-type="float" office:value="1504592.96821433" calcext:value-type="float">
            <text:p>1504593</text:p>
          </table:table-cell>
          <table:table-cell table:formula="of:=[$'activation (FLUKA)'.C17]*100000000000" office:value-type="float" office:value="28730000" calcext:value-type="float">
            <text:p>28730000</text:p>
          </table:table-cell>
          <table:table-cell table:formula="of:=[$'activation (FLUKA)'.D17]*100000000000" office:value-type="float" office:value="536003.731330296" calcext:value-type="float">
            <text:p>536004</text:p>
          </table:table-cell>
          <table:table-cell table:formula="of:=[$'activation (FLUKA)'.E17]*100000000000" office:value-type="float" office:value="643970000" calcext:value-type="float">
            <text:p>643970000</text:p>
          </table:table-cell>
          <table:table-cell table:formula="of:=[$'activation (FLUKA)'.F17]*100000000000" office:value-type="float" office:value="2537656.39912105" calcext:value-type="float">
            <text:p>2537656</text:p>
          </table:table-cell>
          <table:table-cell table:formula="of:=[$'activation (FLUKA)'.G17]*100000000000" office:value-type="float" office:value="5100000" calcext:value-type="float">
            <text:p>5100000</text:p>
          </table:table-cell>
          <table:table-cell table:formula="of:=[$'activation (FLUKA)'.H17]*100000000000" office:value-type="float" office:value="225831.795812724" calcext:value-type="float">
            <text:p>225832</text:p>
          </table:table-cell>
          <table:table-cell table:formula="of:=[$'activation (FLUKA)'.I17]*100000000000" office:value-type="float" office:value="152220000" calcext:value-type="float">
            <text:p>152220000</text:p>
          </table:table-cell>
          <table:table-cell table:formula="of:=[$'activation (FLUKA)'.J17]*100000000000" office:value-type="float" office:value="1233774.69580147" calcext:value-type="float">
            <text:p>1233775</text:p>
          </table:table-cell>
          <table:table-cell table:formula="of:=[$'activation (FLUKA)'.K17]*100000000000" office:value-type="float" office:value="0" calcext:value-type="float">
            <text:p>0</text:p>
          </table:table-cell>
          <table:table-cell table:formula="of:=[$'activation (FLUKA)'.L17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8]*100000000000" office:value-type="float" office:value="270710000" calcext:value-type="float">
            <text:p>270710000</text:p>
          </table:table-cell>
          <table:table-cell table:formula="of:=[$'activation (FLUKA)'.B18]*100000000000" office:value-type="float" office:value="1645326.71527572" calcext:value-type="float">
            <text:p>1645327</text:p>
          </table:table-cell>
          <table:table-cell table:formula="of:=[$'activation (FLUKA)'.C18]*100000000000" office:value-type="float" office:value="21150000" calcext:value-type="float">
            <text:p>21150000</text:p>
          </table:table-cell>
          <table:table-cell table:formula="of:=[$'activation (FLUKA)'.D18]*100000000000" office:value-type="float" office:value="459891.291502677" calcext:value-type="float">
            <text:p>459891</text:p>
          </table:table-cell>
          <table:table-cell table:formula="of:=[$'activation (FLUKA)'.E18]*100000000000" office:value-type="float" office:value="699070000" calcext:value-type="float">
            <text:p>699070000</text:p>
          </table:table-cell>
          <table:table-cell table:formula="of:=[$'activation (FLUKA)'.F18]*100000000000" office:value-type="float" office:value="2643993.19212437" calcext:value-type="float">
            <text:p>2643993</text:p>
          </table:table-cell>
          <table:table-cell table:formula="of:=[$'activation (FLUKA)'.G18]*100000000000" office:value-type="float" office:value="3420000" calcext:value-type="float">
            <text:p>3420000</text:p>
          </table:table-cell>
          <table:table-cell table:formula="of:=[$'activation (FLUKA)'.H18]*100000000000" office:value-type="float" office:value="184932.420089069" calcext:value-type="float">
            <text:p>184932</text:p>
          </table:table-cell>
          <table:table-cell table:formula="of:=[$'activation (FLUKA)'.I18]*100000000000" office:value-type="float" office:value="159640000" calcext:value-type="float">
            <text:p>159640000</text:p>
          </table:table-cell>
          <table:table-cell table:formula="of:=[$'activation (FLUKA)'.J18]*100000000000" office:value-type="float" office:value="1263487.23776697" calcext:value-type="float">
            <text:p>1263487</text:p>
          </table:table-cell>
          <table:table-cell table:formula="of:=[$'activation (FLUKA)'.K18]*100000000000" office:value-type="float" office:value="0" calcext:value-type="float">
            <text:p>0</text:p>
          </table:table-cell>
          <table:table-cell table:formula="of:=[$'activation (FLUKA)'.L18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9]*100000000000" office:value-type="float" office:value="227070000" calcext:value-type="float">
            <text:p>227070000</text:p>
          </table:table-cell>
          <table:table-cell table:formula="of:=[$'activation (FLUKA)'.B19]*100000000000" office:value-type="float" office:value="1506884.20258492" calcext:value-type="float">
            <text:p>1506884</text:p>
          </table:table-cell>
          <table:table-cell table:formula="of:=[$'activation (FLUKA)'.C19]*100000000000" office:value-type="float" office:value="13100000" calcext:value-type="float">
            <text:p>13100000</text:p>
          </table:table-cell>
          <table:table-cell table:formula="of:=[$'activation (FLUKA)'.D19]*100000000000" office:value-type="float" office:value="361939.221417077" calcext:value-type="float">
            <text:p>361939</text:p>
          </table:table-cell>
          <table:table-cell table:formula="of:=[$'activation (FLUKA)'.E19]*100000000000" office:value-type="float" office:value="672660000" calcext:value-type="float">
            <text:p>672660000</text:p>
          </table:table-cell>
          <table:table-cell table:formula="of:=[$'activation (FLUKA)'.F19]*100000000000" office:value-type="float" office:value="2593568.96958612" calcext:value-type="float">
            <text:p>2593569</text:p>
          </table:table-cell>
          <table:table-cell table:formula="of:=[$'activation (FLUKA)'.G19]*100000000000" office:value-type="float" office:value="1330000" calcext:value-type="float">
            <text:p>1330000</text:p>
          </table:table-cell>
          <table:table-cell table:formula="of:=[$'activation (FLUKA)'.H19]*100000000000" office:value-type="float" office:value="115325.625946708" calcext:value-type="float">
            <text:p>115326</text:p>
          </table:table-cell>
          <table:table-cell table:formula="of:=[$'activation (FLUKA)'.I19]*100000000000" office:value-type="float" office:value="151390000" calcext:value-type="float">
            <text:p>151390000</text:p>
          </table:table-cell>
          <table:table-cell table:formula="of:=[$'activation (FLUKA)'.J19]*100000000000" office:value-type="float" office:value="1230406.43691424" calcext:value-type="float">
            <text:p>1230406</text:p>
          </table:table-cell>
          <table:table-cell table:formula="of:=[$'activation (FLUKA)'.K19]*100000000000" office:value-type="float" office:value="10000" calcext:value-type="float">
            <text:p>10000</text:p>
          </table:table-cell>
          <table:table-cell table:formula="of:=[$'activation (FLUKA)'.L19]*100000000000"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20]*100000000000" office:value-type="float" office:value="338470000" calcext:value-type="float">
            <text:p>338470000</text:p>
          </table:table-cell>
          <table:table-cell table:formula="of:=[$'activation (FLUKA)'.B20]*100000000000" office:value-type="float" office:value="1839755.41852715" calcext:value-type="float">
            <text:p>1839755</text:p>
          </table:table-cell>
          <table:table-cell table:formula="of:=[$'activation (FLUKA)'.C20]*100000000000" office:value-type="float" office:value="55010000" calcext:value-type="float">
            <text:p>55010000</text:p>
          </table:table-cell>
          <table:table-cell table:formula="of:=[$'activation (FLUKA)'.D20]*100000000000" office:value-type="float" office:value="741687.265631546" calcext:value-type="float">
            <text:p>741687</text:p>
          </table:table-cell>
          <table:table-cell table:formula="of:=[$'activation (FLUKA)'.E20]*100000000000" office:value-type="float" office:value="1039700000" calcext:value-type="float">
            <text:p>1039700000</text:p>
          </table:table-cell>
          <table:table-cell table:formula="of:=[$'activation (FLUKA)'.F20]*100000000000" office:value-type="float" office:value="3224437.93551682" calcext:value-type="float">
            <text:p>3224438</text:p>
          </table:table-cell>
          <table:table-cell table:formula="of:=[$'activation (FLUKA)'.G20]*100000000000" office:value-type="float" office:value="12660000" calcext:value-type="float">
            <text:p>12660000</text:p>
          </table:table-cell>
          <table:table-cell table:formula="of:=[$'activation (FLUKA)'.H20]*100000000000" office:value-type="float" office:value="355808.937493144" calcext:value-type="float">
            <text:p>355809</text:p>
          </table:table-cell>
          <table:table-cell table:formula="of:=[$'activation (FLUKA)'.I20]*100000000000" office:value-type="float" office:value="253490000" calcext:value-type="float">
            <text:p>253490000</text:p>
          </table:table-cell>
          <table:table-cell table:formula="of:=[$'activation (FLUKA)'.J20]*100000000000" office:value-type="float" office:value="1592136.92878471" calcext:value-type="float">
            <text:p>1592137</text:p>
          </table:table-cell>
          <table:table-cell table:formula="of:=[$'activation (FLUKA)'.K20]*100000000000" office:value-type="float" office:value="0" calcext:value-type="float">
            <text:p>0</text:p>
          </table:table-cell>
          <table:table-cell table:formula="of:=[$'activation (FLUKA)'.L20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1]*100000000000" office:value-type="float" office:value="341450000" calcext:value-type="float">
            <text:p>341450000</text:p>
          </table:table-cell>
          <table:table-cell table:formula="of:=[$'activation (FLUKA)'.B21]*100000000000" office:value-type="float" office:value="1847836.57286027" calcext:value-type="float">
            <text:p>1847837</text:p>
          </table:table-cell>
          <table:table-cell table:formula="of:=[$'activation (FLUKA)'.C21]*100000000000" office:value-type="float" office:value="54390000" calcext:value-type="float">
            <text:p>54390000</text:p>
          </table:table-cell>
          <table:table-cell table:formula="of:=[$'activation (FLUKA)'.D21]*100000000000" office:value-type="float" office:value="737495.762699692" calcext:value-type="float">
            <text:p>737496</text:p>
          </table:table-cell>
          <table:table-cell table:formula="of:=[$'activation (FLUKA)'.E21]*100000000000" office:value-type="float" office:value="1033600000" calcext:value-type="float">
            <text:p>1033600000</text:p>
          </table:table-cell>
          <table:table-cell table:formula="of:=[$'activation (FLUKA)'.F21]*100000000000" office:value-type="float" office:value="3214965.00758562" calcext:value-type="float">
            <text:p>3214965</text:p>
          </table:table-cell>
          <table:table-cell table:formula="of:=[$'activation (FLUKA)'.G21]*100000000000" office:value-type="float" office:value="12390000" calcext:value-type="float">
            <text:p>12390000</text:p>
          </table:table-cell>
          <table:table-cell table:formula="of:=[$'activation (FLUKA)'.H21]*100000000000" office:value-type="float" office:value="351994.318135961" calcext:value-type="float">
            <text:p>351994</text:p>
          </table:table-cell>
          <table:table-cell table:formula="of:=[$'activation (FLUKA)'.I21]*100000000000" office:value-type="float" office:value="249580000" calcext:value-type="float">
            <text:p>249580000</text:p>
          </table:table-cell>
          <table:table-cell table:formula="of:=[$'activation (FLUKA)'.J21]*100000000000" office:value-type="float" office:value="1579810.11517207" calcext:value-type="float">
            <text:p>1579810</text:p>
          </table:table-cell>
          <table:table-cell table:formula="of:=[$'activation (FLUKA)'.K21]*100000000000" office:value-type="float" office:value="10000" calcext:value-type="float">
            <text:p>10000</text:p>
          </table:table-cell>
          <table:table-cell table:formula="of:=[$'activation (FLUKA)'.L21]*100000000000" office:value-type="float" office:value="10000" calcext:value-type="float">
            <text:p>10000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2]*100000000000" office:value-type="float" office:value="352990000" calcext:value-type="float">
            <text:p>352990000</text:p>
          </table:table-cell>
          <table:table-cell table:formula="of:=[$'activation (FLUKA)'.B22]*100000000000" office:value-type="float" office:value="1878802.81030235" calcext:value-type="float">
            <text:p>1878803</text:p>
          </table:table-cell>
          <table:table-cell table:formula="of:=[$'activation (FLUKA)'.C22]*100000000000" office:value-type="float" office:value="51470000" calcext:value-type="float">
            <text:p>51470000</text:p>
          </table:table-cell>
          <table:table-cell table:formula="of:=[$'activation (FLUKA)'.D22]*100000000000" office:value-type="float" office:value="717425.954367418" calcext:value-type="float">
            <text:p>717426</text:p>
          </table:table-cell>
          <table:table-cell table:formula="of:=[$'activation (FLUKA)'.E22]*100000000000" office:value-type="float" office:value="1041100000" calcext:value-type="float">
            <text:p>1041100000</text:p>
          </table:table-cell>
          <table:table-cell table:formula="of:=[$'activation (FLUKA)'.F22]*100000000000" office:value-type="float" office:value="3226608.12619072" calcext:value-type="float">
            <text:p>3226608</text:p>
          </table:table-cell>
          <table:table-cell table:formula="of:=[$'activation (FLUKA)'.G22]*100000000000" office:value-type="float" office:value="11260000" calcext:value-type="float">
            <text:p>11260000</text:p>
          </table:table-cell>
          <table:table-cell table:formula="of:=[$'activation (FLUKA)'.H22]*100000000000" office:value-type="float" office:value="335559.23471125" calcext:value-type="float">
            <text:p>335559</text:p>
          </table:table-cell>
          <table:table-cell table:formula="of:=[$'activation (FLUKA)'.I22]*100000000000" office:value-type="float" office:value="251920000" calcext:value-type="float">
            <text:p>251920000</text:p>
          </table:table-cell>
          <table:table-cell table:formula="of:=[$'activation (FLUKA)'.J22]*100000000000" office:value-type="float" office:value="1587198.79032212" calcext:value-type="float">
            <text:p>1587199</text:p>
          </table:table-cell>
          <table:table-cell table:formula="of:=[$'activation (FLUKA)'.K22]*100000000000" office:value-type="float" office:value="10000" calcext:value-type="float">
            <text:p>10000</text:p>
          </table:table-cell>
          <table:table-cell table:formula="of:=[$'activation (FLUKA)'.L22]*100000000000" office:value-type="float" office:value="10000" calcext:value-type="float">
            <text:p>10000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3]*100000000000" office:value-type="float" office:value="382870000" calcext:value-type="float">
            <text:p>382870000</text:p>
          </table:table-cell>
          <table:table-cell table:formula="of:=[$'activation (FLUKA)'.B23]*100000000000" office:value-type="float" office:value="1956706.41640487" calcext:value-type="float">
            <text:p>1956706</text:p>
          </table:table-cell>
          <table:table-cell table:formula="of:=[$'activation (FLUKA)'.C23]*100000000000" office:value-type="float" office:value="46580000" calcext:value-type="float">
            <text:p>46580000</text:p>
          </table:table-cell>
          <table:table-cell table:formula="of:=[$'activation (FLUKA)'.D23]*100000000000" office:value-type="float" office:value="682495.421230062" calcext:value-type="float">
            <text:p>682495</text:p>
          </table:table-cell>
          <table:table-cell table:formula="of:=[$'activation (FLUKA)'.E23]*100000000000" office:value-type="float" office:value="1074800000" calcext:value-type="float">
            <text:p>1074800000</text:p>
          </table:table-cell>
          <table:table-cell table:formula="of:=[$'activation (FLUKA)'.F23]*100000000000" office:value-type="float" office:value="3278414.2508231" calcext:value-type="float">
            <text:p>3278414</text:p>
          </table:table-cell>
          <table:table-cell table:formula="of:=[$'activation (FLUKA)'.G23]*100000000000" office:value-type="float" office:value="8280000" calcext:value-type="float">
            <text:p>8280000</text:p>
          </table:table-cell>
          <table:table-cell table:formula="of:=[$'activation (FLUKA)'.H23]*100000000000" office:value-type="float" office:value="287749.891398763" calcext:value-type="float">
            <text:p>287750</text:p>
          </table:table-cell>
          <table:table-cell table:formula="of:=[$'activation (FLUKA)'.I23]*100000000000" office:value-type="float" office:value="249410000" calcext:value-type="float">
            <text:p>249410000</text:p>
          </table:table-cell>
          <table:table-cell table:formula="of:=[$'activation (FLUKA)'.J23]*100000000000" office:value-type="float" office:value="1579271.98417499" calcext:value-type="float">
            <text:p>1579272</text:p>
          </table:table-cell>
          <table:table-cell table:formula="of:=[$'activation (FLUKA)'.K23]*100000000000" office:value-type="float" office:value="0" calcext:value-type="float">
            <text:p>0</text:p>
          </table:table-cell>
          <table:table-cell table:formula="of:=[$'activation (FLUKA)'.L23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4]*100000000000" office:value-type="float" office:value="426930000" calcext:value-type="float">
            <text:p>426930000</text:p>
          </table:table-cell>
          <table:table-cell table:formula="of:=[$'activation (FLUKA)'.B24]*100000000000" office:value-type="float" office:value="2066228.44816346" calcext:value-type="float">
            <text:p>2066228</text:p>
          </table:table-cell>
          <table:table-cell table:formula="of:=[$'activation (FLUKA)'.C24]*100000000000" office:value-type="float" office:value="32450000" calcext:value-type="float">
            <text:p>32450000</text:p>
          </table:table-cell>
          <table:table-cell table:formula="of:=[$'activation (FLUKA)'.D24]*100000000000" office:value-type="float" office:value="569649.014745045" calcext:value-type="float">
            <text:p>569649</text:p>
          </table:table-cell>
          <table:table-cell table:formula="of:=[$'activation (FLUKA)'.E24]*100000000000" office:value-type="float" office:value="1139800000" calcext:value-type="float">
            <text:p>1139800000</text:p>
          </table:table-cell>
          <table:table-cell table:formula="of:=[$'activation (FLUKA)'.F24]*100000000000" office:value-type="float" office:value="3376092.4157967" calcext:value-type="float">
            <text:p>3376092</text:p>
          </table:table-cell>
          <table:table-cell table:formula="of:=[$'activation (FLUKA)'.G24]*100000000000" office:value-type="float" office:value="4510000" calcext:value-type="float">
            <text:p>4510000</text:p>
          </table:table-cell>
          <table:table-cell table:formula="of:=[$'activation (FLUKA)'.H24]*100000000000" office:value-type="float" office:value="212367.605815953" calcext:value-type="float">
            <text:p>212368</text:p>
          </table:table-cell>
          <table:table-cell table:formula="of:=[$'activation (FLUKA)'.I24]*100000000000" office:value-type="float" office:value="256960000" calcext:value-type="float">
            <text:p>256960000</text:p>
          </table:table-cell>
          <table:table-cell table:formula="of:=[$'activation (FLUKA)'.J24]*100000000000" office:value-type="float" office:value="1602997.19276111" calcext:value-type="float">
            <text:p>1602997</text:p>
          </table:table-cell>
          <table:table-cell table:formula="of:=[$'activation (FLUKA)'.K24]*100000000000" office:value-type="float" office:value="0" calcext:value-type="float">
            <text:p>0</text:p>
          </table:table-cell>
          <table:table-cell table:formula="of:=[$'activation (FLUKA)'.L24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5]*100000000000" office:value-type="float" office:value="242150000" calcext:value-type="float">
            <text:p>242150000</text:p>
          </table:table-cell>
          <table:table-cell table:formula="of:=[$'activation (FLUKA)'.B25]*100000000000" office:value-type="float" office:value="1556116.96218504" calcext:value-type="float">
            <text:p>1556117</text:p>
          </table:table-cell>
          <table:table-cell table:formula="of:=[$'activation (FLUKA)'.C25]*100000000000" office:value-type="float" office:value="13970000" calcext:value-type="float">
            <text:p>13970000</text:p>
          </table:table-cell>
          <table:table-cell table:formula="of:=[$'activation (FLUKA)'.D25]*100000000000" office:value-type="float" office:value="373764.631820615" calcext:value-type="float">
            <text:p>373765</text:p>
          </table:table-cell>
          <table:table-cell table:formula="of:=[$'activation (FLUKA)'.E25]*100000000000" office:value-type="float" office:value="741310000" calcext:value-type="float">
            <text:p>741310000</text:p>
          </table:table-cell>
          <table:table-cell table:formula="of:=[$'activation (FLUKA)'.F25]*100000000000" office:value-type="float" office:value="2722700.8649501" calcext:value-type="float">
            <text:p>2722701</text:p>
          </table:table-cell>
          <table:table-cell table:formula="of:=[$'activation (FLUKA)'.G25]*100000000000" office:value-type="float" office:value="1380000" calcext:value-type="float">
            <text:p>1380000</text:p>
          </table:table-cell>
          <table:table-cell table:formula="of:=[$'activation (FLUKA)'.H25]*100000000000" office:value-type="float" office:value="117473.401244707" calcext:value-type="float">
            <text:p>117473</text:p>
          </table:table-cell>
          <table:table-cell table:formula="of:=[$'activation (FLUKA)'.I25]*100000000000" office:value-type="float" office:value="169640000" calcext:value-type="float">
            <text:p>169640000</text:p>
          </table:table-cell>
          <table:table-cell table:formula="of:=[$'activation (FLUKA)'.J25]*100000000000" office:value-type="float" office:value="1302459.21241319" calcext:value-type="float">
            <text:p>1302459</text:p>
          </table:table-cell>
          <table:table-cell table:formula="of:=[$'activation (FLUKA)'.K25]*100000000000" office:value-type="float" office:value="0" calcext:value-type="float">
            <text:p>0</text:p>
          </table:table-cell>
          <table:table-cell table:formula="of:=[$'activation (FLUKA)'.L25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aturation" table:style-name="ta1">
        <table:table-column table:style-name="co7" table:number-columns-repeated="2" table:default-cell-style-name="ce1"/>
        <table:table-column table:style-name="co7" table:default-cell-style-name="Default"/>
        <table:table-column table:style-name="co7" table:number-columns-repeated="6" table:default-cell-style-name="ce1"/>
        <table:table-column table:style-name="co7" table:number-columns-repeated="3" table:default-cell-style-name="Default"/>
        <table:table-column table:style-name="co7" table:default-cell-style-name="ce2"/>
        <table:table-column table:style-name="co7" table:default-cell-style-name="ce1"/>
        <table:table-column table:style-name="co7" table:default-cell-style-name="Default"/>
        <table:table-column table:style-name="co7" table:number-columns-repeated="12" table:default-cell-style-name="ce5"/>
        <table:table-column table:style-name="co7" table:default-cell-style-name="ce2"/>
        <table:table-column table:style-name="co7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1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4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5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F17 (s)</text:p>
          </table:table-cell>
          <table:table-cell table:style-name="Default" office:value-type="string" calcext:value-type="string">
            <text:p>Error (s)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Total Activation'.A2]*(1-EXP(-0.000000151*60))" office:value-type="float" office:value="604.842860054746" calcext:value-type="float">
            <text:p>605</text:p>
          </table:table-cell>
          <table:table-cell table:formula="of:=[$'Total Activation'.B2]*(1-EXP(-0.000000151*60))" office:value-type="float" office:value="7.40260189953806" calcext:value-type="float">
            <text:p>7</text:p>
          </table:table-cell>
          <table:table-cell table:formula="of:=[$'Total Activation'.C2]*(1-EXP(-0.0359*60))" office:value-type="float" office:value="9432075.65056706" calcext:value-type="float">
            <text:p>9432075.65056706</text:p>
          </table:table-cell>
          <table:table-cell table:formula="of:=[$'Total Activation'.D2]*(1-EXP(-0.0359*60))" office:value-type="float" office:value="288752.043007772" calcext:value-type="float">
            <text:p>288752</text:p>
          </table:table-cell>
          <table:table-cell table:formula="of:=[$'Total Activation'.E2]*(1-EXP(-0.000568*60))" office:value-type="float" office:value="6809387.39009104" calcext:value-type="float">
            <text:p>6809387</text:p>
          </table:table-cell>
          <table:table-cell table:formula="of:=[$'Total Activation'.F2]*(1-EXP(-0.000568*60))" office:value-type="float" office:value="47765.4785923091" calcext:value-type="float">
            <text:p>47765</text:p>
          </table:table-cell>
          <table:table-cell table:formula="of:=[$'Total Activation'.G2]*(1-EXP(-0.00982*60))" office:value-type="float" office:value="1068549.78241359" calcext:value-type="float">
            <text:p>1068550</text:p>
          </table:table-cell>
          <table:table-cell table:formula="of:=[$'Total Activation'.H2]*(1-EXP(-0.00982*60))" office:value-type="float" office:value="68974.5918646899" calcext:value-type="float">
            <text:p>68975</text:p>
          </table:table-cell>
          <table:table-cell table:formula="of:=[$'Total Activation'.I2]*(1-EXP(-0.00567*60))" office:value-type="float" office:value="14271531.1246699" calcext:value-type="float">
            <text:p>14271531</text:p>
          </table:table-cell>
          <table:table-cell table:formula="of:=[$'Total Activation'.J2]*(1-EXP(-0.00567*60))" office:value-type="float" office:value="202867.203289798" calcext:value-type="float">
            <text:p>202867.203289798</text:p>
          </table:table-cell>
          <table:table-cell table:formula="of:=[$'Total Activation'.K2]*(1-EXP(-0.0107*60))" office:value-type="float" office:value="0" calcext:value-type="float">
            <text:p>0</text:p>
          </table:table-cell>
          <table:table-cell table:formula="of:=[$'Total Activation'.L2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*0.000000151" office:value-type="float" office:value="0.0000913312718682667" calcext:value-type="float">
            <text:p>9.13E-05</text:p>
          </table:table-cell>
          <table:table-cell table:formula="of:=[.B2]*0.000000151" office:value-type="float" office:value="0.00000111779288683025" calcext:value-type="float">
            <text:p>1.12E-06</text:p>
          </table:table-cell>
          <table:table-cell table:formula="of:=[.C2]*0.0359" office:value-type="float" office:value="338611.515855357" calcext:value-type="float">
            <text:p>3.39E+05</text:p>
          </table:table-cell>
          <table:table-cell table:formula="of:=[.D2]*0.0359" office:value-type="float" office:value="10366.198343979" calcext:value-type="float">
            <text:p>1.04E+04</text:p>
          </table:table-cell>
          <table:table-cell table:formula="of:=[.E2]*0.000568" office:value-type="float" office:value="3867.73203757171" calcext:value-type="float">
            <text:p>3.87E+03</text:p>
          </table:table-cell>
          <table:table-cell table:formula="of:=[.F2]*0.000568" office:value-type="float" office:value="27.1307918404315" calcext:value-type="float">
            <text:p>2.71E+01</text:p>
          </table:table-cell>
          <table:table-cell table:formula="of:=[.G2]*0.00982" office:value-type="float" office:value="10493.1588633014" calcext:value-type="float">
            <text:p>1.05E+04</text:p>
          </table:table-cell>
          <table:table-cell table:formula="of:=[.H2]*0.00982" office:value-type="float" office:value="677.330492111254" calcext:value-type="float">
            <text:p>6.77E+02</text:p>
          </table:table-cell>
          <table:table-cell table:formula="of:=[.I2]*0.00567" office:value-type="float" office:value="80919.581476878" calcext:value-type="float">
            <text:p>8.09E+04</text:p>
          </table:table-cell>
          <table:table-cell table:formula="of:=[.J2]*0.00567" office:value-type="float" office:value="1150.25704265316" calcext:value-type="float">
            <text:p>1.15E+03</text:p>
          </table:table-cell>
          <table:table-cell table:formula="of:=[.K2]*0.0107" office:value-type="float" office:value="0" calcext:value-type="float">
            <text:p>0.00E+00</text:p>
          </table:table-cell>
          <table:table-cell table:formula="of:=[.L2]*0.0107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3]*(1-EXP(-0.000000151*60))" office:value-type="float" office:value="622.328580844226" calcext:value-type="float">
            <text:p>622</text:p>
          </table:table-cell>
          <table:table-cell table:formula="of:=[$'Total Activation'.B3]*(1-EXP(-0.000000151*60))" office:value-type="float" office:value="7.5088423881535" calcext:value-type="float">
            <text:p>8</text:p>
          </table:table-cell>
          <table:table-cell table:formula="of:=[$'Total Activation'.C3]*(1-EXP(-0.0359*60))" office:value-type="float" office:value="9688430.09655248" calcext:value-type="float">
            <text:p>9688430.09655248</text:p>
          </table:table-cell>
          <table:table-cell table:formula="of:=[$'Total Activation'.D3]*(1-EXP(-0.0359*60))" office:value-type="float" office:value="292649.733550619" calcext:value-type="float">
            <text:p>292650</text:p>
          </table:table-cell>
          <table:table-cell table:formula="of:=[$'Total Activation'.E3]*(1-EXP(-0.000568*60))" office:value-type="float" office:value="6828820.76452519" calcext:value-type="float">
            <text:p>6828821</text:p>
          </table:table-cell>
          <table:table-cell table:formula="of:=[$'Total Activation'.F3]*(1-EXP(-0.000568*60))" office:value-type="float" office:value="47833.5892048625" calcext:value-type="float">
            <text:p>47834</text:p>
          </table:table-cell>
          <table:table-cell table:formula="of:=[$'Total Activation'.G3]*(1-EXP(-0.00982*60))" office:value-type="float" office:value="1019574.58405297" calcext:value-type="float">
            <text:p>1019575</text:p>
          </table:table-cell>
          <table:table-cell table:formula="of:=[$'Total Activation'.H3]*(1-EXP(-0.00982*60))" office:value-type="float" office:value="67375.3849693462" calcext:value-type="float">
            <text:p>67375</text:p>
          </table:table-cell>
          <table:table-cell table:formula="of:=[$'Total Activation'.I3]*(1-EXP(-0.00567*60))" office:value-type="float" office:value="14476275.2567878" calcext:value-type="float">
            <text:p>14476275</text:p>
          </table:table-cell>
          <table:table-cell table:formula="of:=[$'Total Activation'.J3]*(1-EXP(-0.00567*60))" office:value-type="float" office:value="204317.221384396" calcext:value-type="float">
            <text:p>204317.221384396</text:p>
          </table:table-cell>
          <table:table-cell table:formula="of:=[$'Total Activation'.K3]*(1-EXP(-0.0107*60))" office:value-type="float" office:value="0" calcext:value-type="float">
            <text:p>0</text:p>
          </table:table-cell>
          <table:table-cell table:formula="of:=[$'Total Activation'.L3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*0.000000151" office:value-type="float" office:value="0.0000939716157074781" calcext:value-type="float">
            <text:p>9.40E-05</text:p>
          </table:table-cell>
          <table:table-cell table:formula="of:=[.B3]*0.000000151" office:value-type="float" office:value="0.00000113383520061118" calcext:value-type="float">
            <text:p>1.13E-06</text:p>
          </table:table-cell>
          <table:table-cell table:formula="of:=[.C3]*0.0359" office:value-type="float" office:value="347814.640466234" calcext:value-type="float">
            <text:p>3.48E+05</text:p>
          </table:table-cell>
          <table:table-cell table:formula="of:=[.D3]*0.0359" office:value-type="float" office:value="10506.1254344672" calcext:value-type="float">
            <text:p>1.05E+04</text:p>
          </table:table-cell>
          <table:table-cell table:formula="of:=[.E3]*0.000568" office:value-type="float" office:value="3878.77019425031" calcext:value-type="float">
            <text:p>3.88E+03</text:p>
          </table:table-cell>
          <table:table-cell table:formula="of:=[.F3]*0.000568" office:value-type="float" office:value="27.1694786683619" calcext:value-type="float">
            <text:p>2.72E+01</text:p>
          </table:table-cell>
          <table:table-cell table:formula="of:=[.G3]*0.00982" office:value-type="float" office:value="10012.2224154001" calcext:value-type="float">
            <text:p>1.00E+04</text:p>
          </table:table-cell>
          <table:table-cell table:formula="of:=[.H3]*0.00982" office:value-type="float" office:value="661.626280398979" calcext:value-type="float">
            <text:p>6.62E+02</text:p>
          </table:table-cell>
          <table:table-cell table:formula="of:=[.I3]*0.00567" office:value-type="float" office:value="82080.4807059866" calcext:value-type="float">
            <text:p>8.21E+04</text:p>
          </table:table-cell>
          <table:table-cell table:formula="of:=[.J3]*0.00567" office:value-type="float" office:value="1158.47864524952" calcext:value-type="float">
            <text:p>1.16E+03</text:p>
          </table:table-cell>
          <table:table-cell table:formula="of:=[.K3]*0.0107" office:value-type="float" office:value="0" calcext:value-type="float">
            <text:p>0.00E+00</text:p>
          </table:table-cell>
          <table:table-cell table:formula="of:=[.L3]*0.0107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4]*(1-EXP(-0.000000151*60))" office:value-type="float" office:value="620.878987410901" calcext:value-type="float">
            <text:p>621</text:p>
          </table:table-cell>
          <table:table-cell table:formula="of:=[$'Total Activation'.B4]*(1-EXP(-0.000000151*60))" office:value-type="float" office:value="7.5000920954352" calcext:value-type="float">
            <text:p>8</text:p>
          </table:table-cell>
          <table:table-cell table:formula="of:=[$'Total Activation'.C4]*(1-EXP(-0.0359*60))" office:value-type="float" office:value="9193400.82154615" calcext:value-type="float">
            <text:p>9193400.82154615</text:p>
          </table:table-cell>
          <table:table-cell table:formula="of:=[$'Total Activation'.D4]*(1-EXP(-0.0359*60))" office:value-type="float" office:value="285075.257718172" calcext:value-type="float">
            <text:p>285075</text:p>
          </table:table-cell>
          <table:table-cell table:formula="of:=[$'Total Activation'.E4]*(1-EXP(-0.000568*60))" office:value-type="float" office:value="6891476.64416634" calcext:value-type="float">
            <text:p>6891477</text:p>
          </table:table-cell>
          <table:table-cell table:formula="of:=[$'Total Activation'.F4]*(1-EXP(-0.000568*60))" office:value-type="float" office:value="48052.5298107403" calcext:value-type="float">
            <text:p>48053</text:p>
          </table:table-cell>
          <table:table-cell table:formula="of:=[$'Total Activation'.G4]*(1-EXP(-0.00982*60))" office:value-type="float" office:value="1148691.01609461" calcext:value-type="float">
            <text:p>1148691</text:p>
          </table:table-cell>
          <table:table-cell table:formula="of:=[$'Total Activation'.H4]*(1-EXP(-0.00982*60))" office:value-type="float" office:value="71514.3789535928" calcext:value-type="float">
            <text:p>71514</text:p>
          </table:table-cell>
          <table:table-cell table:formula="of:=[$'Total Activation'.I4]*(1-EXP(-0.00567*60))" office:value-type="float" office:value="14531065.9400306" calcext:value-type="float">
            <text:p>14531066</text:p>
          </table:table-cell>
          <table:table-cell table:formula="of:=[$'Total Activation'.J4]*(1-EXP(-0.00567*60))" office:value-type="float" office:value="204703.51231152" calcext:value-type="float">
            <text:p>204703.51231152</text:p>
          </table:table-cell>
          <table:table-cell table:formula="of:=[$'Total Activation'.K4]*(1-EXP(-0.0107*60))" office:value-type="float" office:value="0" calcext:value-type="float">
            <text:p>0</text:p>
          </table:table-cell>
          <table:table-cell table:formula="of:=[$'Total Activation'.L4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*0.000000151" office:value-type="float" office:value="0.0000937527270990461" calcext:value-type="float">
            <text:p>9.38E-05</text:p>
          </table:table-cell>
          <table:table-cell table:formula="of:=[.B4]*0.000000151" office:value-type="float" office:value="0.00000113251390641072" calcext:value-type="float">
            <text:p>1.13E-06</text:p>
          </table:table-cell>
          <table:table-cell table:formula="of:=[.C4]*0.0359" office:value-type="float" office:value="330043.089493507" calcext:value-type="float">
            <text:p>3.30E+05</text:p>
          </table:table-cell>
          <table:table-cell table:formula="of:=[.D4]*0.0359" office:value-type="float" office:value="10234.2017520824" calcext:value-type="float">
            <text:p>1.02E+04</text:p>
          </table:table-cell>
          <table:table-cell table:formula="of:=[.E4]*0.000568" office:value-type="float" office:value="3914.35873388648" calcext:value-type="float">
            <text:p>3.91E+03</text:p>
          </table:table-cell>
          <table:table-cell table:formula="of:=[.F4]*0.000568" office:value-type="float" office:value="27.2938369325005" calcext:value-type="float">
            <text:p>2.73E+01</text:p>
          </table:table-cell>
          <table:table-cell table:formula="of:=[.G4]*0.00982" office:value-type="float" office:value="11280.1457780491" calcext:value-type="float">
            <text:p>1.13E+04</text:p>
          </table:table-cell>
          <table:table-cell table:formula="of:=[.H4]*0.00982" office:value-type="float" office:value="702.271201324281" calcext:value-type="float">
            <text:p>7.02E+02</text:p>
          </table:table-cell>
          <table:table-cell table:formula="of:=[.I4]*0.00567" office:value-type="float" office:value="82391.1438799734" calcext:value-type="float">
            <text:p>8.24E+04</text:p>
          </table:table-cell>
          <table:table-cell table:formula="of:=[.J4]*0.00567" office:value-type="float" office:value="1160.66891480632" calcext:value-type="float">
            <text:p>1.16E+03</text:p>
          </table:table-cell>
          <table:table-cell table:formula="of:=[.K4]*0.0107" office:value-type="float" office:value="0" calcext:value-type="float">
            <text:p>0.00E+00</text:p>
          </table:table-cell>
          <table:table-cell table:formula="of:=[.L4]*0.0107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5]*(1-EXP(-0.000000151*60))" office:value-type="float" office:value="668.081373583538" calcext:value-type="float">
            <text:p>668</text:p>
          </table:table-cell>
          <table:table-cell table:formula="of:=[$'Total Activation'.B5]*(1-EXP(-0.000000151*60))" office:value-type="float" office:value="7.77996775408351" calcext:value-type="float">
            <text:p>8</text:p>
          </table:table-cell>
          <table:table-cell table:formula="of:=[$'Total Activation'.C5]*(1-EXP(-0.0359*60))" office:value-type="float" office:value="8583454.03627049" calcext:value-type="float">
            <text:p>8583454.03627049</text:p>
          </table:table-cell>
          <table:table-cell table:formula="of:=[$'Total Activation'.D5]*(1-EXP(-0.0359*60))" office:value-type="float" office:value="275456.148591527" calcext:value-type="float">
            <text:p>275456</text:p>
          </table:table-cell>
          <table:table-cell table:formula="of:=[$'Total Activation'.E5]*(1-EXP(-0.000568*60))" office:value-type="float" office:value="7063361.49045462" calcext:value-type="float">
            <text:p>7063361</text:p>
          </table:table-cell>
          <table:table-cell table:formula="of:=[$'Total Activation'.F5]*(1-EXP(-0.000568*60))" office:value-type="float" office:value="48648.0939499348" calcext:value-type="float">
            <text:p>48648</text:p>
          </table:table-cell>
          <table:table-cell table:formula="of:=[$'Total Activation'.G5]*(1-EXP(-0.00982*60))" office:value-type="float" office:value="739080.266169399" calcext:value-type="float">
            <text:p>739080</text:p>
          </table:table-cell>
          <table:table-cell table:formula="of:=[$'Total Activation'.H5]*(1-EXP(-0.00982*60))" office:value-type="float" office:value="57363.7537126556" calcext:value-type="float">
            <text:p>57364</text:p>
          </table:table-cell>
          <table:table-cell table:formula="of:=[$'Total Activation'.I5]*(1-EXP(-0.00567*60))" office:value-type="float" office:value="14666600.7880523" calcext:value-type="float">
            <text:p>14666601</text:p>
          </table:table-cell>
          <table:table-cell table:formula="of:=[$'Total Activation'.J5]*(1-EXP(-0.00567*60))" office:value-type="float" office:value="205655.956703768" calcext:value-type="float">
            <text:p>205655.956703768</text:p>
          </table:table-cell>
          <table:table-cell table:formula="of:=[$'Total Activation'.K5]*(1-EXP(-0.0107*60))" office:value-type="float" office:value="0" calcext:value-type="float">
            <text:p>0</text:p>
          </table:table-cell>
          <table:table-cell table:formula="of:=[$'Total Activation'.L5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*0.000000151" office:value-type="float" office:value="0.000100880287411114" calcext:value-type="float">
            <text:p>1.01E-04</text:p>
          </table:table-cell>
          <table:table-cell table:formula="of:=[.B5]*0.000000151" office:value-type="float" office:value="0.00000117477513086661" calcext:value-type="float">
            <text:p>1.17E-06</text:p>
          </table:table-cell>
          <table:table-cell table:formula="of:=[.C5]*0.0359" office:value-type="float" office:value="308145.999902111" calcext:value-type="float">
            <text:p>3.08E+05</text:p>
          </table:table-cell>
          <table:table-cell table:formula="of:=[.D5]*0.0359" office:value-type="float" office:value="9888.87573443583" calcext:value-type="float">
            <text:p>9.89E+03</text:p>
          </table:table-cell>
          <table:table-cell table:formula="of:=[.E5]*0.000568" office:value-type="float" office:value="4011.98932657823" calcext:value-type="float">
            <text:p>4.01E+03</text:p>
          </table:table-cell>
          <table:table-cell table:formula="of:=[.F5]*0.000568" office:value-type="float" office:value="27.632117363563" calcext:value-type="float">
            <text:p>2.76E+01</text:p>
          </table:table-cell>
          <table:table-cell table:formula="of:=[.G5]*0.00982" office:value-type="float" office:value="7257.7682137835" calcext:value-type="float">
            <text:p>7.26E+03</text:p>
          </table:table-cell>
          <table:table-cell table:formula="of:=[.H5]*0.00982" office:value-type="float" office:value="563.312061458278" calcext:value-type="float">
            <text:p>5.63E+02</text:p>
          </table:table-cell>
          <table:table-cell table:formula="of:=[.I5]*0.00567" office:value-type="float" office:value="83159.6264682566" calcext:value-type="float">
            <text:p>8.32E+04</text:p>
          </table:table-cell>
          <table:table-cell table:formula="of:=[.J5]*0.00567" office:value-type="float" office:value="1166.06927451037" calcext:value-type="float">
            <text:p>1.17E+03</text:p>
          </table:table-cell>
          <table:table-cell table:formula="of:=[.K5]*0.0107" office:value-type="float" office:value="0" calcext:value-type="float">
            <text:p>0.00E+00</text:p>
          </table:table-cell>
          <table:table-cell table:formula="of:=[.L5]*0.0107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6]*(1-EXP(-0.000000151*60))" office:value-type="float" office:value="794.014803103624" calcext:value-type="float">
            <text:p>794</text:p>
          </table:table-cell>
          <table:table-cell table:formula="of:=[$'Total Activation'.B6]*(1-EXP(-0.000000151*60))" office:value-type="float" office:value="8.48159273272732" calcext:value-type="float">
            <text:p>8</text:p>
          </table:table-cell>
          <table:table-cell table:formula="of:=[$'Total Activation'.C6]*(1-EXP(-0.0359*60))" office:value-type="float" office:value="6956929.2755354" calcext:value-type="float">
            <text:p>6956929.2755354</text:p>
          </table:table-cell>
          <table:table-cell table:formula="of:=[$'Total Activation'.D6]*(1-EXP(-0.0359*60))" office:value-type="float" office:value="247987.746512468" calcext:value-type="float">
            <text:p>247988</text:p>
          </table:table-cell>
          <table:table-cell table:formula="of:=[$'Total Activation'.E6]*(1-EXP(-0.000568*60))" office:value-type="float" office:value="7646027.66529929" calcext:value-type="float">
            <text:p>7646028</text:p>
          </table:table-cell>
          <table:table-cell table:formula="of:=[$'Total Activation'.F6]*(1-EXP(-0.000568*60))" office:value-type="float" office:value="50614.8605944337" calcext:value-type="float">
            <text:p>50615</text:p>
          </table:table-cell>
          <table:table-cell table:formula="of:=[$'Total Activation'.G6]*(1-EXP(-0.00982*60))" office:value-type="float" office:value="480847.402086115" calcext:value-type="float">
            <text:p>480847</text:p>
          </table:table-cell>
          <table:table-cell table:formula="of:=[$'Total Activation'.H6]*(1-EXP(-0.00982*60))" office:value-type="float" office:value="46269.5628389251" calcext:value-type="float">
            <text:p>46270</text:p>
          </table:table-cell>
          <table:table-cell table:formula="of:=[$'Total Activation'.I6]*(1-EXP(-0.00567*60))" office:value-type="float" office:value="14603158.9442975" calcext:value-type="float">
            <text:p>14603159</text:p>
          </table:table-cell>
          <table:table-cell table:formula="of:=[$'Total Activation'.J6]*(1-EXP(-0.00567*60))" office:value-type="float" office:value="205210.681991073" calcext:value-type="float">
            <text:p>205210.681991073</text:p>
          </table:table-cell>
          <table:table-cell table:formula="of:=[$'Total Activation'.K6]*(1-EXP(-0.0107*60))" office:value-type="float" office:value="0" calcext:value-type="float">
            <text:p>0</text:p>
          </table:table-cell>
          <table:table-cell table:formula="of:=[$'Total Activation'.L6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]*0.000000151" office:value-type="float" office:value="0.000119896235268647" calcext:value-type="float">
            <text:p>1.20E-04</text:p>
          </table:table-cell>
          <table:table-cell table:formula="of:=[.B6]*0.000000151" office:value-type="float" office:value="0.00000128072050264183" calcext:value-type="float">
            <text:p>1.28E-06</text:p>
          </table:table-cell>
          <table:table-cell table:formula="of:=[.C6]*0.0359" office:value-type="float" office:value="249753.760991721" calcext:value-type="float">
            <text:p>2.50E+05</text:p>
          </table:table-cell>
          <table:table-cell table:formula="of:=[.D6]*0.0359" office:value-type="float" office:value="8902.76009979762" calcext:value-type="float">
            <text:p>8.90E+03</text:p>
          </table:table-cell>
          <table:table-cell table:formula="of:=[.E6]*0.000568" office:value-type="float" office:value="4342.94371389" calcext:value-type="float">
            <text:p>4.34E+03</text:p>
          </table:table-cell>
          <table:table-cell table:formula="of:=[.F6]*0.000568" office:value-type="float" office:value="28.7492408176384" calcext:value-type="float">
            <text:p>2.87E+01</text:p>
          </table:table-cell>
          <table:table-cell table:formula="of:=[.G6]*0.00982" office:value-type="float" office:value="4721.92148848565" calcext:value-type="float">
            <text:p>4.72E+03</text:p>
          </table:table-cell>
          <table:table-cell table:formula="of:=[.H6]*0.00982" office:value-type="float" office:value="454.367107078245" calcext:value-type="float">
            <text:p>4.54E+02</text:p>
          </table:table-cell>
          <table:table-cell table:formula="of:=[.I6]*0.00567" office:value-type="float" office:value="82799.9112141666" calcext:value-type="float">
            <text:p>8.28E+04</text:p>
          </table:table-cell>
          <table:table-cell table:formula="of:=[.J6]*0.00567" office:value-type="float" office:value="1163.54456688939" calcext:value-type="float">
            <text:p>1.16E+03</text:p>
          </table:table-cell>
          <table:table-cell table:formula="of:=[.K6]*0.0107" office:value-type="float" office:value="0" calcext:value-type="float">
            <text:p>0.00E+00</text:p>
          </table:table-cell>
          <table:table-cell table:formula="of:=[.L6]*0.0107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7]*(1-EXP(-0.000000151*60))" office:value-type="float" office:value="859.246507603237" calcext:value-type="float">
            <text:p>859</text:p>
          </table:table-cell>
          <table:table-cell table:formula="of:=[$'Total Activation'.B7]*(1-EXP(-0.000000151*60))" office:value-type="float" office:value="8.8231162827713" calcext:value-type="float">
            <text:p>9</text:p>
          </table:table-cell>
          <table:table-cell table:formula="of:=[$'Total Activation'.C7]*(1-EXP(-0.0359*60))" office:value-type="float" office:value="5135928.72819068" calcext:value-type="float">
            <text:p>5135928.72819068</text:p>
          </table:table-cell>
          <table:table-cell table:formula="of:=[$'Total Activation'.D7]*(1-EXP(-0.0359*60))" office:value-type="float" office:value="213074.227291153" calcext:value-type="float">
            <text:p>213074</text:p>
          </table:table-cell>
          <table:table-cell table:formula="of:=[$'Total Activation'.E7]*(1-EXP(-0.000568*60))" office:value-type="float" office:value="8391197.05739507" calcext:value-type="float">
            <text:p>8391197</text:p>
          </table:table-cell>
          <table:table-cell table:formula="of:=[$'Total Activation'.F7]*(1-EXP(-0.000568*60))" office:value-type="float" office:value="53023.9494306691" calcext:value-type="float">
            <text:p>53024</text:p>
          </table:table-cell>
          <table:table-cell table:formula="of:=[$'Total Activation'.G7]*(1-EXP(-0.00982*60))" office:value-type="float" office:value="382897.005364869" calcext:value-type="float">
            <text:p>382897</text:p>
          </table:table-cell>
          <table:table-cell table:formula="of:=[$'Total Activation'.H7]*(1-EXP(-0.00982*60))" office:value-type="float" office:value="41288.8459397857" calcext:value-type="float">
            <text:p>41289</text:p>
          </table:table-cell>
          <table:table-cell table:formula="of:=[$'Total Activation'.I7]*(1-EXP(-0.00567*60))" office:value-type="float" office:value="16287251.5239716" calcext:value-type="float">
            <text:p>16287252</text:p>
          </table:table-cell>
          <table:table-cell table:formula="of:=[$'Total Activation'.J7]*(1-EXP(-0.00567*60))" office:value-type="float" office:value="216720.732152075" calcext:value-type="float">
            <text:p>216720.732152075</text:p>
          </table:table-cell>
          <table:table-cell table:formula="of:=[$'Total Activation'.K7]*(1-EXP(-0.0107*60))" office:value-type="float" office:value="0" calcext:value-type="float">
            <text:p>0</text:p>
          </table:table-cell>
          <table:table-cell table:formula="of:=[$'Total Activation'.L7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]*0.000000151" office:value-type="float" office:value="0.000129746222648089" calcext:value-type="float">
            <text:p>1.30E-04</text:p>
          </table:table-cell>
          <table:table-cell table:formula="of:=[.B7]*0.000000151" office:value-type="float" office:value="0.00000133229055869847" calcext:value-type="float">
            <text:p>1.33E-06</text:p>
          </table:table-cell>
          <table:table-cell table:formula="of:=[.C7]*0.0359" office:value-type="float" office:value="184379.841342046" calcext:value-type="float">
            <text:p>1.84E+05</text:p>
          </table:table-cell>
          <table:table-cell table:formula="of:=[.D7]*0.0359" office:value-type="float" office:value="7649.36475975238" calcext:value-type="float">
            <text:p>7.65E+03</text:p>
          </table:table-cell>
          <table:table-cell table:formula="of:=[.E7]*0.000568" office:value-type="float" office:value="4766.1999286004" calcext:value-type="float">
            <text:p>4.77E+03</text:p>
          </table:table-cell>
          <table:table-cell table:formula="of:=[.F7]*0.000568" office:value-type="float" office:value="30.11760327662" calcext:value-type="float">
            <text:p>3.01E+01</text:p>
          </table:table-cell>
          <table:table-cell table:formula="of:=[.G7]*0.00982" office:value-type="float" office:value="3760.04859268302" calcext:value-type="float">
            <text:p>3.76E+03</text:p>
          </table:table-cell>
          <table:table-cell table:formula="of:=[.H7]*0.00982" office:value-type="float" office:value="405.456467128696" calcext:value-type="float">
            <text:p>4.05E+02</text:p>
          </table:table-cell>
          <table:table-cell table:formula="of:=[.I7]*0.00567" office:value-type="float" office:value="92348.7161409188" calcext:value-type="float">
            <text:p>9.23E+04</text:p>
          </table:table-cell>
          <table:table-cell table:formula="of:=[.J7]*0.00567" office:value-type="float" office:value="1228.80655130227" calcext:value-type="float">
            <text:p>1.23E+03</text:p>
          </table:table-cell>
          <table:table-cell table:formula="of:=[.K7]*0.0107" office:value-type="float" office:value="0" calcext:value-type="float">
            <text:p>0.00E+00</text:p>
          </table:table-cell>
          <table:table-cell table:formula="of:=[.L7]*0.0107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8]*(1-EXP(-0.000000151*60))" office:value-type="float" office:value="1214.84989671571" calcext:value-type="float">
            <text:p>1215</text:p>
          </table:table-cell>
          <table:table-cell table:formula="of:=[$'Total Activation'.B8]*(1-EXP(-0.000000151*60))" office:value-type="float" office:value="10.4911821091403" calcext:value-type="float">
            <text:p>10</text:p>
          </table:table-cell>
          <table:table-cell table:formula="of:=[$'Total Activation'.C8]*(1-EXP(-0.0359*60))" office:value-type="float" office:value="18828792.0672051" calcext:value-type="float">
            <text:p>18828792.0672051</text:p>
          </table:table-cell>
          <table:table-cell table:formula="of:=[$'Total Activation'.D8]*(1-EXP(-0.0359*60))" office:value-type="float" office:value="407974.160733633" calcext:value-type="float">
            <text:p>407974</text:p>
          </table:table-cell>
          <table:table-cell table:formula="of:=[$'Total Activation'.E8]*(1-EXP(-0.000568*60))" office:value-type="float" office:value="13645244.3763941" calcext:value-type="float">
            <text:p>13645244</text:p>
          </table:table-cell>
          <table:table-cell table:formula="of:=[$'Total Activation'.F8]*(1-EXP(-0.000568*60))" office:value-type="float" office:value="67616.2017939054" calcext:value-type="float">
            <text:p>67616</text:p>
          </table:table-cell>
          <table:table-cell table:formula="of:=[$'Total Activation'.G8]*(1-EXP(-0.00982*60))" office:value-type="float" office:value="2275120.57838893" calcext:value-type="float">
            <text:p>2275121</text:p>
          </table:table-cell>
          <table:table-cell table:formula="of:=[$'Total Activation'.H8]*(1-EXP(-0.00982*60))" office:value-type="float" office:value="100645.408882749" calcext:value-type="float">
            <text:p>100645</text:p>
          </table:table-cell>
          <table:table-cell table:formula="of:=[$'Total Activation'.I8]*(1-EXP(-0.00567*60))" office:value-type="float" office:value="28727620.3402629" calcext:value-type="float">
            <text:p>28727620</text:p>
          </table:table-cell>
          <table:table-cell table:formula="of:=[$'Total Activation'.J8]*(1-EXP(-0.00567*60))" office:value-type="float" office:value="287823.588732239" calcext:value-type="float">
            <text:p>287823.588732239</text:p>
          </table:table-cell>
          <table:table-cell table:formula="of:=[$'Total Activation'.K8]*(1-EXP(-0.0107*60))" office:value-type="float" office:value="0" calcext:value-type="float">
            <text:p>0</text:p>
          </table:table-cell>
          <table:table-cell table:formula="of:=[$'Total Activation'.L8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8]*0.000000151" office:value-type="float" office:value="0.000183442334404072" calcext:value-type="float">
            <text:p>1.83E-04</text:p>
          </table:table-cell>
          <table:table-cell table:formula="of:=[.B8]*0.000000151" office:value-type="float" office:value="0.00000158416849848019" calcext:value-type="float">
            <text:p>1.58E-06</text:p>
          </table:table-cell>
          <table:table-cell table:formula="of:=[.C8]*0.0359" office:value-type="float" office:value="675953.635212663" calcext:value-type="float">
            <text:p>6.76E+05</text:p>
          </table:table-cell>
          <table:table-cell table:formula="of:=[.D8]*0.0359" office:value-type="float" office:value="14646.2723703374" calcext:value-type="float">
            <text:p>1.46E+04</text:p>
          </table:table-cell>
          <table:table-cell table:formula="of:=[.E8]*0.000568" office:value-type="float" office:value="7750.49880579186" calcext:value-type="float">
            <text:p>7.75E+03</text:p>
          </table:table-cell>
          <table:table-cell table:formula="of:=[.F8]*0.000568" office:value-type="float" office:value="38.4060026189383" calcext:value-type="float">
            <text:p>3.84E+01</text:p>
          </table:table-cell>
          <table:table-cell table:formula="of:=[.G8]*0.00982" office:value-type="float" office:value="22341.6840797793" calcext:value-type="float">
            <text:p>2.23E+04</text:p>
          </table:table-cell>
          <table:table-cell table:formula="of:=[.H8]*0.00982" office:value-type="float" office:value="988.337915228595" calcext:value-type="float">
            <text:p>9.88E+02</text:p>
          </table:table-cell>
          <table:table-cell table:formula="of:=[.I8]*0.00567" office:value-type="float" office:value="162885.607329291" calcext:value-type="float">
            <text:p>1.63E+05</text:p>
          </table:table-cell>
          <table:table-cell table:formula="of:=[.J8]*0.00567" office:value-type="float" office:value="1631.9597481118" calcext:value-type="float">
            <text:p>1.63E+03</text:p>
          </table:table-cell>
          <table:table-cell table:formula="of:=[.K8]*0.0107" office:value-type="float" office:value="0" calcext:value-type="float">
            <text:p>0.00E+00</text:p>
          </table:table-cell>
          <table:table-cell table:formula="of:=[.L8]*0.0107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9]*(1-EXP(-0.000000151*60))" office:value-type="float" office:value="1261.87108370918" calcext:value-type="float">
            <text:p>1262</text:p>
          </table:table-cell>
          <table:table-cell table:formula="of:=[$'Total Activation'.B9]*(1-EXP(-0.000000151*60))" office:value-type="float" office:value="10.6922870467665" calcext:value-type="float">
            <text:p>11</text:p>
          </table:table-cell>
          <table:table-cell table:formula="of:=[$'Total Activation'.C9]*(1-EXP(-0.0359*60))" office:value-type="float" office:value="19288462.1082824" calcext:value-type="float">
            <text:p>19288462.1082824</text:p>
          </table:table-cell>
          <table:table-cell table:formula="of:=[$'Total Activation'.D9]*(1-EXP(-0.0359*60))" office:value-type="float" office:value="412924.098297092" calcext:value-type="float">
            <text:p>412924</text:p>
          </table:table-cell>
          <table:table-cell table:formula="of:=[$'Total Activation'.E9]*(1-EXP(-0.000568*60))" office:value-type="float" office:value="13688801.939781" calcext:value-type="float">
            <text:p>13688802</text:p>
          </table:table-cell>
          <table:table-cell table:formula="of:=[$'Total Activation'.F9]*(1-EXP(-0.000568*60))" office:value-type="float" office:value="67724.0360798394" calcext:value-type="float">
            <text:p>67724</text:p>
          </table:table-cell>
          <table:table-cell table:formula="of:=[$'Total Activation'.G9]*(1-EXP(-0.00982*60))" office:value-type="float" office:value="2337452.64902973" calcext:value-type="float">
            <text:p>2337453</text:p>
          </table:table-cell>
          <table:table-cell table:formula="of:=[$'Total Activation'.H9]*(1-EXP(-0.00982*60))" office:value-type="float" office:value="102014.79711956" calcext:value-type="float">
            <text:p>102015</text:p>
          </table:table-cell>
          <table:table-cell table:formula="of:=[$'Total Activation'.I9]*(1-EXP(-0.00567*60))" office:value-type="float" office:value="29462968.983785" calcext:value-type="float">
            <text:p>29462969</text:p>
          </table:table-cell>
          <table:table-cell table:formula="of:=[$'Total Activation'.J9]*(1-EXP(-0.00567*60))" office:value-type="float" office:value="291484.061222065" calcext:value-type="float">
            <text:p>291484.061222065</text:p>
          </table:table-cell>
          <table:table-cell table:formula="of:=[$'Total Activation'.K9]*(1-EXP(-0.0107*60))" office:value-type="float" office:value="0" calcext:value-type="float">
            <text:p>0</text:p>
          </table:table-cell>
          <table:table-cell table:formula="of:=[$'Total Activation'.L9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]*0.000000151" office:value-type="float" office:value="0.000190542533640087" calcext:value-type="float">
            <text:p>1.91E-04</text:p>
          </table:table-cell>
          <table:table-cell table:formula="of:=[.B9]*0.000000151" office:value-type="float" office:value="0.00000161453534406174" calcext:value-type="float">
            <text:p>1.61E-06</text:p>
          </table:table-cell>
          <table:table-cell table:formula="of:=[.C9]*0.0359" office:value-type="float" office:value="692455.789687338" calcext:value-type="float">
            <text:p>6.92E+05</text:p>
          </table:table-cell>
          <table:table-cell table:formula="of:=[.D9]*0.0359" office:value-type="float" office:value="14823.9751288656" calcext:value-type="float">
            <text:p>1.48E+04</text:p>
          </table:table-cell>
          <table:table-cell table:formula="of:=[.E9]*0.000568" office:value-type="float" office:value="7775.23950179561" calcext:value-type="float">
            <text:p>7.78E+03</text:p>
          </table:table-cell>
          <table:table-cell table:formula="of:=[.F9]*0.000568" office:value-type="float" office:value="38.4672524933488" calcext:value-type="float">
            <text:p>3.85E+01</text:p>
          </table:table-cell>
          <table:table-cell table:formula="of:=[.G9]*0.00982" office:value-type="float" office:value="22953.7850134719" calcext:value-type="float">
            <text:p>2.30E+04</text:p>
          </table:table-cell>
          <table:table-cell table:formula="of:=[.H9]*0.00982" office:value-type="float" office:value="1001.78530771408" calcext:value-type="float">
            <text:p>1.00E+03</text:p>
          </table:table-cell>
          <table:table-cell table:formula="of:=[.I9]*0.00567" office:value-type="float" office:value="167055.034138061" calcext:value-type="float">
            <text:p>1.67E+05</text:p>
          </table:table-cell>
          <table:table-cell table:formula="of:=[.J9]*0.00567" office:value-type="float" office:value="1652.71462712911" calcext:value-type="float">
            <text:p>1.65E+03</text:p>
          </table:table-cell>
          <table:table-cell table:formula="of:=[.K9]*0.0107" office:value-type="float" office:value="0" calcext:value-type="float">
            <text:p>0.00E+00</text:p>
          </table:table-cell>
          <table:table-cell table:formula="of:=[.L9]*0.0107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0]*(1-EXP(-0.000000151*60))" office:value-type="float" office:value="1254.53251695298" calcext:value-type="float">
            <text:p>1255</text:p>
          </table:table-cell>
          <table:table-cell table:formula="of:=[$'Total Activation'.B10]*(1-EXP(-0.000000151*60))" office:value-type="float" office:value="10.6611505548985" calcext:value-type="float">
            <text:p>11</text:p>
          </table:table-cell>
          <table:table-cell table:formula="of:=[$'Total Activation'.C10]*(1-EXP(-0.0359*60))" office:value-type="float" office:value="18590117.2381842" calcext:value-type="float">
            <text:p>18590117.2381842</text:p>
          </table:table-cell>
          <table:table-cell table:formula="of:=[$'Total Activation'.D10]*(1-EXP(-0.0359*60))" office:value-type="float" office:value="405380.162376296" calcext:value-type="float">
            <text:p>405380</text:p>
          </table:table-cell>
          <table:table-cell table:formula="of:=[$'Total Activation'.E10]*(1-EXP(-0.000568*60))" office:value-type="float" office:value="14003086.5125264" calcext:value-type="float">
            <text:p>14003087</text:p>
          </table:table-cell>
          <table:table-cell table:formula="of:=[$'Total Activation'.F10]*(1-EXP(-0.000568*60))" office:value-type="float" office:value="68497.0705932587" calcext:value-type="float">
            <text:p>68497</text:p>
          </table:table-cell>
          <table:table-cell table:formula="of:=[$'Total Activation'.G10]*(1-EXP(-0.00982*60))" office:value-type="float" office:value="1972364.80670508" calcext:value-type="float">
            <text:p>1972365</text:p>
          </table:table-cell>
          <table:table-cell table:formula="of:=[$'Total Activation'.H10]*(1-EXP(-0.00982*60))" office:value-type="float" office:value="93709.879971932" calcext:value-type="float">
            <text:p>93710</text:p>
          </table:table-cell>
          <table:table-cell table:formula="of:=[$'Total Activation'.I10]*(1-EXP(-0.00567*60))" office:value-type="float" office:value="28508457.6072916" calcext:value-type="float">
            <text:p>28508458</text:p>
          </table:table-cell>
          <table:table-cell table:formula="of:=[$'Total Activation'.J10]*(1-EXP(-0.00567*60))" office:value-type="float" office:value="286723.585072759" calcext:value-type="float">
            <text:p>286723.585072759</text:p>
          </table:table-cell>
          <table:table-cell table:formula="of:=[$'Total Activation'.K10]*(1-EXP(-0.0107*60))" office:value-type="float" office:value="0" calcext:value-type="float">
            <text:p>0</text:p>
          </table:table-cell>
          <table:table-cell table:formula="of:=[$'Total Activation'.L10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*0.000000151" office:value-type="float" office:value="0.000189434410059899" calcext:value-type="float">
            <text:p>1.89E-04</text:p>
          </table:table-cell>
          <table:table-cell table:formula="of:=[.B10]*0.000000151" office:value-type="float" office:value="0.00000160983373378967" calcext:value-type="float">
            <text:p>1.61E-06</text:p>
          </table:table-cell>
          <table:table-cell table:formula="of:=[.C10]*0.0359" office:value-type="float" office:value="667385.208850812" calcext:value-type="float">
            <text:p>6.67E+05</text:p>
          </table:table-cell>
          <table:table-cell table:formula="of:=[.D10]*0.0359" office:value-type="float" office:value="14553.147829309" calcext:value-type="float">
            <text:p>1.46E+04</text:p>
          </table:table-cell>
          <table:table-cell table:formula="of:=[.E10]*0.000568" office:value-type="float" office:value="7953.75313911502" calcext:value-type="float">
            <text:p>7.95E+03</text:p>
          </table:table-cell>
          <table:table-cell table:formula="of:=[.F10]*0.000568" office:value-type="float" office:value="38.906336096971" calcext:value-type="float">
            <text:p>3.89E+01</text:p>
          </table:table-cell>
          <table:table-cell table:formula="of:=[.G10]*0.00982" office:value-type="float" office:value="19368.6224018439" calcext:value-type="float">
            <text:p>1.94E+04</text:p>
          </table:table-cell>
          <table:table-cell table:formula="of:=[.H10]*0.00982" office:value-type="float" office:value="920.231021324373" calcext:value-type="float">
            <text:p>9.20E+02</text:p>
          </table:table-cell>
          <table:table-cell table:formula="of:=[.I10]*0.00567" office:value-type="float" office:value="161642.954633343" calcext:value-type="float">
            <text:p>1.62E+05</text:p>
          </table:table-cell>
          <table:table-cell table:formula="of:=[.J10]*0.00567" office:value-type="float" office:value="1625.72272736254" calcext:value-type="float">
            <text:p>1.63E+03</text:p>
          </table:table-cell>
          <table:table-cell table:formula="of:=[.K10]*0.0107" office:value-type="float" office:value="0" calcext:value-type="float">
            <text:p>0.00E+00</text:p>
          </table:table-cell>
          <table:table-cell table:formula="of:=[.L10]*0.0107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1]*(1-EXP(-0.000000151*60))" office:value-type="float" office:value="1352.10827493365" calcext:value-type="float">
            <text:p>1352</text:p>
          </table:table-cell>
          <table:table-cell table:formula="of:=[$'Total Activation'.B11]*(1-EXP(-0.000000151*60))" office:value-type="float" office:value="11.0679923554586" calcext:value-type="float">
            <text:p>11</text:p>
          </table:table-cell>
          <table:table-cell table:formula="of:=[$'Total Activation'.C11]*(1-EXP(-0.0359*60))" office:value-type="float" office:value="16892874.009591" calcext:value-type="float">
            <text:p>16892874.009591</text:p>
          </table:table-cell>
          <table:table-cell table:formula="of:=[$'Total Activation'.D11]*(1-EXP(-0.0359*60))" office:value-type="float" office:value="386432.103945393" calcext:value-type="float">
            <text:p>386432</text:p>
          </table:table-cell>
          <table:table-cell table:formula="of:=[$'Total Activation'.E11]*(1-EXP(-0.000568*60))" office:value-type="float" office:value="14409847.142924" calcext:value-type="float">
            <text:p>14409847</text:p>
          </table:table-cell>
          <table:table-cell table:formula="of:=[$'Total Activation'.F11]*(1-EXP(-0.000568*60))" office:value-type="float" office:value="69484.7980232621" calcext:value-type="float">
            <text:p>69485</text:p>
          </table:table-cell>
          <table:table-cell table:formula="of:=[$'Total Activation'.G11]*(1-EXP(-0.00982*60))" office:value-type="float" office:value="1691870.48882152" calcext:value-type="float">
            <text:p>1691870</text:p>
          </table:table-cell>
          <table:table-cell table:formula="of:=[$'Total Activation'.H11]*(1-EXP(-0.00982*60))" office:value-type="float" office:value="86791.1248031302" calcext:value-type="float">
            <text:p>86791</text:p>
          </table:table-cell>
          <table:table-cell table:formula="of:=[$'Total Activation'.I11]*(1-EXP(-0.00567*60))" office:value-type="float" office:value="28978503.9951116" calcext:value-type="float">
            <text:p>28978504</text:p>
          </table:table-cell>
          <table:table-cell table:formula="of:=[$'Total Activation'.J11]*(1-EXP(-0.00567*60))" office:value-type="float" office:value="289077.66514673" calcext:value-type="float">
            <text:p>289077.66514673</text:p>
          </table:table-cell>
          <table:table-cell table:formula="of:=[$'Total Activation'.K11]*(1-EXP(-0.0107*60))" office:value-type="float" office:value="0" calcext:value-type="float">
            <text:p>0</text:p>
          </table:table-cell>
          <table:table-cell table:formula="of:=[$'Total Activation'.L11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*0.000000151" office:value-type="float" office:value="0.000204168349514981" calcext:value-type="float">
            <text:p>2.04E-04</text:p>
          </table:table-cell>
          <table:table-cell table:formula="of:=[.B11]*0.000000151" office:value-type="float" office:value="0.00000167126684567425" calcext:value-type="float">
            <text:p>1.67E-06</text:p>
          </table:table-cell>
          <table:table-cell table:formula="of:=[.C11]*0.0359" office:value-type="float" office:value="606454.176944319" calcext:value-type="float">
            <text:p>6.06E+05</text:p>
          </table:table-cell>
          <table:table-cell table:formula="of:=[.D11]*0.0359" office:value-type="float" office:value="13872.9125316396" calcext:value-type="float">
            <text:p>1.39E+04</text:p>
          </table:table-cell>
          <table:table-cell table:formula="of:=[.E11]*0.000568" office:value-type="float" office:value="8184.79317718086" calcext:value-type="float">
            <text:p>8.18E+03</text:p>
          </table:table-cell>
          <table:table-cell table:formula="of:=[.F11]*0.000568" office:value-type="float" office:value="39.4673652772129" calcext:value-type="float">
            <text:p>3.95E+01</text:p>
          </table:table-cell>
          <table:table-cell table:formula="of:=[.G11]*0.00982" office:value-type="float" office:value="16614.1682002273" calcext:value-type="float">
            <text:p>1.66E+04</text:p>
          </table:table-cell>
          <table:table-cell table:formula="of:=[.H11]*0.00982" office:value-type="float" office:value="852.288845566738" calcext:value-type="float">
            <text:p>8.52E+02</text:p>
          </table:table-cell>
          <table:table-cell table:formula="of:=[.I11]*0.00567" office:value-type="float" office:value="164308.117652283" calcext:value-type="float">
            <text:p>1.64E+05</text:p>
          </table:table-cell>
          <table:table-cell table:formula="of:=[.J11]*0.00567" office:value-type="float" office:value="1639.07036138196" calcext:value-type="float">
            <text:p>1.64E+03</text:p>
          </table:table-cell>
          <table:table-cell table:formula="of:=[.K11]*0.0107" office:value-type="float" office:value="0" calcext:value-type="float">
            <text:p>0.00E+00</text:p>
          </table:table-cell>
          <table:table-cell table:formula="of:=[.L11]*0.0107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2]*(1-EXP(-0.000000151*60))" office:value-type="float" office:value="1617.65567200082" calcext:value-type="float">
            <text:p>1618</text:p>
          </table:table-cell>
          <table:table-cell table:formula="of:=[$'Total Activation'.B12]*(1-EXP(-0.000000151*60))" office:value-type="float" office:value="12.1061529797685" calcext:value-type="float">
            <text:p>12</text:p>
          </table:table-cell>
          <table:table-cell table:formula="of:=[$'Total Activation'.C12]*(1-EXP(-0.0359*60))" office:value-type="float" office:value="13188994.2555258" calcext:value-type="float">
            <text:p>13188994.2555258</text:p>
          </table:table-cell>
          <table:table-cell table:formula="of:=[$'Total Activation'.D12]*(1-EXP(-0.0359*60))" office:value-type="float" office:value="341450.118307816" calcext:value-type="float">
            <text:p>341450</text:p>
          </table:table-cell>
          <table:table-cell table:formula="of:=[$'Total Activation'.E12]*(1-EXP(-0.000568*60))" office:value-type="float" office:value="15415691.7989814" calcext:value-type="float">
            <text:p>15415692</text:p>
          </table:table-cell>
          <table:table-cell table:formula="of:=[$'Total Activation'.F12]*(1-EXP(-0.000568*60))" office:value-type="float" office:value="71869.0033049953" calcext:value-type="float">
            <text:p>71869</text:p>
          </table:table-cell>
          <table:table-cell table:formula="of:=[$'Total Activation'.G12]*(1-EXP(-0.00982*60))" office:value-type="float" office:value="1059645.20089348" calcext:value-type="float">
            <text:p>1059645</text:p>
          </table:table-cell>
          <table:table-cell table:formula="of:=[$'Total Activation'.H12]*(1-EXP(-0.00982*60))" office:value-type="float" office:value="68686.5964863333" calcext:value-type="float">
            <text:p>68687</text:p>
          </table:table-cell>
          <table:table-cell table:formula="of:=[$'Total Activation'.I12]*(1-EXP(-0.00567*60))" office:value-type="float" office:value="29685015.4369269" calcext:value-type="float">
            <text:p>29685015</text:p>
          </table:table-cell>
          <table:table-cell table:formula="of:=[$'Total Activation'.J12]*(1-EXP(-0.00567*60))" office:value-type="float" office:value="292580.378327496" calcext:value-type="float">
            <text:p>292580.378327496</text:p>
          </table:table-cell>
          <table:table-cell table:formula="of:=[$'Total Activation'.K12]*(1-EXP(-0.0107*60))" office:value-type="float" office:value="0" calcext:value-type="float">
            <text:p>0</text:p>
          </table:table-cell>
          <table:table-cell table:formula="of:=[$'Total Activation'.L12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2]*0.000000151" office:value-type="float" office:value="0.000244266006472124" calcext:value-type="float">
            <text:p>2.44E-04</text:p>
          </table:table-cell>
          <table:table-cell table:formula="of:=[.B12]*0.000000151" office:value-type="float" office:value="0.00000182802909994504" calcext:value-type="float">
            <text:p>1.83E-06</text:p>
          </table:table-cell>
          <table:table-cell table:formula="of:=[.C12]*0.0359" office:value-type="float" office:value="473484.893773377" calcext:value-type="float">
            <text:p>4.73E+05</text:p>
          </table:table-cell>
          <table:table-cell table:formula="of:=[.D12]*0.0359" office:value-type="float" office:value="12258.0592472506" calcext:value-type="float">
            <text:p>1.23E+04</text:p>
          </table:table-cell>
          <table:table-cell table:formula="of:=[.E12]*0.000568" office:value-type="float" office:value="8756.11294182143" calcext:value-type="float">
            <text:p>8.76E+03</text:p>
          </table:table-cell>
          <table:table-cell table:formula="of:=[.F12]*0.000568" office:value-type="float" office:value="40.8215938772373" calcext:value-type="float">
            <text:p>4.08E+01</text:p>
          </table:table-cell>
          <table:table-cell table:formula="of:=[.G12]*0.00982" office:value-type="float" office:value="10405.7158727739" calcext:value-type="float">
            <text:p>1.04E+04</text:p>
          </table:table-cell>
          <table:table-cell table:formula="of:=[.H12]*0.00982" office:value-type="float" office:value="674.502377495793" calcext:value-type="float">
            <text:p>6.75E+02</text:p>
          </table:table-cell>
          <table:table-cell table:formula="of:=[.I12]*0.00567" office:value-type="float" office:value="168314.037527376" calcext:value-type="float">
            <text:p>1.68E+05</text:p>
          </table:table-cell>
          <table:table-cell table:formula="of:=[.J12]*0.00567" office:value-type="float" office:value="1658.9307451169" calcext:value-type="float">
            <text:p>1.66E+03</text:p>
          </table:table-cell>
          <table:table-cell table:formula="of:=[.K12]*0.0107" office:value-type="float" office:value="0" calcext:value-type="float">
            <text:p>0.00E+00</text:p>
          </table:table-cell>
          <table:table-cell table:formula="of:=[.L12]*0.0107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3]*(1-EXP(-0.000000151*60))" office:value-type="float" office:value="1622.54804983829" calcext:value-type="float">
            <text:p>1623</text:p>
          </table:table-cell>
          <table:table-cell table:formula="of:=[$'Total Activation'.B13]*(1-EXP(-0.000000151*60))" office:value-type="float" office:value="12.124445859243" calcext:value-type="float">
            <text:p>12</text:p>
          </table:table-cell>
          <table:table-cell table:formula="of:=[$'Total Activation'.C13]*(1-EXP(-0.0359*60))" office:value-type="float" office:value="9246439.67243968" calcext:value-type="float">
            <text:p>9246439.67243968</text:p>
          </table:table-cell>
          <table:table-cell table:formula="of:=[$'Total Activation'.D13]*(1-EXP(-0.0359*60))" office:value-type="float" office:value="285896.407544935" calcext:value-type="float">
            <text:p>285896</text:p>
          </table:table-cell>
          <table:table-cell table:formula="of:=[$'Total Activation'.E13]*(1-EXP(-0.000568*60))" office:value-type="float" office:value="16723758.9333078" calcext:value-type="float">
            <text:p>16723759</text:p>
          </table:table-cell>
          <table:table-cell table:formula="of:=[$'Total Activation'.F13]*(1-EXP(-0.000568*60))" office:value-type="float" office:value="74856.0767691359" calcext:value-type="float">
            <text:p>74856</text:p>
          </table:table-cell>
          <table:table-cell table:formula="of:=[$'Total Activation'.G13]*(1-EXP(-0.00982*60))" office:value-type="float" office:value="529822.600446738" calcext:value-type="float">
            <text:p>529823</text:p>
          </table:table-cell>
          <table:table-cell table:formula="of:=[$'Total Activation'.H13]*(1-EXP(-0.00982*60))" office:value-type="float" office:value="48568.7581521103" calcext:value-type="float">
            <text:p>48569</text:p>
          </table:table-cell>
          <table:table-cell table:formula="of:=[$'Total Activation'.I13]*(1-EXP(-0.00567*60))" office:value-type="float" office:value="32133293.8618299" calcext:value-type="float">
            <text:p>32133294</text:p>
          </table:table-cell>
          <table:table-cell table:formula="of:=[$'Total Activation'.J13]*(1-EXP(-0.00567*60))" office:value-type="float" office:value="304406.681364883" calcext:value-type="float">
            <text:p>304406.681364883</text:p>
          </table:table-cell>
          <table:table-cell table:formula="of:=[$'Total Activation'.K13]*(1-EXP(-0.0107*60))" office:value-type="float" office:value="0" calcext:value-type="float">
            <text:p>0</text:p>
          </table:table-cell>
          <table:table-cell table:formula="of:=[$'Total Activation'.L13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]*0.000000151" office:value-type="float" office:value="0.000245004755525582" calcext:value-type="float">
            <text:p>2.45E-04</text:p>
          </table:table-cell>
          <table:table-cell table:formula="of:=[.B13]*0.000000151" office:value-type="float" office:value="0.0000018307913247457" calcext:value-type="float">
            <text:p>1.83E-06</text:p>
          </table:table-cell>
          <table:table-cell table:formula="of:=[.C13]*0.0359" office:value-type="float" office:value="331947.184240585" calcext:value-type="float">
            <text:p>3.32E+05</text:p>
          </table:table-cell>
          <table:table-cell table:formula="of:=[.D13]*0.0359" office:value-type="float" office:value="10263.6810308632" calcext:value-type="float">
            <text:p>1.03E+04</text:p>
          </table:table-cell>
          <table:table-cell table:formula="of:=[.E13]*0.000568" office:value-type="float" office:value="9499.09507411882" calcext:value-type="float">
            <text:p>9.50E+03</text:p>
          </table:table-cell>
          <table:table-cell table:formula="of:=[.F13]*0.000568" office:value-type="float" office:value="42.5182516048692" calcext:value-type="float">
            <text:p>4.25E+01</text:p>
          </table:table-cell>
          <table:table-cell table:formula="of:=[.G13]*0.00982" office:value-type="float" office:value="5202.85793638697" calcext:value-type="float">
            <text:p>5.20E+03</text:p>
          </table:table-cell>
          <table:table-cell table:formula="of:=[.H13]*0.00982" office:value-type="float" office:value="476.945205053723" calcext:value-type="float">
            <text:p>4.77E+02</text:p>
          </table:table-cell>
          <table:table-cell table:formula="of:=[.I13]*0.00567" office:value-type="float" office:value="182195.776196576" calcext:value-type="float">
            <text:p>1.82E+05</text:p>
          </table:table-cell>
          <table:table-cell table:formula="of:=[.J13]*0.00567" office:value-type="float" office:value="1725.98588333889" calcext:value-type="float">
            <text:p>1.73E+03</text:p>
          </table:table-cell>
          <table:table-cell table:formula="of:=[.K13]*0.0107" office:value-type="float" office:value="0" calcext:value-type="float">
            <text:p>0.00E+00</text:p>
          </table:table-cell>
          <table:table-cell table:formula="of:=[.L13]*0.0107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4]*(1-EXP(-0.000000151*60))" office:value-type="float" office:value="1840.44006278492" calcext:value-type="float">
            <text:p>1840</text:p>
          </table:table-cell>
          <table:table-cell table:formula="of:=[$'Total Activation'.B14]*(1-EXP(-0.000000151*60))" office:value-type="float" office:value="12.9129049535745" calcext:value-type="float">
            <text:p>13</text:p>
          </table:table-cell>
          <table:table-cell table:formula="of:=[$'Total Activation'.C14]*(1-EXP(-0.0359*60))" office:value-type="float" office:value="29392363.2035009" calcext:value-type="float">
            <text:p>29392363.2035009</text:p>
          </table:table-cell>
          <table:table-cell table:formula="of:=[$'Total Activation'.D14]*(1-EXP(-0.0359*60))" office:value-type="float" office:value="509728.223232591" calcext:value-type="float">
            <text:p>509728</text:p>
          </table:table-cell>
          <table:table-cell table:formula="of:=[$'Total Activation'.E14]*(1-EXP(-0.000568*60))" office:value-type="float" office:value="20556824.5113544" calcext:value-type="float">
            <text:p>20556825</text:p>
          </table:table-cell>
          <table:table-cell table:formula="of:=[$'Total Activation'.F14]*(1-EXP(-0.000568*60))" office:value-type="float" office:value="82992.3623310077" calcext:value-type="float">
            <text:p>82992</text:p>
          </table:table-cell>
          <table:table-cell table:formula="of:=[$'Total Activation'.G14]*(1-EXP(-0.00982*60))" office:value-type="float" office:value="3628616.96944615" calcext:value-type="float">
            <text:p>3628617</text:p>
          </table:table-cell>
          <table:table-cell table:formula="of:=[$'Total Activation'.H14]*(1-EXP(-0.00982*60))" office:value-type="float" office:value="127104.908657572" calcext:value-type="float">
            <text:p>127105</text:p>
          </table:table-cell>
          <table:table-cell table:formula="of:=[$'Total Activation'.I14]*(1-EXP(-0.00567*60))" office:value-type="float" office:value="43105849.1112477" calcext:value-type="float">
            <text:p>43105849</text:p>
          </table:table-cell>
          <table:table-cell table:formula="of:=[$'Total Activation'.J14]*(1-EXP(-0.00567*60))" office:value-type="float" office:value="352569.435085022" calcext:value-type="float">
            <text:p>352569.435085022</text:p>
          </table:table-cell>
          <table:table-cell table:formula="of:=[$'Total Activation'.K14]*(1-EXP(-0.0107*60))" office:value-type="float" office:value="0" calcext:value-type="float">
            <text:p>0</text:p>
          </table:table-cell>
          <table:table-cell table:formula="of:=[$'Total Activation'.L14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]*0.000000151" office:value-type="float" office:value="0.000277906449480523" calcext:value-type="float">
            <text:p>2.78E-04</text:p>
          </table:table-cell>
          <table:table-cell table:formula="of:=[.B14]*0.000000151" office:value-type="float" office:value="0.00000194984864798975" calcext:value-type="float">
            <text:p>1.95E-06</text:p>
          </table:table-cell>
          <table:table-cell table:formula="of:=[.C14]*0.0359" office:value-type="float" office:value="1055185.83900568" calcext:value-type="float">
            <text:p>1.06E+06</text:p>
          </table:table-cell>
          <table:table-cell table:formula="of:=[.D14]*0.0359" office:value-type="float" office:value="18299.24321405" calcext:value-type="float">
            <text:p>1.83E+04</text:p>
          </table:table-cell>
          <table:table-cell table:formula="of:=[.E14]*0.000568" office:value-type="float" office:value="11676.2763224493" calcext:value-type="float">
            <text:p>1.17E+04</text:p>
          </table:table-cell>
          <table:table-cell table:formula="of:=[.F14]*0.000568" office:value-type="float" office:value="47.1396618040124" calcext:value-type="float">
            <text:p>4.71E+01</text:p>
          </table:table-cell>
          <table:table-cell table:formula="of:=[.G14]*0.00982" office:value-type="float" office:value="35633.0186399612" calcext:value-type="float">
            <text:p>3.56E+04</text:p>
          </table:table-cell>
          <table:table-cell table:formula="of:=[.H14]*0.00982" office:value-type="float" office:value="1248.17020301736" calcext:value-type="float">
            <text:p>1.25E+03</text:p>
          </table:table-cell>
          <table:table-cell table:formula="of:=[.I14]*0.00567" office:value-type="float" office:value="244410.164460775" calcext:value-type="float">
            <text:p>2.44E+05</text:p>
          </table:table-cell>
          <table:table-cell table:formula="of:=[.J14]*0.00567" office:value-type="float" office:value="1999.06869693208" calcext:value-type="float">
            <text:p>2.00E+03</text:p>
          </table:table-cell>
          <table:table-cell table:formula="of:=[.K14]*0.0107" office:value-type="float" office:value="0" calcext:value-type="float">
            <text:p>0.00E+00</text:p>
          </table:table-cell>
          <table:table-cell table:formula="of:=[.L14]*0.0107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5]*(1-EXP(-0.000000151*60))" office:value-type="float" office:value="1858.55998070148" calcext:value-type="float">
            <text:p>1859</text:p>
          </table:table-cell>
          <table:table-cell table:formula="of:=[$'Total Activation'.B15]*(1-EXP(-0.000000151*60))" office:value-type="float" office:value="12.9763157894128" calcext:value-type="float">
            <text:p>13</text:p>
          </table:table-cell>
          <table:table-cell table:formula="of:=[$'Total Activation'.C15]*(1-EXP(-0.0359*60))" office:value-type="float" office:value="28269707.5262544" calcext:value-type="float">
            <text:p>28269707.5262544</text:p>
          </table:table-cell>
          <table:table-cell table:formula="of:=[$'Total Activation'.D15]*(1-EXP(-0.0359*60))" office:value-type="float" office:value="499898.790138041" calcext:value-type="float">
            <text:p>499899</text:p>
          </table:table-cell>
          <table:table-cell table:formula="of:=[$'Total Activation'.E15]*(1-EXP(-0.000568*60))" office:value-type="float" office:value="20828891.7534325" calcext:value-type="float">
            <text:p>20828892</text:p>
          </table:table-cell>
          <table:table-cell table:formula="of:=[$'Total Activation'.F15]*(1-EXP(-0.000568*60))" office:value-type="float" office:value="83539.754370133" calcext:value-type="float">
            <text:p>83540</text:p>
          </table:table-cell>
          <table:table-cell table:formula="of:=[$'Total Activation'.G15]*(1-EXP(-0.00982*60))" office:value-type="float" office:value="3579641.77108552" calcext:value-type="float">
            <text:p>3579642</text:p>
          </table:table-cell>
          <table:table-cell table:formula="of:=[$'Total Activation'.H15]*(1-EXP(-0.00982*60))" office:value-type="float" office:value="126244.231478974" calcext:value-type="float">
            <text:p>126244</text:p>
          </table:table-cell>
          <table:table-cell table:formula="of:=[$'Total Activation'.I15]*(1-EXP(-0.00567*60))" office:value-type="float" office:value="43235616.5189281" calcext:value-type="float">
            <text:p>43235617</text:p>
          </table:table-cell>
          <table:table-cell table:formula="of:=[$'Total Activation'.J15]*(1-EXP(-0.00567*60))" office:value-type="float" office:value="353099.730171514" calcext:value-type="float">
            <text:p>353099.730171514</text:p>
          </table:table-cell>
          <table:table-cell table:formula="of:=[$'Total Activation'.K15]*(1-EXP(-0.0107*60))" office:value-type="float" office:value="0" calcext:value-type="float">
            <text:p>0</text:p>
          </table:table-cell>
          <table:table-cell table:formula="of:=[$'Total Activation'.L15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]*0.000000151" office:value-type="float" office:value="0.000280642557085923" calcext:value-type="float">
            <text:p>2.81E-04</text:p>
          </table:table-cell>
          <table:table-cell table:formula="of:=[.B15]*0.000000151" office:value-type="float" office:value="0.00000195942368420133" calcext:value-type="float">
            <text:p>1.96E-06</text:p>
          </table:table-cell>
          <table:table-cell table:formula="of:=[.C15]*0.0359" office:value-type="float" office:value="1014882.50019253" calcext:value-type="float">
            <text:p>1.01E+06</text:p>
          </table:table-cell>
          <table:table-cell table:formula="of:=[.D15]*0.0359" office:value-type="float" office:value="17946.3665659557" calcext:value-type="float">
            <text:p>1.79E+04</text:p>
          </table:table-cell>
          <table:table-cell table:formula="of:=[.E15]*0.000568" office:value-type="float" office:value="11830.8105159497" calcext:value-type="float">
            <text:p>1.18E+04</text:p>
          </table:table-cell>
          <table:table-cell table:formula="of:=[.F15]*0.000568" office:value-type="float" office:value="47.4505804822355" calcext:value-type="float">
            <text:p>4.75E+01</text:p>
          </table:table-cell>
          <table:table-cell table:formula="of:=[.G15]*0.00982" office:value-type="float" office:value="35152.0821920598" calcext:value-type="float">
            <text:p>3.52E+04</text:p>
          </table:table-cell>
          <table:table-cell table:formula="of:=[.H15]*0.00982" office:value-type="float" office:value="1239.71835312353" calcext:value-type="float">
            <text:p>1.24E+03</text:p>
          </table:table-cell>
          <table:table-cell table:formula="of:=[.I15]*0.00567" office:value-type="float" office:value="245145.945662322" calcext:value-type="float">
            <text:p>2.45E+05</text:p>
          </table:table-cell>
          <table:table-cell table:formula="of:=[.J15]*0.00567" office:value-type="float" office:value="2002.07547007248" calcext:value-type="float">
            <text:p>2.00E+03</text:p>
          </table:table-cell>
          <table:table-cell table:formula="of:=[.K15]*0.0107" office:value-type="float" office:value="0" calcext:value-type="float">
            <text:p>0.00E+00</text:p>
          </table:table-cell>
          <table:table-cell table:formula="of:=[.L15]*0.0107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6]*(1-EXP(-0.000000151*60))" office:value-type="float" office:value="1893.25962351169" calcext:value-type="float">
            <text:p>1893</text:p>
          </table:table-cell>
          <table:table-cell table:formula="of:=[$'Total Activation'.B16]*(1-EXP(-0.000000151*60))" office:value-type="float" office:value="13.096890656329" calcext:value-type="float">
            <text:p>13</text:p>
          </table:table-cell>
          <table:table-cell table:formula="of:=[$'Total Activation'.C16]*(1-EXP(-0.0359*60))" office:value-type="float" office:value="27748158.8258013" calcext:value-type="float">
            <text:p>27748158.8258013</text:p>
          </table:table-cell>
          <table:table-cell table:formula="of:=[$'Total Activation'.D16]*(1-EXP(-0.0359*60))" office:value-type="float" office:value="495265.998989737" calcext:value-type="float">
            <text:p>495266</text:p>
          </table:table-cell>
          <table:table-cell table:formula="of:=[$'Total Activation'.E16]*(1-EXP(-0.000568*60))" office:value-type="float" office:value="21068458.3520604" calcext:value-type="float">
            <text:p>21068458</text:p>
          </table:table-cell>
          <table:table-cell table:formula="of:=[$'Total Activation'.F16]*(1-EXP(-0.000568*60))" office:value-type="float" office:value="84018.8033045167" calcext:value-type="float">
            <text:p>84019</text:p>
          </table:table-cell>
          <table:table-cell table:formula="of:=[$'Total Activation'.G16]*(1-EXP(-0.00982*60))" office:value-type="float" office:value="3308052.03472207" calcext:value-type="float">
            <text:p>3308052</text:p>
          </table:table-cell>
          <table:table-cell table:formula="of:=[$'Total Activation'.H16]*(1-EXP(-0.00982*60))" office:value-type="float" office:value="121360.658814871" calcext:value-type="float">
            <text:p>121361</text:p>
          </table:table-cell>
          <table:table-cell table:formula="of:=[$'Total Activation'.I16]*(1-EXP(-0.00567*60))" office:value-type="float" office:value="43388453.6879739" calcext:value-type="float">
            <text:p>43388454</text:p>
          </table:table-cell>
          <table:table-cell table:formula="of:=[$'Total Activation'.J16]*(1-EXP(-0.00567*60))" office:value-type="float" office:value="353723.280368146" calcext:value-type="float">
            <text:p>353723.280368146</text:p>
          </table:table-cell>
          <table:table-cell table:formula="of:=[$'Total Activation'.K16]*(1-EXP(-0.0107*60))" office:value-type="float" office:value="0" calcext:value-type="float">
            <text:p>0</text:p>
          </table:table-cell>
          <table:table-cell table:formula="of:=[$'Total Activation'.L16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6]*0.000000151" office:value-type="float" office:value="0.000285882203150265" calcext:value-type="float">
            <text:p>2.86E-04</text:p>
          </table:table-cell>
          <table:table-cell table:formula="of:=[.B16]*0.000000151" office:value-type="float" office:value="0.00000197763048910568" calcext:value-type="float">
            <text:p>1.98E-06</text:p>
          </table:table-cell>
          <table:table-cell table:formula="of:=[.C16]*0.0359" office:value-type="float" office:value="996158.901846267" calcext:value-type="float">
            <text:p>9.96E+05</text:p>
          </table:table-cell>
          <table:table-cell table:formula="of:=[.D16]*0.0359" office:value-type="float" office:value="17780.0493637316" calcext:value-type="float">
            <text:p>1.78E+04</text:p>
          </table:table-cell>
          <table:table-cell table:formula="of:=[.E16]*0.000568" office:value-type="float" office:value="11966.8843439703" calcext:value-type="float">
            <text:p>1.20E+04</text:p>
          </table:table-cell>
          <table:table-cell table:formula="of:=[.F16]*0.000568" office:value-type="float" office:value="47.7226802769655" calcext:value-type="float">
            <text:p>4.77E+01</text:p>
          </table:table-cell>
          <table:table-cell table:formula="of:=[.G16]*0.00982" office:value-type="float" office:value="32485.0709809707" calcext:value-type="float">
            <text:p>3.25E+04</text:p>
          </table:table-cell>
          <table:table-cell table:formula="of:=[.H16]*0.00982" office:value-type="float" office:value="1191.76166956204" calcext:value-type="float">
            <text:p>1.19E+03</text:p>
          </table:table-cell>
          <table:table-cell table:formula="of:=[.I16]*0.00567" office:value-type="float" office:value="246012.532410812" calcext:value-type="float">
            <text:p>2.46E+05</text:p>
          </table:table-cell>
          <table:table-cell table:formula="of:=[.J16]*0.00567" office:value-type="float" office:value="2005.61099968739" calcext:value-type="float">
            <text:p>2.01E+03</text:p>
          </table:table-cell>
          <table:table-cell table:formula="of:=[.K16]*0.0107" office:value-type="float" office:value="0" calcext:value-type="float">
            <text:p>0.00E+00</text:p>
          </table:table-cell>
          <table:table-cell table:formula="of:=[.L16]*0.0107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7]*(1-EXP(-0.000000151*60))" office:value-type="float" office:value="2050.99350897534" calcext:value-type="float">
            <text:p>2051</text:p>
          </table:table-cell>
          <table:table-cell table:formula="of:=[$'Total Activation'.B17]*(1-EXP(-0.000000151*60))" office:value-type="float" office:value="13.6315505409379" calcext:value-type="float">
            <text:p>14</text:p>
          </table:table-cell>
          <table:table-cell table:formula="of:=[$'Total Activation'.C17]*(1-EXP(-0.0359*60))" office:value-type="float" office:value="25396769.7695212" calcext:value-type="float">
            <text:p>25396769.7695212</text:p>
          </table:table-cell>
          <table:table-cell table:formula="of:=[$'Total Activation'.D17]*(1-EXP(-0.0359*60))" office:value-type="float" office:value="473817.033073437" calcext:value-type="float">
            <text:p>473817</text:p>
          </table:table-cell>
          <table:table-cell table:formula="of:=[$'Total Activation'.E17]*(1-EXP(-0.000568*60))" office:value-type="float" office:value="21576741.6109675" calcext:value-type="float">
            <text:p>21576742</text:p>
          </table:table-cell>
          <table:table-cell table:formula="of:=[$'Total Activation'.F17]*(1-EXP(-0.000568*60))" office:value-type="float" office:value="85026.2534299006" calcext:value-type="float">
            <text:p>85026</text:p>
          </table:table-cell>
          <table:table-cell table:formula="of:=[$'Total Activation'.G17]*(1-EXP(-0.00982*60))" office:value-type="float" office:value="2270668.28762888" calcext:value-type="float">
            <text:p>2270668</text:p>
          </table:table-cell>
          <table:table-cell table:formula="of:=[$'Total Activation'.H17]*(1-EXP(-0.00982*60))" office:value-type="float" office:value="100546.881782399" calcext:value-type="float">
            <text:p>100547</text:p>
          </table:table-cell>
          <table:table-cell table:formula="of:=[$'Total Activation'.I17]*(1-EXP(-0.00567*60))" office:value-type="float" office:value="43895988.4380126" calcext:value-type="float">
            <text:p>43895988</text:p>
          </table:table-cell>
          <table:table-cell table:formula="of:=[$'Total Activation'.J17]*(1-EXP(-0.00567*60))" office:value-type="float" office:value="355786.097635092" calcext:value-type="float">
            <text:p>355786.097635092</text:p>
          </table:table-cell>
          <table:table-cell table:formula="of:=[$'Total Activation'.K17]*(1-EXP(-0.0107*60))" office:value-type="float" office:value="0" calcext:value-type="float">
            <text:p>0</text:p>
          </table:table-cell>
          <table:table-cell table:formula="of:=[$'Total Activation'.L17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]*0.000000151" office:value-type="float" office:value="0.000309700019855276" calcext:value-type="float">
            <text:p>3.10E-04</text:p>
          </table:table-cell>
          <table:table-cell table:formula="of:=[.B17]*0.000000151" office:value-type="float" office:value="0.00000205836413168162" calcext:value-type="float">
            <text:p>2.06E-06</text:p>
          </table:table-cell>
          <table:table-cell table:formula="of:=[.C17]*0.0359" office:value-type="float" office:value="911744.034725812" calcext:value-type="float">
            <text:p>9.12E+05</text:p>
          </table:table-cell>
          <table:table-cell table:formula="of:=[.D17]*0.0359" office:value-type="float" office:value="17010.0314873364" calcext:value-type="float">
            <text:p>1.70E+04</text:p>
          </table:table-cell>
          <table:table-cell table:formula="of:=[.E17]*0.000568" office:value-type="float" office:value="12255.5892350296" calcext:value-type="float">
            <text:p>1.23E+04</text:p>
          </table:table-cell>
          <table:table-cell table:formula="of:=[.F17]*0.000568" office:value-type="float" office:value="48.2949119481835" calcext:value-type="float">
            <text:p>4.83E+01</text:p>
          </table:table-cell>
          <table:table-cell table:formula="of:=[.G17]*0.00982" office:value-type="float" office:value="22297.9625845156" calcext:value-type="float">
            <text:p>2.23E+04</text:p>
          </table:table-cell>
          <table:table-cell table:formula="of:=[.H17]*0.00982" office:value-type="float" office:value="987.370379103154" calcext:value-type="float">
            <text:p>9.87E+02</text:p>
          </table:table-cell>
          <table:table-cell table:formula="of:=[.I17]*0.00567" office:value-type="float" office:value="248890.254443532" calcext:value-type="float">
            <text:p>2.49E+05</text:p>
          </table:table-cell>
          <table:table-cell table:formula="of:=[.J17]*0.00567" office:value-type="float" office:value="2017.30717359097" calcext:value-type="float">
            <text:p>2.02E+03</text:p>
          </table:table-cell>
          <table:table-cell table:formula="of:=[.K17]*0.0107" office:value-type="float" office:value="0" calcext:value-type="float">
            <text:p>0.00E+00</text:p>
          </table:table-cell>
          <table:table-cell table:formula="of:=[.L17]*0.0107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8]*(1-EXP(-0.000000151*60))" office:value-type="float" office:value="2452.62148959587" calcext:value-type="float">
            <text:p>2453</text:p>
          </table:table-cell>
          <table:table-cell table:formula="of:=[$'Total Activation'.B18]*(1-EXP(-0.000000151*60))" office:value-type="float" office:value="14.906592513359" calcext:value-type="float">
            <text:p>15</text:p>
          </table:table-cell>
          <table:table-cell table:formula="of:=[$'Total Activation'.C18]*(1-EXP(-0.0359*60))" office:value-type="float" office:value="18696194.9399712" calcext:value-type="float">
            <text:p>18696194.9399712</text:p>
          </table:table-cell>
          <table:table-cell table:formula="of:=[$'Total Activation'.D18]*(1-EXP(-0.0359*60))" office:value-type="float" office:value="406535.093954099" calcext:value-type="float">
            <text:p>406535</text:p>
          </table:table-cell>
          <table:table-cell table:formula="of:=[$'Total Activation'.E18]*(1-EXP(-0.000568*60))" office:value-type="float" office:value="23422912.182212" calcext:value-type="float">
            <text:p>23422912</text:p>
          </table:table-cell>
          <table:table-cell table:formula="of:=[$'Total Activation'.F18]*(1-EXP(-0.000568*60))" office:value-type="float" office:value="88589.1546619014" calcext:value-type="float">
            <text:p>88589</text:p>
          </table:table-cell>
          <table:table-cell table:formula="of:=[$'Total Activation'.G18]*(1-EXP(-0.00982*60))" office:value-type="float" office:value="1522683.43993936" calcext:value-type="float">
            <text:p>1522683</text:p>
          </table:table-cell>
          <table:table-cell table:formula="of:=[$'Total Activation'.H18]*(1-EXP(-0.00982*60))" office:value-type="float" office:value="82337.2905197473" calcext:value-type="float">
            <text:p>82337</text:p>
          </table:table-cell>
          <table:table-cell table:formula="of:=[$'Total Activation'.I18]*(1-EXP(-0.00567*60))" office:value-type="float" office:value="46035708.8046534" calcext:value-type="float">
            <text:p>46035709</text:p>
          </table:table-cell>
          <table:table-cell table:formula="of:=[$'Total Activation'.J18]*(1-EXP(-0.00567*60))" office:value-type="float" office:value="364354.363293886" calcext:value-type="float">
            <text:p>364354.363293886</text:p>
          </table:table-cell>
          <table:table-cell table:formula="of:=[$'Total Activation'.K18]*(1-EXP(-0.0107*60))" office:value-type="float" office:value="0" calcext:value-type="float">
            <text:p>0</text:p>
          </table:table-cell>
          <table:table-cell table:formula="of:=[$'Total Activation'.L18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*0.000000151" office:value-type="float" office:value="0.000370345844928976" calcext:value-type="float">
            <text:p>3.70E-04</text:p>
          </table:table-cell>
          <table:table-cell table:formula="of:=[.B18]*0.000000151" office:value-type="float" office:value="0.00000225089546951721" calcext:value-type="float">
            <text:p>2.25E-06</text:p>
          </table:table-cell>
          <table:table-cell table:formula="of:=[.C18]*0.0359" office:value-type="float" office:value="671193.398344968" calcext:value-type="float">
            <text:p>6.71E+05</text:p>
          </table:table-cell>
          <table:table-cell table:formula="of:=[.D18]*0.0359" office:value-type="float" office:value="14594.6098729521" calcext:value-type="float">
            <text:p>1.46E+04</text:p>
          </table:table-cell>
          <table:table-cell table:formula="of:=[.E18]*0.000568" office:value-type="float" office:value="13304.2141194964" calcext:value-type="float">
            <text:p>1.33E+04</text:p>
          </table:table-cell>
          <table:table-cell table:formula="of:=[.F18]*0.000568" office:value-type="float" office:value="50.31863984796" calcext:value-type="float">
            <text:p>5.03E+01</text:p>
          </table:table-cell>
          <table:table-cell table:formula="of:=[.G18]*0.00982" office:value-type="float" office:value="14952.7513802046" calcext:value-type="float">
            <text:p>1.50E+04</text:p>
          </table:table-cell>
          <table:table-cell table:formula="of:=[.H18]*0.00982" office:value-type="float" office:value="808.552192903918" calcext:value-type="float">
            <text:p>8.09E+02</text:p>
          </table:table-cell>
          <table:table-cell table:formula="of:=[.I18]*0.00567" office:value-type="float" office:value="261022.468922385" calcext:value-type="float">
            <text:p>2.61E+05</text:p>
          </table:table-cell>
          <table:table-cell table:formula="of:=[.J18]*0.00567" office:value-type="float" office:value="2065.88923987633" calcext:value-type="float">
            <text:p>2.07E+03</text:p>
          </table:table-cell>
          <table:table-cell table:formula="of:=[.K18]*0.0107" office:value-type="float" office:value="0" calcext:value-type="float">
            <text:p>0.00E+00</text:p>
          </table:table-cell>
          <table:table-cell table:formula="of:=[.L18]*0.0107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9]*(1-EXP(-0.000000151*60))" office:value-type="float" office:value="2057.24488065655" calcext:value-type="float">
            <text:p>2057</text:p>
          </table:table-cell>
          <table:table-cell table:formula="of:=[$'Total Activation'.B19]*(1-EXP(-0.000000151*60))" office:value-type="float" office:value="13.6523090302993" calcext:value-type="float">
            <text:p>14</text:p>
          </table:table-cell>
          <table:table-cell table:formula="of:=[$'Total Activation'.C19]*(1-EXP(-0.0359*60))" office:value-type="float" office:value="11580149.1117552" calcext:value-type="float">
            <text:p>11580149.1117552</text:p>
          </table:table-cell>
          <table:table-cell table:formula="of:=[$'Total Activation'.D19]*(1-EXP(-0.0359*60))" office:value-type="float" office:value="319947.339954378" calcext:value-type="float">
            <text:p>319947</text:p>
          </table:table-cell>
          <table:table-cell table:formula="of:=[$'Total Activation'.E19]*(1-EXP(-0.000568*60))" office:value-type="float" office:value="22538023.5290983" calcext:value-type="float">
            <text:p>22538024</text:p>
          </table:table-cell>
          <table:table-cell table:formula="of:=[$'Total Activation'.F19]*(1-EXP(-0.000568*60))" office:value-type="float" office:value="86899.6498392517" calcext:value-type="float">
            <text:p>86900</text:p>
          </table:table-cell>
          <table:table-cell table:formula="of:=[$'Total Activation'.G19]*(1-EXP(-0.00982*60))" office:value-type="float" office:value="592154.671087531" calcext:value-type="float">
            <text:p>592155</text:p>
          </table:table-cell>
          <table:table-cell table:formula="of:=[$'Total Activation'.H19]*(1-EXP(-0.00982*60))" office:value-type="float" office:value="51346.3218800274" calcext:value-type="float">
            <text:p>51346</text:p>
          </table:table-cell>
          <table:table-cell table:formula="of:=[$'Total Activation'.I19]*(1-EXP(-0.00567*60))" office:value-type="float" office:value="43656639.6638466" calcext:value-type="float">
            <text:p>43656640</text:p>
          </table:table-cell>
          <table:table-cell table:formula="of:=[$'Total Activation'.J19]*(1-EXP(-0.00567*60))" office:value-type="float" office:value="354814.786025778" calcext:value-type="float">
            <text:p>354814.786025778</text:p>
          </table:table-cell>
          <table:table-cell table:formula="of:=[$'Total Activation'.K19]*(1-EXP(-0.0107*60))" office:value-type="float" office:value="4737.61106922895" calcext:value-type="float">
            <text:p>4737.61106922895</text:p>
          </table:table-cell>
          <table:table-cell table:formula="of:=[$'Total Activation'.L19]*(1-EXP(-0.0107*60))" office:value-type="float" office:value="4737.61106922895" calcext:value-type="float">
            <text:p>4737.6110692289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9]*0.000000151" office:value-type="float" office:value="0.000310643976979139" calcext:value-type="float">
            <text:p>3.11E-04</text:p>
          </table:table-cell>
          <table:table-cell table:formula="of:=[.B19]*0.000000151" office:value-type="float" office:value="0.00000206149866357519" calcext:value-type="float">
            <text:p>2.06E-06</text:p>
          </table:table-cell>
          <table:table-cell table:formula="of:=[.C19]*0.0359" office:value-type="float" office:value="415727.353112013" calcext:value-type="float">
            <text:p>4.16E+05</text:p>
          </table:table-cell>
          <table:table-cell table:formula="of:=[.D19]*0.0359" office:value-type="float" office:value="11486.1095043622" calcext:value-type="float">
            <text:p>1.15E+04</text:p>
          </table:table-cell>
          <table:table-cell table:formula="of:=[.E19]*0.000568" office:value-type="float" office:value="12801.5973645278" calcext:value-type="float">
            <text:p>1.28E+04</text:p>
          </table:table-cell>
          <table:table-cell table:formula="of:=[.F19]*0.000568" office:value-type="float" office:value="49.359001108695" calcext:value-type="float">
            <text:p>4.94E+01</text:p>
          </table:table-cell>
          <table:table-cell table:formula="of:=[.G19]*0.00982" office:value-type="float" office:value="5814.95887007955" calcext:value-type="float">
            <text:p>5.81E+03</text:p>
          </table:table-cell>
          <table:table-cell table:formula="of:=[.H19]*0.00982" office:value-type="float" office:value="504.220880861869" calcext:value-type="float">
            <text:p>5.04E+02</text:p>
          </table:table-cell>
          <table:table-cell table:formula="of:=[.I19]*0.00567" office:value-type="float" office:value="247533.14689401" calcext:value-type="float">
            <text:p>2.48E+05</text:p>
          </table:table-cell>
          <table:table-cell table:formula="of:=[.J19]*0.00567" office:value-type="float" office:value="2011.79983676616" calcext:value-type="float">
            <text:p>2.01E+03</text:p>
          </table:table-cell>
          <table:table-cell table:formula="of:=[.K19]*0.0107" office:value-type="float" office:value="50.6924384407497" calcext:value-type="float">
            <text:p>5.07E+01</text:p>
          </table:table-cell>
          <table:table-cell table:formula="of:=[.L19]*0.0107" office:value-type="float" office:value="50.6924384407497" calcext:value-type="float">
            <text:p>5.07E+01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20]*(1-EXP(-0.000000151*60))" office:value-type="float" office:value="3066.5243086089" calcext:value-type="float">
            <text:p>3067</text:p>
          </table:table-cell>
          <table:table-cell table:formula="of:=[$'Total Activation'.B20]*(1-EXP(-0.000000151*60))" office:value-type="float" office:value="16.6681085851285" calcext:value-type="float">
            <text:p>17</text:p>
          </table:table-cell>
          <table:table-cell table:formula="of:=[$'Total Activation'.C20]*(1-EXP(-0.0359*60))" office:value-type="float" office:value="48627786.4608898" calcext:value-type="float">
            <text:p>48627786.4608898</text:p>
          </table:table-cell>
          <table:table-cell table:formula="of:=[$'Total Activation'.D20]*(1-EXP(-0.0359*60))" office:value-type="float" office:value="655637.338191094" calcext:value-type="float">
            <text:p>655637</text:p>
          </table:table-cell>
          <table:table-cell table:formula="of:=[$'Total Activation'.E20]*(1-EXP(-0.000568*60))" office:value-type="float" office:value="34835998.9641178" calcext:value-type="float">
            <text:p>34835999</text:p>
          </table:table-cell>
          <table:table-cell table:formula="of:=[$'Total Activation'.F20]*(1-EXP(-0.000568*60))" office:value-type="float" office:value="108037.430587214" calcext:value-type="float">
            <text:p>108037</text:p>
          </table:table-cell>
          <table:table-cell table:formula="of:=[$'Total Activation'.G20]*(1-EXP(-0.00982*60))" office:value-type="float" office:value="5636600.10223168" calcext:value-type="float">
            <text:p>5636600</text:p>
          </table:table-cell>
          <table:table-cell table:formula="of:=[$'Total Activation'.H20]*(1-EXP(-0.00982*60))" office:value-type="float" office:value="158416.484474629" calcext:value-type="float">
            <text:p>158416</text:p>
          </table:table-cell>
          <table:table-cell table:formula="of:=[$'Total Activation'.I20]*(1-EXP(-0.00567*60))" office:value-type="float" office:value="73099422.6064369" calcext:value-type="float">
            <text:p>73099423</text:p>
          </table:table-cell>
          <table:table-cell table:formula="of:=[$'Total Activation'.J20]*(1-EXP(-0.00567*60))" office:value-type="float" office:value="459127.737601277" calcext:value-type="float">
            <text:p>459127.737601277</text:p>
          </table:table-cell>
          <table:table-cell table:formula="of:=[$'Total Activation'.K20]*(1-EXP(-0.0107*60))" office:value-type="float" office:value="0" calcext:value-type="float">
            <text:p>0</text:p>
          </table:table-cell>
          <table:table-cell table:formula="of:=[$'Total Activation'.L20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0]*0.000000151" office:value-type="float" office:value="0.000463045170599943" calcext:value-type="float">
            <text:p>4.63E-04</text:p>
          </table:table-cell>
          <table:table-cell table:formula="of:=[.B20]*0.000000151" office:value-type="float" office:value="0.0000025168843963544" calcext:value-type="float">
            <text:p>2.52E-06</text:p>
          </table:table-cell>
          <table:table-cell table:formula="of:=[.C20]*0.0359" office:value-type="float" office:value="1745737.53394594" calcext:value-type="float">
            <text:p>1.75E+06</text:p>
          </table:table-cell>
          <table:table-cell table:formula="of:=[.D20]*0.0359" office:value-type="float" office:value="23537.3804410603" calcext:value-type="float">
            <text:p>2.35E+04</text:p>
          </table:table-cell>
          <table:table-cell table:formula="of:=[.E20]*0.000568" office:value-type="float" office:value="19786.8474116189" calcext:value-type="float">
            <text:p>1.98E+04</text:p>
          </table:table-cell>
          <table:table-cell table:formula="of:=[.F20]*0.000568" office:value-type="float" office:value="61.3652605735374" calcext:value-type="float">
            <text:p>6.14E+01</text:p>
          </table:table-cell>
          <table:table-cell table:formula="of:=[.G20]*0.00982" office:value-type="float" office:value="55351.4130039151" calcext:value-type="float">
            <text:p>5.54E+04</text:p>
          </table:table-cell>
          <table:table-cell table:formula="of:=[.H20]*0.00982" office:value-type="float" office:value="1555.64987754086" calcext:value-type="float">
            <text:p>1.56E+03</text:p>
          </table:table-cell>
          <table:table-cell table:formula="of:=[.I20]*0.00567" office:value-type="float" office:value="414473.726178497" calcext:value-type="float">
            <text:p>4.14E+05</text:p>
          </table:table-cell>
          <table:table-cell table:formula="of:=[.J20]*0.00567" office:value-type="float" office:value="2603.25427219924" calcext:value-type="float">
            <text:p>2.60E+03</text:p>
          </table:table-cell>
          <table:table-cell table:formula="of:=[.K20]*0.0107" office:value-type="float" office:value="0" calcext:value-type="float">
            <text:p>0.00E+00</text:p>
          </table:table-cell>
          <table:table-cell table:formula="of:=[.L20]*0.0107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1]*(1-EXP(-0.000000151*60))" office:value-type="float" office:value="3093.52298630457" calcext:value-type="float">
            <text:p>3094</text:p>
          </table:table-cell>
          <table:table-cell table:formula="of:=[$'Total Activation'.B21]*(1-EXP(-0.000000151*60))" office:value-type="float" office:value="16.7413235117221" calcext:value-type="float">
            <text:p>17</text:p>
          </table:table-cell>
          <table:table-cell table:formula="of:=[$'Total Activation'.C21]*(1-EXP(-0.0359*60))" office:value-type="float" office:value="48079718.3349899" calcext:value-type="float">
            <text:p>48079718.3349899</text:p>
          </table:table-cell>
          <table:table-cell table:formula="of:=[$'Total Activation'.D21]*(1-EXP(-0.0359*60))" office:value-type="float" office:value="651932.129874053" calcext:value-type="float">
            <text:p>651932</text:p>
          </table:table-cell>
          <table:table-cell table:formula="of:=[$'Total Activation'.E21]*(1-EXP(-0.000568*60))" office:value-type="float" office:value="34631613.4743793" calcext:value-type="float">
            <text:p>34631613</text:p>
          </table:table-cell>
          <table:table-cell table:formula="of:=[$'Total Activation'.F21]*(1-EXP(-0.000568*60))" office:value-type="float" office:value="107720.032388119" calcext:value-type="float">
            <text:p>107720</text:p>
          </table:table-cell>
          <table:table-cell table:formula="of:=[$'Total Activation'.G21]*(1-EXP(-0.00982*60))" office:value-type="float" office:value="5516388.25171016" calcext:value-type="float">
            <text:p>5516388</text:p>
          </table:table-cell>
          <table:table-cell table:formula="of:=[$'Total Activation'.H21]*(1-EXP(-0.00982*60))" office:value-type="float" office:value="156718.105022917" calcext:value-type="float">
            <text:p>156718</text:p>
          </table:table-cell>
          <table:table-cell table:formula="of:=[$'Total Activation'.I21]*(1-EXP(-0.00567*60))" office:value-type="float" office:value="71971888.019703" calcext:value-type="float">
            <text:p>71971888</text:p>
          </table:table-cell>
          <table:table-cell table:formula="of:=[$'Total Activation'.J21]*(1-EXP(-0.00567*60))" office:value-type="float" office:value="455573.029495787" calcext:value-type="float">
            <text:p>455573.029495787</text:p>
          </table:table-cell>
          <table:table-cell table:formula="of:=[$'Total Activation'.K21]*(1-EXP(-0.0107*60))" office:value-type="float" office:value="4737.61106922895" calcext:value-type="float">
            <text:p>4737.61106922895</text:p>
          </table:table-cell>
          <table:table-cell table:formula="of:=[$'Total Activation'.L21]*(1-EXP(-0.0107*60))" office:value-type="float" office:value="4737.61106922895" calcext:value-type="float">
            <text:p>4737.61106922895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1]*0.000000151" office:value-type="float" office:value="0.00046712197093199" calcext:value-type="float">
            <text:p>4.67E-04</text:p>
          </table:table-cell>
          <table:table-cell table:formula="of:=[.B21]*0.000000151" office:value-type="float" office:value="0.00000252793985027004" calcext:value-type="float">
            <text:p>2.53E-06</text:p>
          </table:table-cell>
          <table:table-cell table:formula="of:=[.C21]*0.0359" office:value-type="float" office:value="1726061.88822614" calcext:value-type="float">
            <text:p>1.73E+06</text:p>
          </table:table-cell>
          <table:table-cell table:formula="of:=[.D21]*0.0359" office:value-type="float" office:value="23404.3634624785" calcext:value-type="float">
            <text:p>2.34E+04</text:p>
          </table:table-cell>
          <table:table-cell table:formula="of:=[.E21]*0.000568" office:value-type="float" office:value="19670.7564534474" calcext:value-type="float">
            <text:p>1.97E+04</text:p>
          </table:table-cell>
          <table:table-cell table:formula="of:=[.F21]*0.000568" office:value-type="float" office:value="61.1849783964517" calcext:value-type="float">
            <text:p>6.12E+01</text:p>
          </table:table-cell>
          <table:table-cell table:formula="of:=[.G21]*0.00982" office:value-type="float" office:value="54170.9326317937" calcext:value-type="float">
            <text:p>5.42E+04</text:p>
          </table:table-cell>
          <table:table-cell table:formula="of:=[.H21]*0.00982" office:value-type="float" office:value="1538.97179132504" calcext:value-type="float">
            <text:p>1.54E+03</text:p>
          </table:table-cell>
          <table:table-cell table:formula="of:=[.I21]*0.00567" office:value-type="float" office:value="408080.605071716" calcext:value-type="float">
            <text:p>4.08E+05</text:p>
          </table:table-cell>
          <table:table-cell table:formula="of:=[.J21]*0.00567" office:value-type="float" office:value="2583.09907724111" calcext:value-type="float">
            <text:p>2.58E+03</text:p>
          </table:table-cell>
          <table:table-cell table:formula="of:=[.K21]*0.0107" office:value-type="float" office:value="50.6924384407497" calcext:value-type="float">
            <text:p>5.07E+01</text:p>
          </table:table-cell>
          <table:table-cell table:formula="of:=[.L21]*0.0107" office:value-type="float" office:value="50.6924384407497" calcext:value-type="float">
            <text:p>5.07E+01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2]*(1-EXP(-0.000000151*60))" office:value-type="float" office:value="3198.07491268312" calcext:value-type="float">
            <text:p>3198</text:p>
          </table:table-cell>
          <table:table-cell table:formula="of:=[$'Total Activation'.B22]*(1-EXP(-0.000000151*60))" office:value-type="float" office:value="17.0218763520396" calcext:value-type="float">
            <text:p>17</text:p>
          </table:table-cell>
          <table:table-cell table:formula="of:=[$'Total Activation'.C22]*(1-EXP(-0.0359*60))" office:value-type="float" office:value="45498494.2581712" calcext:value-type="float">
            <text:p>45498494.2581712</text:p>
          </table:table-cell>
          <table:table-cell table:formula="of:=[$'Total Activation'.D22]*(1-EXP(-0.0359*60))" office:value-type="float" office:value="634190.803680764" calcext:value-type="float">
            <text:p>634191</text:p>
          </table:table-cell>
          <table:table-cell table:formula="of:=[$'Total Activation'.E22]*(1-EXP(-0.000568*60))" office:value-type="float" office:value="34882907.1093037" calcext:value-type="float">
            <text:p>34882907</text:p>
          </table:table-cell>
          <table:table-cell table:formula="of:=[$'Total Activation'.F22]*(1-EXP(-0.000568*60))" office:value-type="float" office:value="108110.144600937" calcext:value-type="float">
            <text:p>108110</text:p>
          </table:table-cell>
          <table:table-cell table:formula="of:=[$'Total Activation'.G22]*(1-EXP(-0.00982*60))" office:value-type="float" office:value="5013279.39582376" calcext:value-type="float">
            <text:p>5013279</text:p>
          </table:table-cell>
          <table:table-cell table:formula="of:=[$'Total Activation'.H22]*(1-EXP(-0.00982*60))" office:value-type="float" office:value="149400.728015657" calcext:value-type="float">
            <text:p>149401</text:p>
          </table:table-cell>
          <table:table-cell table:formula="of:=[$'Total Activation'.I22]*(1-EXP(-0.00567*60))" office:value-type="float" office:value="72646678.5396409" calcext:value-type="float">
            <text:p>72646679</text:p>
          </table:table-cell>
          <table:table-cell table:formula="of:=[$'Total Activation'.J22]*(1-EXP(-0.00567*60))" office:value-type="float" office:value="457703.716652263" calcext:value-type="float">
            <text:p>457703.716652263</text:p>
          </table:table-cell>
          <table:table-cell table:formula="of:=[$'Total Activation'.K22]*(1-EXP(-0.0107*60))" office:value-type="float" office:value="4737.61106922895" calcext:value-type="float">
            <text:p>4737.61106922895</text:p>
          </table:table-cell>
          <table:table-cell table:formula="of:=[$'Total Activation'.L22]*(1-EXP(-0.0107*60))" office:value-type="float" office:value="4737.61106922895" calcext:value-type="float">
            <text:p>4737.61106922895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*0.000000151" office:value-type="float" office:value="0.000482909311815151" calcext:value-type="float">
            <text:p>4.83E-04</text:p>
          </table:table-cell>
          <table:table-cell table:formula="of:=[.B22]*0.000000151" office:value-type="float" office:value="0.00000257030332915799" calcext:value-type="float">
            <text:p>2.57E-06</text:p>
          </table:table-cell>
          <table:table-cell table:formula="of:=[.C22]*0.0359" office:value-type="float" office:value="1633395.94386835" calcext:value-type="float">
            <text:p>1.63E+06</text:p>
          </table:table-cell>
          <table:table-cell table:formula="of:=[.D22]*0.0359" office:value-type="float" office:value="22767.4498521394" calcext:value-type="float">
            <text:p>2.28E+04</text:p>
          </table:table-cell>
          <table:table-cell table:formula="of:=[.E22]*0.000568" office:value-type="float" office:value="19813.4912380845" calcext:value-type="float">
            <text:p>1.98E+04</text:p>
          </table:table-cell>
          <table:table-cell table:formula="of:=[.F22]*0.000568" office:value-type="float" office:value="61.4065621333321" calcext:value-type="float">
            <text:p>6.14E+01</text:p>
          </table:table-cell>
          <table:table-cell table:formula="of:=[.G22]*0.00982" office:value-type="float" office:value="49230.4036669893" calcext:value-type="float">
            <text:p>4.92E+04</text:p>
          </table:table-cell>
          <table:table-cell table:formula="of:=[.H22]*0.00982" office:value-type="float" office:value="1467.11514911375" calcext:value-type="float">
            <text:p>1.47E+03</text:p>
          </table:table-cell>
          <table:table-cell table:formula="of:=[.I22]*0.00567" office:value-type="float" office:value="411906.667319764" calcext:value-type="float">
            <text:p>4.12E+05</text:p>
          </table:table-cell>
          <table:table-cell table:formula="of:=[.J22]*0.00567" office:value-type="float" office:value="2595.18007341833" calcext:value-type="float">
            <text:p>2.60E+03</text:p>
          </table:table-cell>
          <table:table-cell table:formula="of:=[.K22]*0.0107" office:value-type="float" office:value="50.6924384407497" calcext:value-type="float">
            <text:p>5.07E+01</text:p>
          </table:table-cell>
          <table:table-cell table:formula="of:=[.L22]*0.0107" office:value-type="float" office:value="50.6924384407497" calcext:value-type="float">
            <text:p>5.07E+01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3]*(1-EXP(-0.000000151*60))" office:value-type="float" office:value="3468.78648635651" calcext:value-type="float">
            <text:p>3469</text:p>
          </table:table-cell>
          <table:table-cell table:formula="of:=[$'Total Activation'.B23]*(1-EXP(-0.000000151*60))" office:value-type="float" office:value="17.7276798260305" calcext:value-type="float">
            <text:p>18</text:p>
          </table:table-cell>
          <table:table-cell table:formula="of:=[$'Total Activation'.C23]*(1-EXP(-0.0359*60))" office:value-type="float" office:value="41175827.910348" calcext:value-type="float">
            <text:p>41175827.910348</text:p>
          </table:table-cell>
          <table:table-cell table:formula="of:=[$'Total Activation'.D23]*(1-EXP(-0.0359*60))" office:value-type="float" office:value="603312.881369032" calcext:value-type="float">
            <text:p>603313</text:p>
          </table:table-cell>
          <table:table-cell table:formula="of:=[$'Total Activation'.E23]*(1-EXP(-0.000568*60))" office:value-type="float" office:value="36012053.1755639" calcext:value-type="float">
            <text:p>36012053</text:p>
          </table:table-cell>
          <table:table-cell table:formula="of:=[$'Total Activation'.F23]*(1-EXP(-0.000568*60))" office:value-type="float" office:value="109845.951183632" calcext:value-type="float">
            <text:p>109846</text:p>
          </table:table-cell>
          <table:table-cell table:formula="of:=[$'Total Activation'.G23]*(1-EXP(-0.00982*60))" office:value-type="float" office:value="3686496.74932688" calcext:value-type="float">
            <text:p>3686497</text:p>
          </table:table-cell>
          <table:table-cell table:formula="of:=[$'Total Activation'.H23]*(1-EXP(-0.00982*60))" office:value-type="float" office:value="128114.618268201" calcext:value-type="float">
            <text:p>128115</text:p>
          </table:table-cell>
          <table:table-cell table:formula="of:=[$'Total Activation'.I23]*(1-EXP(-0.00567*60))" office:value-type="float" office:value="71922864.7768015" calcext:value-type="float">
            <text:p>71922865</text:p>
          </table:table-cell>
          <table:table-cell table:formula="of:=[$'Total Activation'.J23]*(1-EXP(-0.00567*60))" office:value-type="float" office:value="455417.847574711" calcext:value-type="float">
            <text:p>455417.847574711</text:p>
          </table:table-cell>
          <table:table-cell table:formula="of:=[$'Total Activation'.K23]*(1-EXP(-0.0107*60))" office:value-type="float" office:value="0" calcext:value-type="float">
            <text:p>0</text:p>
          </table:table-cell>
          <table:table-cell table:formula="of:=[$'Total Activation'.L23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*0.000000151" office:value-type="float" office:value="0.000523786759439833" calcext:value-type="float">
            <text:p>5.24E-04</text:p>
          </table:table-cell>
          <table:table-cell table:formula="of:=[.B23]*0.000000151" office:value-type="float" office:value="0.00000267687965373061" calcext:value-type="float">
            <text:p>2.68E-06</text:p>
          </table:table-cell>
          <table:table-cell table:formula="of:=[.C23]*0.0359" office:value-type="float" office:value="1478212.22198149" calcext:value-type="float">
            <text:p>1.48E+06</text:p>
          </table:table-cell>
          <table:table-cell table:formula="of:=[.D23]*0.0359" office:value-type="float" office:value="21658.9324411483" calcext:value-type="float">
            <text:p>2.17E+04</text:p>
          </table:table-cell>
          <table:table-cell table:formula="of:=[.E23]*0.000568" office:value-type="float" office:value="20454.8462037203" calcext:value-type="float">
            <text:p>2.05E+04</text:p>
          </table:table-cell>
          <table:table-cell table:formula="of:=[.F23]*0.000568" office:value-type="float" office:value="62.3925002723032" calcext:value-type="float">
            <text:p>6.24E+01</text:p>
          </table:table-cell>
          <table:table-cell table:formula="of:=[.G23]*0.00982" office:value-type="float" office:value="36201.39807839" calcext:value-type="float">
            <text:p>3.62E+04</text:p>
          </table:table-cell>
          <table:table-cell table:formula="of:=[.H23]*0.00982" office:value-type="float" office:value="1258.08555139373" calcext:value-type="float">
            <text:p>1.26E+03</text:p>
          </table:table-cell>
          <table:table-cell table:formula="of:=[.I23]*0.00567" office:value-type="float" office:value="407802.643284465" calcext:value-type="float">
            <text:p>4.08E+05</text:p>
          </table:table-cell>
          <table:table-cell table:formula="of:=[.J23]*0.00567" office:value-type="float" office:value="2582.21919574861" calcext:value-type="float">
            <text:p>2.58E+03</text:p>
          </table:table-cell>
          <table:table-cell table:formula="of:=[.K23]*0.0107" office:value-type="float" office:value="0" calcext:value-type="float">
            <text:p>0.00E+00</text:p>
          </table:table-cell>
          <table:table-cell table:formula="of:=[.L23]*0.0107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4]*(1-EXP(-0.000000151*60))" office:value-type="float" office:value="3867.96827805831" calcext:value-type="float">
            <text:p>3868</text:p>
          </table:table-cell>
          <table:table-cell table:formula="of:=[$'Total Activation'.B24]*(1-EXP(-0.000000151*60))" office:value-type="float" office:value="18.7199449387907" calcext:value-type="float">
            <text:p>19</text:p>
          </table:table-cell>
          <table:table-cell table:formula="of:=[$'Total Activation'.C24]*(1-EXP(-0.0359*60))" office:value-type="float" office:value="28685178.5249204" calcext:value-type="float">
            <text:p>28685178.5249204</text:p>
          </table:table-cell>
          <table:table-cell table:formula="of:=[$'Total Activation'.D24]*(1-EXP(-0.0359*60))" office:value-type="float" office:value="503558.819245197" calcext:value-type="float">
            <text:p>503559</text:p>
          </table:table-cell>
          <table:table-cell table:formula="of:=[$'Total Activation'.E24]*(1-EXP(-0.000568*60))" office:value-type="float" office:value="38189931.3449086" calcext:value-type="float">
            <text:p>38189931</text:p>
          </table:table-cell>
          <table:table-cell table:formula="of:=[$'Total Activation'.F24]*(1-EXP(-0.000568*60))" office:value-type="float" office:value="113118.738000827" calcext:value-type="float">
            <text:p>113119</text:p>
          </table:table-cell>
          <table:table-cell table:formula="of:=[$'Total Activation'.G24]*(1-EXP(-0.00982*60))" office:value-type="float" office:value="2007983.13278554" calcext:value-type="float">
            <text:p>2007983</text:p>
          </table:table-cell>
          <table:table-cell table:formula="of:=[$'Total Activation'.H24]*(1-EXP(-0.00982*60))" office:value-type="float" office:value="94552.2329109715" calcext:value-type="float">
            <text:p>94552</text:p>
          </table:table-cell>
          <table:table-cell table:formula="of:=[$'Total Activation'.I24]*(1-EXP(-0.00567*60))" office:value-type="float" office:value="74100073.505661" calcext:value-type="float">
            <text:p>74100074</text:p>
          </table:table-cell>
          <table:table-cell table:formula="of:=[$'Total Activation'.J24]*(1-EXP(-0.00567*60))" office:value-type="float" office:value="462259.533830038" calcext:value-type="float">
            <text:p>462259.533830038</text:p>
          </table:table-cell>
          <table:table-cell table:formula="of:=[$'Total Activation'.K24]*(1-EXP(-0.0107*60))" office:value-type="float" office:value="0" calcext:value-type="float">
            <text:p>0</text:p>
          </table:table-cell>
          <table:table-cell table:formula="of:=[$'Total Activation'.L24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]*0.000000151" office:value-type="float" office:value="0.000584063209986805" calcext:value-type="float">
            <text:p>5.84E-04</text:p>
          </table:table-cell>
          <table:table-cell table:formula="of:=[.B24]*0.000000151" office:value-type="float" office:value="0.0000028267116857574" calcext:value-type="float">
            <text:p>2.83E-06</text:p>
          </table:table-cell>
          <table:table-cell table:formula="of:=[.C24]*0.0359" office:value-type="float" office:value="1029797.90904464" calcext:value-type="float">
            <text:p>1.03E+06</text:p>
          </table:table-cell>
          <table:table-cell table:formula="of:=[.D24]*0.0359" office:value-type="float" office:value="18077.7616109026" calcext:value-type="float">
            <text:p>1.81E+04</text:p>
          </table:table-cell>
          <table:table-cell table:formula="of:=[.E24]*0.000568" office:value-type="float" office:value="21691.8810039081" calcext:value-type="float">
            <text:p>2.17E+04</text:p>
          </table:table-cell>
          <table:table-cell table:formula="of:=[.F24]*0.000568" office:value-type="float" office:value="64.2514431844697" calcext:value-type="float">
            <text:p>6.43E+01</text:p>
          </table:table-cell>
          <table:table-cell table:formula="of:=[.G24]*0.00982" office:value-type="float" office:value="19718.394363954" calcext:value-type="float">
            <text:p>1.97E+04</text:p>
          </table:table-cell>
          <table:table-cell table:formula="of:=[.H24]*0.00982" office:value-type="float" office:value="928.50292718574" calcext:value-type="float">
            <text:p>9.29E+02</text:p>
          </table:table-cell>
          <table:table-cell table:formula="of:=[.I24]*0.00567" office:value-type="float" office:value="420147.416777098" calcext:value-type="float">
            <text:p>4.20E+05</text:p>
          </table:table-cell>
          <table:table-cell table:formula="of:=[.J24]*0.00567" office:value-type="float" office:value="2621.01155681632" calcext:value-type="float">
            <text:p>2.62E+03</text:p>
          </table:table-cell>
          <table:table-cell table:formula="of:=[.K24]*0.0107" office:value-type="float" office:value="0" calcext:value-type="float">
            <text:p>0.00E+00</text:p>
          </table:table-cell>
          <table:table-cell table:formula="of:=[.L24]*0.0107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5]*(1-EXP(-0.000000151*60))" office:value-type="float" office:value="2193.86906174741" calcext:value-type="float">
            <text:p>2194</text:p>
          </table:table-cell>
          <table:table-cell table:formula="of:=[$'Total Activation'.B25]*(1-EXP(-0.000000151*60))" office:value-type="float" office:value="14.0983558116792" calcext:value-type="float">
            <text:p>14</text:p>
          </table:table-cell>
          <table:table-cell table:formula="of:=[$'Total Activation'.C25]*(1-EXP(-0.0359*60))" office:value-type="float" office:value="12349212.4497115" calcext:value-type="float">
            <text:p>12349212.4497115</text:p>
          </table:table-cell>
          <table:table-cell table:formula="of:=[$'Total Activation'.D25]*(1-EXP(-0.0359*60))" office:value-type="float" office:value="330400.776273513" calcext:value-type="float">
            <text:p>330401</text:p>
          </table:table-cell>
          <table:table-cell table:formula="of:=[$'Total Activation'.E25]*(1-EXP(-0.000568*60))" office:value-type="float" office:value="24838197.9341061" calcext:value-type="float">
            <text:p>24838198</text:p>
          </table:table-cell>
          <table:table-cell table:formula="of:=[$'Total Activation'.F25]*(1-EXP(-0.000568*60))" office:value-type="float" office:value="91226.3196220103" calcext:value-type="float">
            <text:p>91226</text:p>
          </table:table-cell>
          <table:table-cell table:formula="of:=[$'Total Activation'.G25]*(1-EXP(-0.00982*60))" office:value-type="float" office:value="614416.124887814" calcext:value-type="float">
            <text:p>614416</text:p>
          </table:table-cell>
          <table:table-cell table:formula="of:=[$'Total Activation'.H25]*(1-EXP(-0.00982*60))" office:value-type="float" office:value="52302.5738914234" calcext:value-type="float">
            <text:p>52303</text:p>
          </table:table-cell>
          <table:table-cell table:formula="of:=[$'Total Activation'.I25]*(1-EXP(-0.00567*60))" office:value-type="float" office:value="48919428.9753282" calcext:value-type="float">
            <text:p>48919429</text:p>
          </table:table-cell>
          <table:table-cell table:formula="of:=[$'Total Activation'.J25]*(1-EXP(-0.00567*60))" office:value-type="float" office:value="375592.790231721" calcext:value-type="float">
            <text:p>375592.790231721</text:p>
          </table:table-cell>
          <table:table-cell table:formula="of:=[$'Total Activation'.K25]*(1-EXP(-0.0107*60))" office:value-type="float" office:value="0" calcext:value-type="float">
            <text:p>0</text:p>
          </table:table-cell>
          <table:table-cell table:formula="of:=[$'Total Activation'.L25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*0.000000151" office:value-type="float" office:value="0.000331274228323858" calcext:value-type="float">
            <text:p>3.31E-04</text:p>
          </table:table-cell>
          <table:table-cell table:formula="of:=[.B25]*0.000000151" office:value-type="float" office:value="0.00000212885172756356" calcext:value-type="float">
            <text:p>2.13E-06</text:p>
          </table:table-cell>
          <table:table-cell table:formula="of:=[.C25]*0.0359" office:value-type="float" office:value="443336.726944643" calcext:value-type="float">
            <text:p>4.43E+05</text:p>
          </table:table-cell>
          <table:table-cell table:formula="of:=[.D25]*0.0359" office:value-type="float" office:value="11861.3878682191" calcext:value-type="float">
            <text:p>1.19E+04</text:p>
          </table:table-cell>
          <table:table-cell table:formula="of:=[.E25]*0.000568" office:value-type="float" office:value="14108.0964265723" calcext:value-type="float">
            <text:p>1.41E+04</text:p>
          </table:table-cell>
          <table:table-cell table:formula="of:=[.F25]*0.000568" office:value-type="float" office:value="51.8165495453019" calcext:value-type="float">
            <text:p>5.18E+01</text:p>
          </table:table-cell>
          <table:table-cell table:formula="of:=[.G25]*0.00982" office:value-type="float" office:value="6033.56634639833" calcext:value-type="float">
            <text:p>6.03E+03</text:p>
          </table:table-cell>
          <table:table-cell table:formula="of:=[.H25]*0.00982" office:value-type="float" office:value="513.611275613778" calcext:value-type="float">
            <text:p>5.14E+02</text:p>
          </table:table-cell>
          <table:table-cell table:formula="of:=[.I25]*0.00567" office:value-type="float" office:value="277373.162290111" calcext:value-type="float">
            <text:p>2.77E+05</text:p>
          </table:table-cell>
          <table:table-cell table:formula="of:=[.J25]*0.00567" office:value-type="float" office:value="2129.61112061386" calcext:value-type="float">
            <text:p>2.13E+03</text:p>
          </table:table-cell>
          <table:table-cell table:formula="of:=[.K25]*0.0107" office:value-type="float" office:value="0" calcext:value-type="float">
            <text:p>0.00E+00</text:p>
          </table:table-cell>
          <table:table-cell table:formula="of:=[.L25]*0.0107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14"/>
        </table:table-row>
      </table:table>
      <table:table table:name="After One Hour" table:style-name="ta1">
        <table:table-column table:style-name="co7" table:number-columns-repeated="12" table:default-cell-style-name="ce1"/>
        <table:table-column table:style-name="co7" table:number-columns-repeated="2" table:default-cell-style-name="ce2"/>
        <table:table-column table:style-name="co7" table:default-cell-style-name="Default"/>
        <table:table-column table:style-name="co7" table:number-columns-repeated="12" table:default-cell-style-name="ce5"/>
        <table:table-column table:style-name="co7" table:number-columns-repeated="2" table:default-cell-style-name="ce6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1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4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5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F17 (s)</text:p>
          </table:table-cell>
          <table:table-cell table:style-name="Default" office:value-type="string" calcext:value-type="string">
            <text:p>Error (s)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Saturation.A2]*EXP(-0.000000151*3600)" office:value-type="float" office:value="604.514156825652" calcext:value-type="float">
            <text:p>605</text:p>
          </table:table-cell>
          <table:table-cell table:formula="of:=[$Saturation.B2]*EXP(-0.000000151*3600)" office:value-type="float" office:value="7.3985789386853" calcext:value-type="float">
            <text:p>7</text:p>
          </table:table-cell>
          <table:table-cell table:formula="of:=[$Saturation.C2]*EXP(-0.0359*3600)" office:value-type="float" office:value="7.0208296267091E-050" calcext:value-type="float">
            <text:p>0</text:p>
          </table:table-cell>
          <table:table-cell table:formula="of:=[$Saturation.D2]*EXP(-0.0359*3600)" office:value-type="float" office:value="2.14934546056134E-051" calcext:value-type="float">
            <text:p>0</text:p>
          </table:table-cell>
          <table:table-cell table:formula="of:=[$Saturation.E2]*EXP(-0.000568*3600)" office:value-type="float" office:value="881176.051747497" calcext:value-type="float">
            <text:p>881176</text:p>
          </table:table-cell>
          <table:table-cell table:formula="of:=[$Saturation.F2]*EXP(-0.000568*3600)" office:value-type="float" office:value="6181.1427995783" calcext:value-type="float">
            <text:p>6181</text:p>
          </table:table-cell>
          <table:table-cell table:formula="of:=[$Saturation.G2]*EXP(-0.00982*3600)" office:value-type="float" office:value="0.000000000473823106744436" calcext:value-type="float">
            <text:p>0</text:p>
          </table:table-cell>
          <table:table-cell table:formula="of:=[$Saturation.H2]*EXP(-0.00982*3600)" office:value-type="float" office:value="0.000000000030585150024491" calcext:value-type="float">
            <text:p>0</text:p>
          </table:table-cell>
          <table:table-cell table:formula="of:=[$Saturation.I2]*EXP(-0.00567*3600)" office:value-type="float" office:value="0.0194828104112424" calcext:value-type="float">
            <text:p>0</text:p>
          </table:table-cell>
          <table:table-cell table:formula="of:=[$Saturation.J2]*EXP(-0.00567*3600)" office:value-type="float" office:value="0.00027694458469995" calcext:value-type="float">
            <text:p>0</text:p>
          </table:table-cell>
          <table:table-cell table:formula="of:=[$Saturation.K2]*EXP(-0.0107*3600)" office:value-type="float" office:value="0" calcext:value-type="float">
            <text:p>0</text:p>
          </table:table-cell>
          <table:table-cell table:formula="of:=[$Saturation.L2]*EXP(-0.0107*3600)" office:value-type="float" office:value="0" calcext:value-type="float">
            <text:p>0</text:p>
          </table:table-cell>
          <table:table-cell table:formula="of:=[$Saturation.M2]" office:value-type="float" office:value="0.25" calcext:value-type="float">
            <text:p>0.25</text:p>
          </table:table-cell>
          <table:table-cell table:formula="of:=[$Saturation.N2]" office:value-type="float" office:value="1" calcext:value-type="float">
            <text:p>1.00</text:p>
          </table:table-cell>
          <table:table-cell/>
          <table:table-cell table:formula="of:=[.A2]*0.000000151" office:value-type="float" office:value="0.0000912816376806735" calcext:value-type="float">
            <text:p>9.13E-05</text:p>
          </table:table-cell>
          <table:table-cell table:formula="of:=[.B2]*0.000000151" office:value-type="float" office:value="0.00000111718541974148" calcext:value-type="float">
            <text:p>1.12E-06</text:p>
          </table:table-cell>
          <table:table-cell table:formula="of:=[.C2]*0.0359" office:value-type="float" office:value="2.52047783598857E-051" calcext:value-type="float">
            <text:p>2.52E-51</text:p>
          </table:table-cell>
          <table:table-cell table:formula="of:=[.D2]*0.0359" office:value-type="float" office:value="7.71615020341521E-053" calcext:value-type="float">
            <text:p>7.72E-53</text:p>
          </table:table-cell>
          <table:table-cell table:formula="of:=[.E2]*0.000568" office:value-type="float" office:value="500.507997392579" calcext:value-type="float">
            <text:p>5.01E+02</text:p>
          </table:table-cell>
          <table:table-cell table:formula="of:=[.F2]*0.000568" office:value-type="float" office:value="3.51088911016047" calcext:value-type="float">
            <text:p>3.51E+00</text:p>
          </table:table-cell>
          <table:table-cell table:formula="of:=[.G2]*0.00982" office:value-type="float" office:value="0.00000000000465294290823037" calcext:value-type="float">
            <text:p>4.65E-12</text:p>
          </table:table-cell>
          <table:table-cell table:formula="of:=[.H2]*0.00982" office:value-type="float" office:value="0.000000000000300346173240502" calcext:value-type="float">
            <text:p>3.00E-13</text:p>
          </table:table-cell>
          <table:table-cell table:formula="of:=[.I2]*0.00567" office:value-type="float" office:value="0.000110467535031744" calcext:value-type="float">
            <text:p>1.10E-04</text:p>
          </table:table-cell>
          <table:table-cell table:formula="of:=[.J2]*0.00567" office:value-type="float" office:value="0.00000157027579524872" calcext:value-type="float">
            <text:p>1.57E-06</text:p>
          </table:table-cell>
          <table:table-cell table:formula="of:=[.K2]*0.0107" office:value-type="float" office:value="0" calcext:value-type="float">
            <text:p>0.00E+00</text:p>
          </table:table-cell>
          <table:table-cell table:formula="of:=[.L2]*0.0107" office:value-type="float" office:value="0" calcext:value-type="float">
            <text:p>0.00E+00</text:p>
          </table:table-cell>
          <table:table-cell table:formula="of:=[.M2]" office:value-type="float" office:value="0.25" calcext:value-type="float">
            <text:p>0.25</text:p>
          </table:table-cell>
          <table:table-cell table:formula="of:=[.N2]" office:value-type="float" office:value="1" calcext:value-type="float">
            <text:p>1</text:p>
          </table:table-cell>
        </table:table-row>
        <table:table-row table:style-name="ro1">
          <table:table-cell table:formula="of:=[$Saturation.A3]*EXP(-0.000000151*3600)" office:value-type="float" office:value="621.990374960367" calcext:value-type="float">
            <text:p>622</text:p>
          </table:table-cell>
          <table:table-cell table:formula="of:=[$Saturation.B3]*EXP(-0.000000151*3600)" office:value-type="float" office:value="7.50476169066536" calcext:value-type="float">
            <text:p>8</text:p>
          </table:table-cell>
          <table:table-cell table:formula="of:=[$Saturation.C3]*EXP(-0.0359*3600)" office:value-type="float" office:value="7.21164880119322E-050" calcext:value-type="float">
            <text:p>0</text:p>
          </table:table-cell>
          <table:table-cell table:formula="of:=[$Saturation.D3]*EXP(-0.0359*3600)" office:value-type="float" office:value="2.17835818506946E-051" calcext:value-type="float">
            <text:p>0</text:p>
          </table:table-cell>
          <table:table-cell table:formula="of:=[$Saturation.E3]*EXP(-0.000568*3600)" office:value-type="float" office:value="883690.848332713" calcext:value-type="float">
            <text:p>883691</text:p>
          </table:table-cell>
          <table:table-cell table:formula="of:=[$Saturation.F3]*EXP(-0.000568*3600)" office:value-type="float" office:value="6189.95672617899" calcext:value-type="float">
            <text:p>6190</text:p>
          </table:table-cell>
          <table:table-cell table:formula="of:=[$Saturation.G3]*EXP(-0.00982*3600)" office:value-type="float" office:value="0.000000000452106214351983" calcext:value-type="float">
            <text:p>0</text:p>
          </table:table-cell>
          <table:table-cell table:formula="of:=[$Saturation.H3]*EXP(-0.00982*3600)" office:value-type="float" office:value="0.0000000000298760195825126" calcext:value-type="float">
            <text:p>0</text:p>
          </table:table-cell>
          <table:table-cell table:formula="of:=[$Saturation.I3]*EXP(-0.00567*3600)" office:value-type="float" office:value="0.0197623172892376" calcext:value-type="float">
            <text:p>0</text:p>
          </table:table-cell>
          <table:table-cell table:formula="of:=[$Saturation.J3]*EXP(-0.00567*3600)" office:value-type="float" office:value="0.000278924079919007" calcext:value-type="float">
            <text:p>0</text:p>
          </table:table-cell>
          <table:table-cell table:formula="of:=[$Saturation.K3]*EXP(-0.0107*3600)" office:value-type="float" office:value="0" calcext:value-type="float">
            <text:p>0</text:p>
          </table:table-cell>
          <table:table-cell table:formula="of:=[$Saturation.L3]*EXP(-0.0107*3600)" office:value-type="float" office:value="0" calcext:value-type="float">
            <text:p>0</text:p>
          </table:table-cell>
          <table:table-cell table:formula="of:=[$Saturation.M3]" office:value-type="float" office:value="0.23" calcext:value-type="float">
            <text:p>0.23</text:p>
          </table:table-cell>
          <table:table-cell table:formula="of:=[$Saturation.N3]" office:value-type="float" office:value="1" calcext:value-type="float">
            <text:p>1.00</text:p>
          </table:table-cell>
          <table:table-cell/>
          <table:table-cell table:formula="of:=[.A3]*0.000000151" office:value-type="float" office:value="0.0000939205466190153" calcext:value-type="float">
            <text:p>9.39E-05</text:p>
          </table:table-cell>
          <table:table-cell table:formula="of:=[.B3]*0.000000151" office:value-type="float" office:value="0.00000113321901529047" calcext:value-type="float">
            <text:p>1.13E-06</text:p>
          </table:table-cell>
          <table:table-cell table:formula="of:=[.C3]*0.0359" office:value-type="float" office:value="2.58898191962837E-051" calcext:value-type="float">
            <text:p>2.59E-51</text:p>
          </table:table-cell>
          <table:table-cell table:formula="of:=[.D3]*0.0359" office:value-type="float" office:value="7.82030588439935E-053" calcext:value-type="float">
            <text:p>7.82E-53</text:p>
          </table:table-cell>
          <table:table-cell table:formula="of:=[.E3]*0.000568" office:value-type="float" office:value="501.936401852981" calcext:value-type="float">
            <text:p>5.02E+02</text:p>
          </table:table-cell>
          <table:table-cell table:formula="of:=[.F3]*0.000568" office:value-type="float" office:value="3.51589542046967" calcext:value-type="float">
            <text:p>3.52E+00</text:p>
          </table:table-cell>
          <table:table-cell table:formula="of:=[.G3]*0.00982" office:value-type="float" office:value="0.00000000000443968302493647" calcext:value-type="float">
            <text:p>4.44E-12</text:p>
          </table:table-cell>
          <table:table-cell table:formula="of:=[.H3]*0.00982" office:value-type="float" office:value="0.000000000000293382512300274" calcext:value-type="float">
            <text:p>2.93E-13</text:p>
          </table:table-cell>
          <table:table-cell table:formula="of:=[.I3]*0.00567" office:value-type="float" office:value="0.000112052339029977" calcext:value-type="float">
            <text:p>1.12E-04</text:p>
          </table:table-cell>
          <table:table-cell table:formula="of:=[.J3]*0.00567" office:value-type="float" office:value="0.00000158149953314077" calcext:value-type="float">
            <text:p>1.58E-06</text:p>
          </table:table-cell>
          <table:table-cell table:formula="of:=[.K3]*0.0107" office:value-type="float" office:value="0" calcext:value-type="float">
            <text:p>0.00E+00</text:p>
          </table:table-cell>
          <table:table-cell table:formula="of:=[.L3]*0.0107" office:value-type="float" office:value="0" calcext:value-type="float">
            <text:p>0.00E+00</text:p>
          </table:table-cell>
          <table:table-cell table:formula="of:=[.M3]" office:value-type="float" office:value="0.23" calcext:value-type="float">
            <text:p>0.23</text:p>
          </table:table-cell>
          <table:table-cell table:formula="of:=[.N3]" office:value-type="float" office:value="1" calcext:value-type="float">
            <text:p>1</text:p>
          </table:table-cell>
        </table:table-row>
        <table:table-row table:style-name="ro1">
          <table:table-cell table:formula="of:=[$Saturation.A4]*EXP(-0.000000151*3600)" office:value-type="float" office:value="620.541569311893" calcext:value-type="float">
            <text:p>621</text:p>
          </table:table-cell>
          <table:table-cell table:formula="of:=[$Saturation.B4]*EXP(-0.000000151*3600)" office:value-type="float" office:value="7.49601615331356" calcext:value-type="float">
            <text:p>7</text:p>
          </table:table-cell>
          <table:table-cell table:formula="of:=[$Saturation.C4]*EXP(-0.0359*3600)" office:value-type="float" office:value="6.84317039529284E-050" calcext:value-type="float">
            <text:p>0</text:p>
          </table:table-cell>
          <table:table-cell table:formula="of:=[$Saturation.D4]*EXP(-0.0359*3600)" office:value-type="float" office:value="2.12197705932219E-051" calcext:value-type="float">
            <text:p>0</text:p>
          </table:table-cell>
          <table:table-cell table:formula="of:=[$Saturation.E4]*EXP(-0.000568*3600)" office:value-type="float" office:value="891798.899391946" calcext:value-type="float">
            <text:p>891799</text:p>
          </table:table-cell>
          <table:table-cell table:formula="of:=[$Saturation.F4]*EXP(-0.000568*3600)" office:value-type="float" office:value="6218.28896924323" calcext:value-type="float">
            <text:p>6218</text:p>
          </table:table-cell>
          <table:table-cell table:formula="of:=[$Saturation.G4]*EXP(-0.00982*3600)" office:value-type="float" office:value="0.000000000509359839750269" calcext:value-type="float">
            <text:p>0</text:p>
          </table:table-cell>
          <table:table-cell table:formula="of:=[$Saturation.H4]*EXP(-0.00982*3600)" office:value-type="float" office:value="0.0000000000317113584882794" calcext:value-type="float">
            <text:p>0</text:p>
          </table:table-cell>
          <table:table-cell table:formula="of:=[$Saturation.I4]*EXP(-0.00567*3600)" office:value-type="float" office:value="0.0198371149044757" calcext:value-type="float">
            <text:p>0</text:p>
          </table:table-cell>
          <table:table-cell table:formula="of:=[$Saturation.J4]*EXP(-0.00567*3600)" office:value-type="float" office:value="0.00027945142578197" calcext:value-type="float">
            <text:p>0</text:p>
          </table:table-cell>
          <table:table-cell table:formula="of:=[$Saturation.K4]*EXP(-0.0107*3600)" office:value-type="float" office:value="0" calcext:value-type="float">
            <text:p>0</text:p>
          </table:table-cell>
          <table:table-cell table:formula="of:=[$Saturation.L4]*EXP(-0.0107*3600)" office:value-type="float" office:value="0" calcext:value-type="float">
            <text:p>0</text:p>
          </table:table-cell>
          <table:table-cell table:formula="of:=[$Saturation.M4]" office:value-type="float" office:value="0.2" calcext:value-type="float">
            <text:p>0.20</text:p>
          </table:table-cell>
          <table:table-cell table:formula="of:=[$Saturation.N4]" office:value-type="float" office:value="1" calcext:value-type="float">
            <text:p>1.00</text:p>
          </table:table-cell>
          <table:table-cell/>
          <table:table-cell table:formula="of:=[.A4]*0.000000151" office:value-type="float" office:value="0.0000937017769660958" calcext:value-type="float">
            <text:p>9.37E-05</text:p>
          </table:table-cell>
          <table:table-cell table:formula="of:=[.B4]*0.000000151" office:value-type="float" office:value="0.00000113189843915035" calcext:value-type="float">
            <text:p>1.13E-06</text:p>
          </table:table-cell>
          <table:table-cell table:formula="of:=[.C4]*0.0359" office:value-type="float" office:value="2.45669817191013E-051" calcext:value-type="float">
            <text:p>2.46E-51</text:p>
          </table:table-cell>
          <table:table-cell table:formula="of:=[.D4]*0.0359" office:value-type="float" office:value="7.61789764296667E-053" calcext:value-type="float">
            <text:p>7.62E-53</text:p>
          </table:table-cell>
          <table:table-cell table:formula="of:=[.E4]*0.000568" office:value-type="float" office:value="506.541774854625" calcext:value-type="float">
            <text:p>5.07E+02</text:p>
          </table:table-cell>
          <table:table-cell table:formula="of:=[.F4]*0.000568" office:value-type="float" office:value="3.53198813453015" calcext:value-type="float">
            <text:p>3.53E+00</text:p>
          </table:table-cell>
          <table:table-cell table:formula="of:=[.G4]*0.00982" office:value-type="float" office:value="0.00000000000500191362634764" calcext:value-type="float">
            <text:p>5.00E-12</text:p>
          </table:table-cell>
          <table:table-cell table:formula="of:=[.H4]*0.00982" office:value-type="float" office:value="0.000000000000311405540354904" calcext:value-type="float">
            <text:p>3.11E-13</text:p>
          </table:table-cell>
          <table:table-cell table:formula="of:=[.I4]*0.00567" office:value-type="float" office:value="0.000112476441508377" calcext:value-type="float">
            <text:p>1.12E-04</text:p>
          </table:table-cell>
          <table:table-cell table:formula="of:=[.J4]*0.00567" office:value-type="float" office:value="0.00000158448958418377" calcext:value-type="float">
            <text:p>1.58E-06</text:p>
          </table:table-cell>
          <table:table-cell table:formula="of:=[.K4]*0.0107" office:value-type="float" office:value="0" calcext:value-type="float">
            <text:p>0.00E+00</text:p>
          </table:table-cell>
          <table:table-cell table:formula="of:=[.L4]*0.0107" office:value-type="float" office:value="0" calcext:value-type="float">
            <text:p>0.00E+00</text:p>
          </table:table-cell>
          <table:table-cell table:formula="of:=[.M4]" office:value-type="float" office:value="0.2" calcext:value-type="float">
            <text:p>0.2</text:p>
          </table:table-cell>
          <table:table-cell table:formula="of:=[.N4]" office:value-type="float" office:value="1" calcext:value-type="float">
            <text:p>1</text:p>
          </table:table-cell>
        </table:table-row>
        <table:table-row table:style-name="ro1">
          <table:table-cell table:formula="of:=[$Saturation.A5]*EXP(-0.000000151*3600)" office:value-type="float" office:value="667.718303240318" calcext:value-type="float">
            <text:p>668</text:p>
          </table:table-cell>
          <table:table-cell table:formula="of:=[$Saturation.B5]*EXP(-0.000000151*3600)" office:value-type="float" office:value="7.7757397128981" calcext:value-type="float">
            <text:p>8</text:p>
          </table:table-cell>
          <table:table-cell table:formula="of:=[$Saturation.C5]*EXP(-0.0359*3600)" office:value-type="float" office:value="6.3891523594513E-050" calcext:value-type="float">
            <text:p>0</text:p>
          </table:table-cell>
          <table:table-cell table:formula="of:=[$Saturation.D5]*EXP(-0.0359*3600)" office:value-type="float" office:value="2.05037656666198E-051" calcext:value-type="float">
            <text:p>0</text:p>
          </table:table-cell>
          <table:table-cell table:formula="of:=[$Saturation.E5]*EXP(-0.000568*3600)" office:value-type="float" office:value="914041.841602568" calcext:value-type="float">
            <text:p>914042</text:p>
          </table:table-cell>
          <table:table-cell table:formula="of:=[$Saturation.F5]*EXP(-0.000568*3600)" office:value-type="float" office:value="6295.35858309741" calcext:value-type="float">
            <text:p>6295</text:p>
          </table:table-cell>
          <table:table-cell table:formula="of:=[$Saturation.G5]*EXP(-0.00982*3600)" office:value-type="float" office:value="0.000000000327727648831568" calcext:value-type="float">
            <text:p>0</text:p>
          </table:table-cell>
          <table:table-cell table:formula="of:=[$Saturation.H5]*EXP(-0.00982*3600)" office:value-type="float" office:value="0.0000000000254365986929122" calcext:value-type="float">
            <text:p>0</text:p>
          </table:table-cell>
          <table:table-cell table:formula="of:=[$Saturation.I5]*EXP(-0.00567*3600)" office:value-type="float" office:value="0.0200221405842753" calcext:value-type="float">
            <text:p>0</text:p>
          </table:table-cell>
          <table:table-cell table:formula="of:=[$Saturation.J5]*EXP(-0.00567*3600)" office:value-type="float" office:value="0.000280751657225908" calcext:value-type="float">
            <text:p>0</text:p>
          </table:table-cell>
          <table:table-cell table:formula="of:=[$Saturation.K5]*EXP(-0.0107*3600)" office:value-type="float" office:value="0" calcext:value-type="float">
            <text:p>0</text:p>
          </table:table-cell>
          <table:table-cell table:formula="of:=[$Saturation.L5]*EXP(-0.0107*3600)" office:value-type="float" office:value="0" calcext:value-type="float">
            <text:p>0</text:p>
          </table:table-cell>
          <table:table-cell table:formula="of:=[$Saturation.M5]" office:value-type="float" office:value="0.15" calcext:value-type="float">
            <text:p>0.15</text:p>
          </table:table-cell>
          <table:table-cell table:formula="of:=[$Saturation.N5]" office:value-type="float" office:value="1" calcext:value-type="float">
            <text:p>1.00</text:p>
          </table:table-cell>
          <table:table-cell/>
          <table:table-cell table:formula="of:=[.A5]*0.000000151" office:value-type="float" office:value="0.000100825463789288" calcext:value-type="float">
            <text:p>1.01E-04</text:p>
          </table:table-cell>
          <table:table-cell table:formula="of:=[.B5]*0.000000151" office:value-type="float" office:value="0.00000117413669664761" calcext:value-type="float">
            <text:p>1.17E-06</text:p>
          </table:table-cell>
          <table:table-cell table:formula="of:=[.C5]*0.0359" office:value-type="float" office:value="2.29370569704301E-051" calcext:value-type="float">
            <text:p>2.29E-51</text:p>
          </table:table-cell>
          <table:table-cell table:formula="of:=[.D5]*0.0359" office:value-type="float" office:value="7.36085187431653E-053" calcext:value-type="float">
            <text:p>7.36E-53</text:p>
          </table:table-cell>
          <table:table-cell table:formula="of:=[.E5]*0.000568" office:value-type="float" office:value="519.175766030259" calcext:value-type="float">
            <text:p>5.19E+02</text:p>
          </table:table-cell>
          <table:table-cell table:formula="of:=[.F5]*0.000568" office:value-type="float" office:value="3.57576367519933" calcext:value-type="float">
            <text:p>3.58E+00</text:p>
          </table:table-cell>
          <table:table-cell table:formula="of:=[.G5]*0.00982" office:value-type="float" office:value="0.000000000003218285511526" calcext:value-type="float">
            <text:p>3.22E-12</text:p>
          </table:table-cell>
          <table:table-cell table:formula="of:=[.H5]*0.00982" office:value-type="float" office:value="0.000000000000249787399164398" calcext:value-type="float">
            <text:p>2.50E-13</text:p>
          </table:table-cell>
          <table:table-cell table:formula="of:=[.I5]*0.00567" office:value-type="float" office:value="0.000113525537112841" calcext:value-type="float">
            <text:p>1.14E-04</text:p>
          </table:table-cell>
          <table:table-cell table:formula="of:=[.J5]*0.00567" office:value-type="float" office:value="0.0000015918618964709" calcext:value-type="float">
            <text:p>1.59E-06</text:p>
          </table:table-cell>
          <table:table-cell table:formula="of:=[.K5]*0.0107" office:value-type="float" office:value="0" calcext:value-type="float">
            <text:p>0.00E+00</text:p>
          </table:table-cell>
          <table:table-cell table:formula="of:=[.L5]*0.0107" office:value-type="float" office:value="0" calcext:value-type="float">
            <text:p>0.00E+00</text:p>
          </table:table-cell>
          <table:table-cell table:formula="of:=[.M5]" office:value-type="float" office:value="0.15" calcext:value-type="float">
            <text:p>0.15</text:p>
          </table:table-cell>
          <table:table-cell table:formula="of:=[.N5]" office:value-type="float" office:value="1" calcext:value-type="float">
            <text:p>1</text:p>
          </table:table-cell>
        </table:table-row>
        <table:table-row table:style-name="ro1">
          <table:table-cell table:formula="of:=[$Saturation.A6]*EXP(-0.000000151*3600)" office:value-type="float" office:value="793.583293951471" calcext:value-type="float">
            <text:p>794</text:p>
          </table:table-cell>
          <table:table-cell table:formula="of:=[$Saturation.B6]*EXP(-0.000000151*3600)" office:value-type="float" office:value="8.47698339185017" calcext:value-type="float">
            <text:p>8</text:p>
          </table:table-cell>
          <table:table-cell table:formula="of:=[$Saturation.C6]*EXP(-0.0359*3600)" office:value-type="float" office:value="5.17843759720718E-050" calcext:value-type="float">
            <text:p>0</text:p>
          </table:table-cell>
          <table:table-cell table:formula="of:=[$Saturation.D6]*EXP(-0.0359*3600)" office:value-type="float" office:value="1.84591364857309E-051" calcext:value-type="float">
            <text:p>0</text:p>
          </table:table-cell>
          <table:table-cell table:formula="of:=[$Saturation.E6]*EXP(-0.000568*3600)" office:value-type="float" office:value="989442.380597249" calcext:value-type="float">
            <text:p>989442</text:p>
          </table:table-cell>
          <table:table-cell table:formula="of:=[$Saturation.F6]*EXP(-0.000568*3600)" office:value-type="float" office:value="6549.8701224218" calcext:value-type="float">
            <text:p>6550</text:p>
          </table:table-cell>
          <table:table-cell table:formula="of:=[$Saturation.G6]*EXP(-0.00982*3600)" office:value-type="float" office:value="0.000000000213220398034996" calcext:value-type="float">
            <text:p>0</text:p>
          </table:table-cell>
          <table:table-cell table:formula="of:=[$Saturation.H6]*EXP(-0.00982*3600)" office:value-type="float" office:value="0.0000000000205171423670374" calcext:value-type="float">
            <text:p>0</text:p>
          </table:table-cell>
          <table:table-cell table:formula="of:=[$Saturation.I6]*EXP(-0.00567*3600)" office:value-type="float" office:value="0.0199355328192627" calcext:value-type="float">
            <text:p>0</text:p>
          </table:table-cell>
          <table:table-cell table:formula="of:=[$Saturation.J6]*EXP(-0.00567*3600)" office:value-type="float" office:value="0.000280143789525339" calcext:value-type="float">
            <text:p>0</text:p>
          </table:table-cell>
          <table:table-cell table:formula="of:=[$Saturation.K6]*EXP(-0.0107*3600)" office:value-type="float" office:value="0" calcext:value-type="float">
            <text:p>0</text:p>
          </table:table-cell>
          <table:table-cell table:formula="of:=[$Saturation.L6]*EXP(-0.0107*3600)" office:value-type="float" office:value="0" calcext:value-type="float">
            <text:p>0</text:p>
          </table:table-cell>
          <table:table-cell table:formula="of:=[$Saturation.M6]" office:value-type="float" office:value="0.1" calcext:value-type="float">
            <text:p>0.10</text:p>
          </table:table-cell>
          <table:table-cell table:formula="of:=[$Saturation.N6]" office:value-type="float" office:value="1" calcext:value-type="float">
            <text:p>1.00</text:p>
          </table:table-cell>
          <table:table-cell/>
          <table:table-cell table:formula="of:=[.A6]*0.000000151" office:value-type="float" office:value="0.000119831077386672" calcext:value-type="float">
            <text:p>1.20E-04</text:p>
          </table:table-cell>
          <table:table-cell table:formula="of:=[.B6]*0.000000151" office:value-type="float" office:value="0.00000128002449216938" calcext:value-type="float">
            <text:p>1.28E-06</text:p>
          </table:table-cell>
          <table:table-cell table:formula="of:=[.C6]*0.0359" office:value-type="float" office:value="1.85905909739738E-051" calcext:value-type="float">
            <text:p>1.86E-51</text:p>
          </table:table-cell>
          <table:table-cell table:formula="of:=[.D6]*0.0359" office:value-type="float" office:value="6.62682999837739E-053" calcext:value-type="float">
            <text:p>6.63E-53</text:p>
          </table:table-cell>
          <table:table-cell table:formula="of:=[.E6]*0.000568" office:value-type="float" office:value="562.003272179237" calcext:value-type="float">
            <text:p>5.62E+02</text:p>
          </table:table-cell>
          <table:table-cell table:formula="of:=[.F6]*0.000568" office:value-type="float" office:value="3.72032622953558" calcext:value-type="float">
            <text:p>3.72E+00</text:p>
          </table:table-cell>
          <table:table-cell table:formula="of:=[.G6]*0.00982" office:value-type="float" office:value="0.00000000000209382430870366" calcext:value-type="float">
            <text:p>2.09E-12</text:p>
          </table:table-cell>
          <table:table-cell table:formula="of:=[.H6]*0.00982" office:value-type="float" office:value="0.000000000000201478338044307" calcext:value-type="float">
            <text:p>2.01E-13</text:p>
          </table:table-cell>
          <table:table-cell table:formula="of:=[.I6]*0.00567" office:value-type="float" office:value="0.00011303447108522" calcext:value-type="float">
            <text:p>1.13E-04</text:p>
          </table:table-cell>
          <table:table-cell table:formula="of:=[.J6]*0.00567" office:value-type="float" office:value="0.00000158841528660867" calcext:value-type="float">
            <text:p>1.59E-06</text:p>
          </table:table-cell>
          <table:table-cell table:formula="of:=[.K6]*0.0107" office:value-type="float" office:value="0" calcext:value-type="float">
            <text:p>0.00E+00</text:p>
          </table:table-cell>
          <table:table-cell table:formula="of:=[.L6]*0.0107" office:value-type="float" office:value="0" calcext:value-type="float">
            <text:p>0.00E+00</text:p>
          </table:table-cell>
          <table:table-cell table:formula="of:=[.M6]" office:value-type="float" office:value="0.1" calcext:value-type="float">
            <text:p>0.1</text:p>
          </table:table-cell>
          <table:table-cell table:formula="of:=[.N6]" office:value-type="float" office:value="1" calcext:value-type="float">
            <text:p>1</text:p>
          </table:table-cell>
        </table:table-row>
        <table:table-row table:style-name="ro1">
          <table:table-cell table:formula="of:=[$Saturation.A7]*EXP(-0.000000151*3600)" office:value-type="float" office:value="858.779548132787" calcext:value-type="float">
            <text:p>859</text:p>
          </table:table-cell>
          <table:table-cell table:formula="of:=[$Saturation.B7]*EXP(-0.000000151*3600)" office:value-type="float" office:value="8.81832134014347" calcext:value-type="float">
            <text:p>9</text:p>
          </table:table-cell>
          <table:table-cell table:formula="of:=[$Saturation.C7]*EXP(-0.0359*3600)" office:value-type="float" office:value="3.82296346121648E-050" calcext:value-type="float">
            <text:p>0</text:p>
          </table:table-cell>
          <table:table-cell table:formula="of:=[$Saturation.D7]*EXP(-0.0359*3600)" office:value-type="float" office:value="1.58603249494075E-051" calcext:value-type="float">
            <text:p>0</text:p>
          </table:table-cell>
          <table:table-cell table:formula="of:=[$Saturation.E7]*EXP(-0.000568*3600)" office:value-type="float" office:value="1085871.82207176" calcext:value-type="float">
            <text:p>1085872</text:p>
          </table:table-cell>
          <table:table-cell table:formula="of:=[$Saturation.F7]*EXP(-0.000568*3600)" office:value-type="float" office:value="6861.62083763474" calcext:value-type="float">
            <text:p>6862</text:p>
          </table:table-cell>
          <table:table-cell table:formula="of:=[$Saturation.G7]*EXP(-0.00982*3600)" office:value-type="float" office:value="0.00000000016978661325009" calcext:value-type="float">
            <text:p>0</text:p>
          </table:table-cell>
          <table:table-cell table:formula="of:=[$Saturation.H7]*EXP(-0.00982*3600)" office:value-type="float" office:value="0.0000000000183085613595768" calcext:value-type="float">
            <text:p>0</text:p>
          </table:table-cell>
          <table:table-cell table:formula="of:=[$Saturation.I7]*EXP(-0.00567*3600)" office:value-type="float" office:value="0.022234575308688" calcext:value-type="float">
            <text:p>0</text:p>
          </table:table-cell>
          <table:table-cell table:formula="of:=[$Saturation.J7]*EXP(-0.00567*3600)" office:value-type="float" office:value="0.000295856758452902" calcext:value-type="float">
            <text:p>0</text:p>
          </table:table-cell>
          <table:table-cell table:formula="of:=[$Saturation.K7]*EXP(-0.0107*3600)" office:value-type="float" office:value="0" calcext:value-type="float">
            <text:p>0</text:p>
          </table:table-cell>
          <table:table-cell table:formula="of:=[$Saturation.L7]*EXP(-0.0107*3600)" office:value-type="float" office:value="0" calcext:value-type="float">
            <text:p>0</text:p>
          </table:table-cell>
          <table:table-cell table:formula="of:=[$Saturation.M7]" office:value-type="float" office:value="0.07" calcext:value-type="float">
            <text:p>0.07</text:p>
          </table:table-cell>
          <table:table-cell table:formula="of:=[$Saturation.N7]" office:value-type="float" office:value="1" calcext:value-type="float">
            <text:p>1.00</text:p>
          </table:table-cell>
          <table:table-cell/>
          <table:table-cell table:formula="of:=[.A7]*0.000000151" office:value-type="float" office:value="0.000129675711768051" calcext:value-type="float">
            <text:p>1.30E-04</text:p>
          </table:table-cell>
          <table:table-cell table:formula="of:=[.B7]*0.000000151" office:value-type="float" office:value="0.00000133156652236166" calcext:value-type="float">
            <text:p>1.33E-06</text:p>
          </table:table-cell>
          <table:table-cell table:formula="of:=[.C7]*0.0359" office:value-type="float" office:value="1.37244388257672E-051" calcext:value-type="float">
            <text:p>1.37E-51</text:p>
          </table:table-cell>
          <table:table-cell table:formula="of:=[.D7]*0.0359" office:value-type="float" office:value="5.69385665683728E-053" calcext:value-type="float">
            <text:p>5.69E-53</text:p>
          </table:table-cell>
          <table:table-cell table:formula="of:=[.E7]*0.000568" office:value-type="float" office:value="616.775194936758" calcext:value-type="float">
            <text:p>6.17E+02</text:p>
          </table:table-cell>
          <table:table-cell table:formula="of:=[.F7]*0.000568" office:value-type="float" office:value="3.89740063577653" calcext:value-type="float">
            <text:p>3.90E+00</text:p>
          </table:table-cell>
          <table:table-cell table:formula="of:=[.G7]*0.00982" office:value-type="float" office:value="0.00000000000166730454211588" calcext:value-type="float">
            <text:p>1.67E-12</text:p>
          </table:table-cell>
          <table:table-cell table:formula="of:=[.H7]*0.00982" office:value-type="float" office:value="0.000000000000179790072551044" calcext:value-type="float">
            <text:p>1.80E-13</text:p>
          </table:table-cell>
          <table:table-cell table:formula="of:=[.I7]*0.00567" office:value-type="float" office:value="0.000126070042000261" calcext:value-type="float">
            <text:p>1.26E-04</text:p>
          </table:table-cell>
          <table:table-cell table:formula="of:=[.J7]*0.00567" office:value-type="float" office:value="0.00000167750782042795" calcext:value-type="float">
            <text:p>1.68E-06</text:p>
          </table:table-cell>
          <table:table-cell table:formula="of:=[.K7]*0.0107" office:value-type="float" office:value="0" calcext:value-type="float">
            <text:p>0.00E+00</text:p>
          </table:table-cell>
          <table:table-cell table:formula="of:=[.L7]*0.0107" office:value-type="float" office:value="0" calcext:value-type="float">
            <text:p>0.00E+00</text:p>
          </table:table-cell>
          <table:table-cell table:formula="of:=[.M7]" office:value-type="float" office:value="0.07" calcext:value-type="float">
            <text:p>0.07</text:p>
          </table:table-cell>
          <table:table-cell table:formula="of:=[.N7]" office:value-type="float" office:value="1" calcext:value-type="float">
            <text:p>1</text:p>
          </table:table-cell>
        </table:table-row>
        <table:table-row table:style-name="ro1">
          <table:table-cell table:formula="of:=[$Saturation.A8]*EXP(-0.000000151*3600)" office:value-type="float" office:value="1214.18968377399" calcext:value-type="float">
            <text:p>1214</text:p>
          </table:table-cell>
          <table:table-cell table:formula="of:=[$Saturation.B8]*EXP(-0.000000151*3600)" office:value-type="float" office:value="10.4854806523421" calcext:value-type="float">
            <text:p>10</text:p>
          </table:table-cell>
          <table:table-cell table:formula="of:=[$Saturation.C8]*EXP(-0.0359*3600)" office:value-type="float" office:value="1.40153393672825E-049" calcext:value-type="float">
            <text:p>0</text:p>
          </table:table-cell>
          <table:table-cell table:formula="of:=[$Saturation.D8]*EXP(-0.0359*3600)" office:value-type="float" office:value="3.036783398189E-051" calcext:value-type="float">
            <text:p>0</text:p>
          </table:table-cell>
          <table:table-cell table:formula="of:=[$Saturation.E8]*EXP(-0.000568*3600)" office:value-type="float" office:value="1765777.42987831" calcext:value-type="float">
            <text:p>1765777</text:p>
          </table:table-cell>
          <table:table-cell table:formula="of:=[$Saturation.F8]*EXP(-0.000568*3600)" office:value-type="float" office:value="8749.94684802608" calcext:value-type="float">
            <text:p>8750</text:p>
          </table:table-cell>
          <table:table-cell table:formula="of:=[$Saturation.G8]*EXP(-0.00982*3600)" office:value-type="float" office:value="0.0000000010088483647767" calcext:value-type="float">
            <text:p>0</text:p>
          </table:table-cell>
          <table:table-cell table:formula="of:=[$Saturation.H8]*EXP(-0.00982*3600)" office:value-type="float" office:value="0.0000000000446288241327162" calcext:value-type="float">
            <text:p>0</text:p>
          </table:table-cell>
          <table:table-cell table:formula="of:=[$Saturation.I8]*EXP(-0.00567*3600)" office:value-type="float" office:value="0.0392175706843395" calcext:value-type="float">
            <text:p>0</text:p>
          </table:table-cell>
          <table:table-cell table:formula="of:=[$Saturation.J8]*EXP(-0.00567*3600)" office:value-type="float" office:value="0.00039292297106512" calcext:value-type="float">
            <text:p>0</text:p>
          </table:table-cell>
          <table:table-cell table:formula="of:=[$Saturation.K8]*EXP(-0.0107*3600)" office:value-type="float" office:value="0" calcext:value-type="float">
            <text:p>0</text:p>
          </table:table-cell>
          <table:table-cell table:formula="of:=[$Saturation.L8]*EXP(-0.0107*3600)" office:value-type="float" office:value="0" calcext:value-type="float">
            <text:p>0</text:p>
          </table:table-cell>
          <table:table-cell table:formula="of:=[$Saturation.M8]" office:value-type="float" office:value="0.25" calcext:value-type="float">
            <text:p>0.25</text:p>
          </table:table-cell>
          <table:table-cell table:formula="of:=[$Saturation.N8]" office:value-type="float" office:value="2" calcext:value-type="float">
            <text:p>2.00</text:p>
          </table:table-cell>
          <table:table-cell/>
          <table:table-cell table:formula="of:=[.A8]*0.000000151" office:value-type="float" office:value="0.000183342642249873" calcext:value-type="float">
            <text:p>1.83E-04</text:p>
          </table:table-cell>
          <table:table-cell table:formula="of:=[.B8]*0.000000151" office:value-type="float" office:value="0.00000158330757850366" calcext:value-type="float">
            <text:p>1.58E-06</text:p>
          </table:table-cell>
          <table:table-cell table:formula="of:=[.C8]*0.0359" office:value-type="float" office:value="5.0315068328544E-051" calcext:value-type="float">
            <text:p>5.03E-51</text:p>
          </table:table-cell>
          <table:table-cell table:formula="of:=[.D8]*0.0359" office:value-type="float" office:value="1.09020523994985E-052" calcext:value-type="float">
            <text:p>1.09E-52</text:p>
          </table:table-cell>
          <table:table-cell table:formula="of:=[.E8]*0.000568" office:value-type="float" office:value="1002.96158017088" calcext:value-type="float">
            <text:p>1.00E+03</text:p>
          </table:table-cell>
          <table:table-cell table:formula="of:=[.F8]*0.000568" office:value-type="float" office:value="4.96996980967881" calcext:value-type="float">
            <text:p>4.97E+00</text:p>
          </table:table-cell>
          <table:table-cell table:formula="of:=[.G8]*0.00982" office:value-type="float" office:value="0.00000000000990689094210715" calcext:value-type="float">
            <text:p>9.91E-12</text:p>
          </table:table-cell>
          <table:table-cell table:formula="of:=[.H8]*0.00982" office:value-type="float" office:value="0.000000000000438255052983273" calcext:value-type="float">
            <text:p>4.38E-13</text:p>
          </table:table-cell>
          <table:table-cell table:formula="of:=[.I8]*0.00567" office:value-type="float" office:value="0.000222363625780205" calcext:value-type="float">
            <text:p>2.22E-04</text:p>
          </table:table-cell>
          <table:table-cell table:formula="of:=[.J8]*0.00567" office:value-type="float" office:value="0.00000222787324593923" calcext:value-type="float">
            <text:p>2.23E-06</text:p>
          </table:table-cell>
          <table:table-cell table:formula="of:=[.K8]*0.0107" office:value-type="float" office:value="0" calcext:value-type="float">
            <text:p>0.00E+00</text:p>
          </table:table-cell>
          <table:table-cell table:formula="of:=[.L8]*0.0107" office:value-type="float" office:value="0" calcext:value-type="float">
            <text:p>0.00E+00</text:p>
          </table:table-cell>
          <table:table-cell table:formula="of:=[.M8]" office:value-type="float" office:value="0.25" calcext:value-type="float">
            <text:p>0.25</text:p>
          </table:table-cell>
          <table:table-cell table:formula="of:=[.N8]" office:value-type="float" office:value="2" calcext:value-type="float">
            <text:p>2</text:p>
          </table:table-cell>
        </table:table-row>
        <table:table-row table:style-name="ro1">
          <table:table-cell table:formula="of:=[$Saturation.A9]*EXP(-0.000000151*3600)" office:value-type="float" office:value="1261.18531699636" calcext:value-type="float">
            <text:p>1261</text:p>
          </table:table-cell>
          <table:table-cell table:formula="of:=[$Saturation.B9]*EXP(-0.000000151*3600)" office:value-type="float" office:value="10.6864762990322" calcext:value-type="float">
            <text:p>11</text:p>
          </table:table-cell>
          <table:table-cell table:formula="of:=[$Saturation.C9]*EXP(-0.0359*3600)" office:value-type="float" office:value="1.43574978870471E-049" calcext:value-type="float">
            <text:p>0</text:p>
          </table:table-cell>
          <table:table-cell table:formula="of:=[$Saturation.D9]*EXP(-0.0359*3600)" office:value-type="float" office:value="3.0736285949234E-051" calcext:value-type="float">
            <text:p>0</text:p>
          </table:table-cell>
          <table:table-cell table:formula="of:=[$Saturation.E9]*EXP(-0.000568*3600)" office:value-type="float" office:value="1771414.04291414" calcext:value-type="float">
            <text:p>1771414</text:p>
          </table:table-cell>
          <table:table-cell table:formula="of:=[$Saturation.F9]*EXP(-0.000568*3600)" office:value-type="float" office:value="8763.90125902942" calcext:value-type="float">
            <text:p>8764</text:p>
          </table:table-cell>
          <table:table-cell table:formula="of:=[$Saturation.G9]*EXP(-0.00982*3600)" office:value-type="float" office:value="0.00000000103648804600345" calcext:value-type="float">
            <text:p>0</text:p>
          </table:table-cell>
          <table:table-cell table:formula="of:=[$Saturation.H9]*EXP(-0.00982*3600)" office:value-type="float" office:value="0.00000000004523604693074" calcext:value-type="float">
            <text:p>0</text:p>
          </table:table-cell>
          <table:table-cell table:formula="of:=[$Saturation.I9]*EXP(-0.00567*3600)" office:value-type="float" office:value="0.0402214334151674" calcext:value-type="float">
            <text:p>0</text:p>
          </table:table-cell>
          <table:table-cell table:formula="of:=[$Saturation.J9]*EXP(-0.00567*3600)" office:value-type="float" office:value="0.000397920072701367" calcext:value-type="float">
            <text:p>0</text:p>
          </table:table-cell>
          <table:table-cell table:formula="of:=[$Saturation.K9]*EXP(-0.0107*3600)" office:value-type="float" office:value="0" calcext:value-type="float">
            <text:p>0</text:p>
          </table:table-cell>
          <table:table-cell table:formula="of:=[$Saturation.L9]*EXP(-0.0107*3600)" office:value-type="float" office:value="0" calcext:value-type="float">
            <text:p>0</text:p>
          </table:table-cell>
          <table:table-cell table:formula="of:=[$Saturation.M9]" office:value-type="float" office:value="0.23" calcext:value-type="float">
            <text:p>0.23</text:p>
          </table:table-cell>
          <table:table-cell table:formula="of:=[$Saturation.N9]" office:value-type="float" office:value="2" calcext:value-type="float">
            <text:p>2.00</text:p>
          </table:table-cell>
          <table:table-cell/>
          <table:table-cell table:formula="of:=[.A9]*0.000000151" office:value-type="float" office:value="0.00019043898286645" calcext:value-type="float">
            <text:p>1.90E-04</text:p>
          </table:table-cell>
          <table:table-cell table:formula="of:=[.B9]*0.000000151" office:value-type="float" office:value="0.00000161365792115386" calcext:value-type="float">
            <text:p>1.61E-06</text:p>
          </table:table-cell>
          <table:table-cell table:formula="of:=[.C9]*0.0359" office:value-type="float" office:value="5.15434174144991E-051" calcext:value-type="float">
            <text:p>5.15E-51</text:p>
          </table:table-cell>
          <table:table-cell table:formula="of:=[.D9]*0.0359" office:value-type="float" office:value="1.1034326655775E-052" calcext:value-type="float">
            <text:p>1.10E-52</text:p>
          </table:table-cell>
          <table:table-cell table:formula="of:=[.E9]*0.000568" office:value-type="float" office:value="1006.16317637523" calcext:value-type="float">
            <text:p>1.01E+03</text:p>
          </table:table-cell>
          <table:table-cell table:formula="of:=[.F9]*0.000568" office:value-type="float" office:value="4.97789591512871" calcext:value-type="float">
            <text:p>4.98E+00</text:p>
          </table:table-cell>
          <table:table-cell table:formula="of:=[.G9]*0.00982" office:value-type="float" office:value="0.0000000000101783126117539" calcext:value-type="float">
            <text:p>1.02E-11</text:p>
          </table:table-cell>
          <table:table-cell table:formula="of:=[.H9]*0.00982" office:value-type="float" office:value="0.000000000000444217980859867" calcext:value-type="float">
            <text:p>4.44E-13</text:p>
          </table:table-cell>
          <table:table-cell table:formula="of:=[.I9]*0.00567" office:value-type="float" office:value="0.000228055527463999" calcext:value-type="float">
            <text:p>2.28E-04</text:p>
          </table:table-cell>
          <table:table-cell table:formula="of:=[.J9]*0.00567" office:value-type="float" office:value="0.00000225620681221675" calcext:value-type="float">
            <text:p>2.26E-06</text:p>
          </table:table-cell>
          <table:table-cell table:formula="of:=[.K9]*0.0107" office:value-type="float" office:value="0" calcext:value-type="float">
            <text:p>0.00E+00</text:p>
          </table:table-cell>
          <table:table-cell table:formula="of:=[.L9]*0.0107" office:value-type="float" office:value="0" calcext:value-type="float">
            <text:p>0.00E+00</text:p>
          </table:table-cell>
          <table:table-cell table:formula="of:=[.M9]" office:value-type="float" office:value="0.23" calcext:value-type="float">
            <text:p>0.23</text:p>
          </table:table-cell>
          <table:table-cell table:formula="of:=[.N9]" office:value-type="float" office:value="2" calcext:value-type="float">
            <text:p>2</text:p>
          </table:table-cell>
        </table:table-row>
        <table:table-row table:style-name="ro1">
          <table:table-cell table:formula="of:=[$Saturation.A10]*EXP(-0.000000151*3600)" office:value-type="float" office:value="1253.85073840096" calcext:value-type="float">
            <text:p>1254</text:p>
          </table:table-cell>
          <table:table-cell table:formula="of:=[$Saturation.B10]*EXP(-0.000000151*3600)" office:value-type="float" office:value="10.6553567283615" calcext:value-type="float">
            <text:p>11</text:p>
          </table:table-cell>
          <table:table-cell table:formula="of:=[$Saturation.C10]*EXP(-0.0359*3600)" office:value-type="float" office:value="1.38376801358662E-049" calcext:value-type="float">
            <text:p>0</text:p>
          </table:table-cell>
          <table:table-cell table:formula="of:=[$Saturation.D10]*EXP(-0.0359*3600)" office:value-type="float" office:value="3.01747479508451E-051" calcext:value-type="float">
            <text:p>0</text:p>
          </table:table-cell>
          <table:table-cell table:formula="of:=[$Saturation.E10]*EXP(-0.000568*3600)" office:value-type="float" office:value="1812084.37389574" calcext:value-type="float">
            <text:p>1812084</text:p>
          </table:table-cell>
          <table:table-cell table:formula="of:=[$Saturation.F10]*EXP(-0.000568*3600)" office:value-type="float" office:value="8863.93661630556" calcext:value-type="float">
            <text:p>8864</text:p>
          </table:table-cell>
          <table:table-cell table:formula="of:=[$Saturation.G10]*EXP(-0.00982*3600)" office:value-type="float" office:value="0.000000000874598484532439" calcext:value-type="float">
            <text:p>0</text:p>
          </table:table-cell>
          <table:table-cell table:formula="of:=[$Saturation.H10]*EXP(-0.00982*3600)" office:value-type="float" office:value="0.0000000000415534280121757" calcext:value-type="float">
            <text:p>0</text:p>
          </table:table-cell>
          <table:table-cell table:formula="of:=[$Saturation.I10]*EXP(-0.00567*3600)" office:value-type="float" office:value="0.0389183802233869" calcext:value-type="float">
            <text:p>0</text:p>
          </table:table-cell>
          <table:table-cell table:formula="of:=[$Saturation.J10]*EXP(-0.00567*3600)" office:value-type="float" office:value="0.000391421298780478" calcext:value-type="float">
            <text:p>0</text:p>
          </table:table-cell>
          <table:table-cell table:formula="of:=[$Saturation.K10]*EXP(-0.0107*3600)" office:value-type="float" office:value="0" calcext:value-type="float">
            <text:p>0</text:p>
          </table:table-cell>
          <table:table-cell table:formula="of:=[$Saturation.L10]*EXP(-0.0107*3600)" office:value-type="float" office:value="0" calcext:value-type="float">
            <text:p>0</text:p>
          </table:table-cell>
          <table:table-cell table:formula="of:=[$Saturation.M10]" office:value-type="float" office:value="0.2" calcext:value-type="float">
            <text:p>0.20</text:p>
          </table:table-cell>
          <table:table-cell table:formula="of:=[$Saturation.N10]" office:value-type="float" office:value="2" calcext:value-type="float">
            <text:p>2.00</text:p>
          </table:table-cell>
          <table:table-cell/>
          <table:table-cell table:formula="of:=[.A10]*0.000000151" office:value-type="float" office:value="0.000189331461498545" calcext:value-type="float">
            <text:p>1.89E-04</text:p>
          </table:table-cell>
          <table:table-cell table:formula="of:=[.B10]*0.000000151" office:value-type="float" office:value="0.00000160895886598259" calcext:value-type="float">
            <text:p>1.61E-06</text:p>
          </table:table-cell>
          <table:table-cell table:formula="of:=[.C10]*0.0359" office:value-type="float" office:value="4.96772716877596E-051" calcext:value-type="float">
            <text:p>4.97E-51</text:p>
          </table:table-cell>
          <table:table-cell table:formula="of:=[.D10]*0.0359" office:value-type="float" office:value="1.08327345143534E-052" calcext:value-type="float">
            <text:p>1.08E-52</text:p>
          </table:table-cell>
          <table:table-cell table:formula="of:=[.E10]*0.000568" office:value-type="float" office:value="1029.26392437278" calcext:value-type="float">
            <text:p>1.03E+03</text:p>
          </table:table-cell>
          <table:table-cell table:formula="of:=[.F10]*0.000568" office:value-type="float" office:value="5.03471599806156" calcext:value-type="float">
            <text:p>5.03E+00</text:p>
          </table:table-cell>
          <table:table-cell table:formula="of:=[.G10]*0.00982" office:value-type="float" office:value="0.00000000000858855711810855" calcext:value-type="float">
            <text:p>8.59E-12</text:p>
          </table:table-cell>
          <table:table-cell table:formula="of:=[.H10]*0.00982" office:value-type="float" office:value="0.000000000000408054663079565" calcext:value-type="float">
            <text:p>4.08E-13</text:p>
          </table:table-cell>
          <table:table-cell table:formula="of:=[.I10]*0.00567" office:value-type="float" office:value="0.000220667215866604" calcext:value-type="float">
            <text:p>2.21E-04</text:p>
          </table:table-cell>
          <table:table-cell table:formula="of:=[.J10]*0.00567" office:value-type="float" office:value="0.00000221935876408531" calcext:value-type="float">
            <text:p>2.22E-06</text:p>
          </table:table-cell>
          <table:table-cell table:formula="of:=[.K10]*0.0107" office:value-type="float" office:value="0" calcext:value-type="float">
            <text:p>0.00E+00</text:p>
          </table:table-cell>
          <table:table-cell table:formula="of:=[.L10]*0.0107" office:value-type="float" office:value="0" calcext:value-type="float">
            <text:p>0.00E+00</text:p>
          </table:table-cell>
          <table:table-cell table:formula="of:=[.M10]" office:value-type="float" office:value="0.2" calcext:value-type="float">
            <text:p>0.2</text:p>
          </table:table-cell>
          <table:table-cell table:formula="of:=[.N10]" office:value-type="float" office:value="2" calcext:value-type="float">
            <text:p>2</text:p>
          </table:table-cell>
        </table:table-row>
        <table:table-row table:style-name="ro1">
          <table:table-cell table:formula="of:=[$Saturation.A11]*EXP(-0.000000151*3600)" office:value-type="float" office:value="1351.37346861385" calcext:value-type="float">
            <text:p>1351</text:p>
          </table:table-cell>
          <table:table-cell table:formula="of:=[$Saturation.B11]*EXP(-0.000000151*3600)" office:value-type="float" office:value="11.0619774298191" calcext:value-type="float">
            <text:p>11</text:p>
          </table:table-cell>
          <table:table-cell table:formula="of:=[$Saturation.C11]*EXP(-0.0359*3600)" office:value-type="float" office:value="1.25743256013506E-049" calcext:value-type="float">
            <text:p>0</text:p>
          </table:table-cell>
          <table:table-cell table:formula="of:=[$Saturation.D11]*EXP(-0.0359*3600)" office:value-type="float" office:value="2.87643363412616E-051" calcext:value-type="float">
            <text:p>0</text:p>
          </table:table-cell>
          <table:table-cell table:formula="of:=[$Saturation.E11]*EXP(-0.000568*3600)" office:value-type="float" office:value="1864721.66793803" calcext:value-type="float">
            <text:p>1864722</text:p>
          </table:table-cell>
          <table:table-cell table:formula="of:=[$Saturation.F11]*EXP(-0.000568*3600)" office:value-type="float" office:value="8991.75453987378" calcext:value-type="float">
            <text:p>8992</text:p>
          </table:table-cell>
          <table:table-cell table:formula="of:=[$Saturation.G11]*EXP(-0.00982*3600)" office:value-type="float" office:value="0.000000000750219919012024" calcext:value-type="float">
            <text:p>0</text:p>
          </table:table-cell>
          <table:table-cell table:formula="of:=[$Saturation.H11]*EXP(-0.00982*3600)" office:value-type="float" office:value="0.0000000000384854698104707" calcext:value-type="float">
            <text:p>0</text:p>
          </table:table-cell>
          <table:table-cell table:formula="of:=[$Saturation.I11]*EXP(-0.00567*3600)" office:value-type="float" office:value="0.0395600650277984" calcext:value-type="float">
            <text:p>0</text:p>
          </table:table-cell>
          <table:table-cell table:formula="of:=[$Saturation.J11]*EXP(-0.00567*3600)" office:value-type="float" office:value="0.000394634976091862" calcext:value-type="float">
            <text:p>0</text:p>
          </table:table-cell>
          <table:table-cell table:formula="of:=[$Saturation.K11]*EXP(-0.0107*3600)" office:value-type="float" office:value="0" calcext:value-type="float">
            <text:p>0</text:p>
          </table:table-cell>
          <table:table-cell table:formula="of:=[$Saturation.L11]*EXP(-0.0107*3600)" office:value-type="float" office:value="0" calcext:value-type="float">
            <text:p>0</text:p>
          </table:table-cell>
          <table:table-cell table:formula="of:=[$Saturation.M11]" office:value-type="float" office:value="0.15" calcext:value-type="float">
            <text:p>0.15</text:p>
          </table:table-cell>
          <table:table-cell table:formula="of:=[$Saturation.N11]" office:value-type="float" office:value="2" calcext:value-type="float">
            <text:p>2.00</text:p>
          </table:table-cell>
          <table:table-cell/>
          <table:table-cell table:formula="of:=[.A11]*0.000000151" office:value-type="float" office:value="0.000204057393760691" calcext:value-type="float">
            <text:p>2.04E-04</text:p>
          </table:table-cell>
          <table:table-cell table:formula="of:=[.B11]*0.000000151" office:value-type="float" office:value="0.00000167035859190269" calcext:value-type="float">
            <text:p>1.67E-06</text:p>
          </table:table-cell>
          <table:table-cell table:formula="of:=[.C11]*0.0359" office:value-type="float" office:value="4.51418289088486E-051" calcext:value-type="float">
            <text:p>4.51E-51</text:p>
          </table:table-cell>
          <table:table-cell table:formula="of:=[.D11]*0.0359" office:value-type="float" office:value="1.03263967465129E-052" calcext:value-type="float">
            <text:p>1.03E-52</text:p>
          </table:table-cell>
          <table:table-cell table:formula="of:=[.E11]*0.000568" office:value-type="float" office:value="1059.1619073888" calcext:value-type="float">
            <text:p>1.06E+03</text:p>
          </table:table-cell>
          <table:table-cell table:formula="of:=[.F11]*0.000568" office:value-type="float" office:value="5.10731657864831" calcext:value-type="float">
            <text:p>5.11E+00</text:p>
          </table:table-cell>
          <table:table-cell table:formula="of:=[.G11]*0.00982" office:value-type="float" office:value="0.00000000000736715960469808" calcext:value-type="float">
            <text:p>7.37E-12</text:p>
          </table:table-cell>
          <table:table-cell table:formula="of:=[.H11]*0.00982" office:value-type="float" office:value="0.000000000000377927313538822" calcext:value-type="float">
            <text:p>3.78E-13</text:p>
          </table:table-cell>
          <table:table-cell table:formula="of:=[.I11]*0.00567" office:value-type="float" office:value="0.000224305568707617" calcext:value-type="float">
            <text:p>2.24E-04</text:p>
          </table:table-cell>
          <table:table-cell table:formula="of:=[.J11]*0.00567" office:value-type="float" office:value="0.00000223758031444086" calcext:value-type="float">
            <text:p>2.24E-06</text:p>
          </table:table-cell>
          <table:table-cell table:formula="of:=[.K11]*0.0107" office:value-type="float" office:value="0" calcext:value-type="float">
            <text:p>0.00E+00</text:p>
          </table:table-cell>
          <table:table-cell table:formula="of:=[.L11]*0.0107" office:value-type="float" office:value="0" calcext:value-type="float">
            <text:p>0.00E+00</text:p>
          </table:table-cell>
          <table:table-cell table:formula="of:=[.M11]" office:value-type="float" office:value="0.15" calcext:value-type="float">
            <text:p>0.15</text:p>
          </table:table-cell>
          <table:table-cell table:formula="of:=[.N11]" office:value-type="float" office:value="2" calcext:value-type="float">
            <text:p>2</text:p>
          </table:table-cell>
        </table:table-row>
        <table:table-row table:style-name="ro1">
          <table:table-cell table:formula="of:=[$Saturation.A12]*EXP(-0.000000151*3600)" office:value-type="float" office:value="1616.77655334362" calcext:value-type="float">
            <text:p>1617</text:p>
          </table:table-cell>
          <table:table-cell table:formula="of:=[$Saturation.B12]*EXP(-0.000000151*3600)" office:value-type="float" office:value="12.0995738633745" calcext:value-type="float">
            <text:p>12</text:p>
          </table:table-cell>
          <table:table-cell table:formula="of:=[$Saturation.C12]*EXP(-0.0359*3600)" office:value-type="float" office:value="9.81731752863165E-050" calcext:value-type="float">
            <text:p>0</text:p>
          </table:table-cell>
          <table:table-cell table:formula="of:=[$Saturation.D12]*EXP(-0.0359*3600)" office:value-type="float" office:value="2.54160716630249E-051" calcext:value-type="float">
            <text:p>0</text:p>
          </table:table-cell>
          <table:table-cell table:formula="of:=[$Saturation.E12]*EXP(-0.000568*3600)" office:value-type="float" office:value="1994884.07050389" calcext:value-type="float">
            <text:p>1994884</text:p>
          </table:table-cell>
          <table:table-cell table:formula="of:=[$Saturation.F12]*EXP(-0.000568*3600)" office:value-type="float" office:value="9300.28517212572" calcext:value-type="float">
            <text:p>9300</text:p>
          </table:table-cell>
          <table:table-cell table:formula="of:=[$Saturation.G12]*EXP(-0.00982*3600)" office:value-type="float" office:value="0.000000000469874580854899" calcext:value-type="float">
            <text:p>0</text:p>
          </table:table-cell>
          <table:table-cell table:formula="of:=[$Saturation.H12]*EXP(-0.00982*3600)" office:value-type="float" office:value="0.0000000000304574452912658" calcext:value-type="float">
            <text:p>0</text:p>
          </table:table-cell>
          <table:table-cell table:formula="of:=[$Saturation.I12]*EXP(-0.00567*3600)" office:value-type="float" office:value="0.0405245605927114" calcext:value-type="float">
            <text:p>0</text:p>
          </table:table-cell>
          <table:table-cell table:formula="of:=[$Saturation.J12]*EXP(-0.00567*3600)" office:value-type="float" office:value="0.000399416712279078" calcext:value-type="float">
            <text:p>0</text:p>
          </table:table-cell>
          <table:table-cell table:formula="of:=[$Saturation.K12]*EXP(-0.0107*3600)" office:value-type="float" office:value="0" calcext:value-type="float">
            <text:p>0</text:p>
          </table:table-cell>
          <table:table-cell table:formula="of:=[$Saturation.L12]*EXP(-0.0107*3600)" office:value-type="float" office:value="0" calcext:value-type="float">
            <text:p>0</text:p>
          </table:table-cell>
          <table:table-cell table:formula="of:=[$Saturation.M12]" office:value-type="float" office:value="0.1" calcext:value-type="float">
            <text:p>0.10</text:p>
          </table:table-cell>
          <table:table-cell table:formula="of:=[$Saturation.N12]" office:value-type="float" office:value="2" calcext:value-type="float">
            <text:p>2.00</text:p>
          </table:table-cell>
          <table:table-cell/>
          <table:table-cell table:formula="of:=[.A12]*0.000000151" office:value-type="float" office:value="0.000244133259554887" calcext:value-type="float">
            <text:p>2.44E-04</text:p>
          </table:table-cell>
          <table:table-cell table:formula="of:=[.B12]*0.000000151" office:value-type="float" office:value="0.00000182703565336955" calcext:value-type="float">
            <text:p>1.83E-06</text:p>
          </table:table-cell>
          <table:table-cell table:formula="of:=[.C12]*0.0359" office:value-type="float" office:value="3.52441699277876E-051" calcext:value-type="float">
            <text:p>3.52E-51</text:p>
          </table:table-cell>
          <table:table-cell table:formula="of:=[.D12]*0.0359" office:value-type="float" office:value="9.12436972702593E-053" calcext:value-type="float">
            <text:p>9.12E-53</text:p>
          </table:table-cell>
          <table:table-cell table:formula="of:=[.E12]*0.000568" office:value-type="float" office:value="1133.09415204621" calcext:value-type="float">
            <text:p>1.13E+03</text:p>
          </table:table-cell>
          <table:table-cell table:formula="of:=[.F12]*0.000568" office:value-type="float" office:value="5.28256197776741" calcext:value-type="float">
            <text:p>5.28E+00</text:p>
          </table:table-cell>
          <table:table-cell table:formula="of:=[.G12]*0.00982" office:value-type="float" office:value="0.00000000000461416838399511" calcext:value-type="float">
            <text:p>4.61E-12</text:p>
          </table:table-cell>
          <table:table-cell table:formula="of:=[.H12]*0.00982" office:value-type="float" office:value="0.00000000000029909211276023" calcext:value-type="float">
            <text:p>2.99E-13</text:p>
          </table:table-cell>
          <table:table-cell table:formula="of:=[.I12]*0.00567" office:value-type="float" office:value="0.000229774258560674" calcext:value-type="float">
            <text:p>2.30E-04</text:p>
          </table:table-cell>
          <table:table-cell table:formula="of:=[.J12]*0.00567" office:value-type="float" office:value="0.00000226469275862237" calcext:value-type="float">
            <text:p>2.26E-06</text:p>
          </table:table-cell>
          <table:table-cell table:formula="of:=[.K12]*0.0107" office:value-type="float" office:value="0" calcext:value-type="float">
            <text:p>0.00E+00</text:p>
          </table:table-cell>
          <table:table-cell table:formula="of:=[.L12]*0.0107" office:value-type="float" office:value="0" calcext:value-type="float">
            <text:p>0.00E+00</text:p>
          </table:table-cell>
          <table:table-cell table:formula="of:=[.M12]" office:value-type="float" office:value="0.1" calcext:value-type="float">
            <text:p>0.1</text:p>
          </table:table-cell>
          <table:table-cell table:formula="of:=[.N12]" office:value-type="float" office:value="2" calcext:value-type="float">
            <text:p>2</text:p>
          </table:table-cell>
        </table:table-row>
        <table:table-row table:style-name="ro1">
          <table:table-cell table:formula="of:=[$Saturation.A13]*EXP(-0.000000151*3600)" office:value-type="float" office:value="1621.66627240722" calcext:value-type="float">
            <text:p>1622</text:p>
          </table:table-cell>
          <table:table-cell table:formula="of:=[$Saturation.B13]*EXP(-0.000000151*3600)" office:value-type="float" office:value="12.1178568015421" calcext:value-type="float">
            <text:p>12</text:p>
          </table:table-cell>
          <table:table-cell table:formula="of:=[$Saturation.C13]*EXP(-0.0359*3600)" office:value-type="float" office:value="6.88265022449645E-050" calcext:value-type="float">
            <text:p>0</text:p>
          </table:table-cell>
          <table:table-cell table:formula="of:=[$Saturation.D13]*EXP(-0.0359*3600)" office:value-type="float" office:value="2.12808934387682E-051" calcext:value-type="float">
            <text:p>0</text:p>
          </table:table-cell>
          <table:table-cell table:formula="of:=[$Saturation.E13]*EXP(-0.000568*3600)" office:value-type="float" office:value="2164155.89582605" calcext:value-type="float">
            <text:p>2164156</text:p>
          </table:table-cell>
          <table:table-cell table:formula="of:=[$Saturation.F13]*EXP(-0.000568*3600)" office:value-type="float" office:value="9686.83060574893" calcext:value-type="float">
            <text:p>9687</text:p>
          </table:table-cell>
          <table:table-cell table:formula="of:=[$Saturation.G13]*EXP(-0.00982*3600)" office:value-type="float" office:value="0.00000000023493729042745" calcext:value-type="float">
            <text:p>0</text:p>
          </table:table-cell>
          <table:table-cell table:formula="of:=[$Saturation.H13]*EXP(-0.00982*3600)" office:value-type="float" office:value="0.0000000000215366661030724" calcext:value-type="float">
            <text:p>0</text:p>
          </table:table-cell>
          <table:table-cell table:formula="of:=[$Saturation.I13]*EXP(-0.00567*3600)" office:value-type="float" office:value="0.0438668329788793" calcext:value-type="float">
            <text:p>0</text:p>
          </table:table-cell>
          <table:table-cell table:formula="of:=[$Saturation.J13]*EXP(-0.00567*3600)" office:value-type="float" office:value="0.000415561414478902" calcext:value-type="float">
            <text:p>0</text:p>
          </table:table-cell>
          <table:table-cell table:formula="of:=[$Saturation.K13]*EXP(-0.0107*3600)" office:value-type="float" office:value="0" calcext:value-type="float">
            <text:p>0</text:p>
          </table:table-cell>
          <table:table-cell table:formula="of:=[$Saturation.L13]*EXP(-0.0107*3600)" office:value-type="float" office:value="0" calcext:value-type="float">
            <text:p>0</text:p>
          </table:table-cell>
          <table:table-cell table:formula="of:=[$Saturation.M13]" office:value-type="float" office:value="0.07" calcext:value-type="float">
            <text:p>0.07</text:p>
          </table:table-cell>
          <table:table-cell table:formula="of:=[$Saturation.N13]" office:value-type="float" office:value="2" calcext:value-type="float">
            <text:p>2.00</text:p>
          </table:table-cell>
          <table:table-cell/>
          <table:table-cell table:formula="of:=[.A13]*0.000000151" office:value-type="float" office:value="0.00024487160713349" calcext:value-type="float">
            <text:p>2.45E-04</text:p>
          </table:table-cell>
          <table:table-cell table:formula="of:=[.B13]*0.000000151" office:value-type="float" office:value="0.00000182979637703285" calcext:value-type="float">
            <text:p>1.83E-06</text:p>
          </table:table-cell>
          <table:table-cell table:formula="of:=[.C13]*0.0359" office:value-type="float" office:value="2.47087143059423E-051" calcext:value-type="float">
            <text:p>2.47E-51</text:p>
          </table:table-cell>
          <table:table-cell table:formula="of:=[.D13]*0.0359" office:value-type="float" office:value="7.6398407445178E-053" calcext:value-type="float">
            <text:p>7.64E-53</text:p>
          </table:table-cell>
          <table:table-cell table:formula="of:=[.E13]*0.000568" office:value-type="float" office:value="1229.2405488292" calcext:value-type="float">
            <text:p>1.23E+03</text:p>
          </table:table-cell>
          <table:table-cell table:formula="of:=[.F13]*0.000568" office:value-type="float" office:value="5.50211978406539" calcext:value-type="float">
            <text:p>5.50E+00</text:p>
          </table:table-cell>
          <table:table-cell table:formula="of:=[.G13]*0.00982" office:value-type="float" office:value="0.00000000000230708419199756" calcext:value-type="float">
            <text:p>2.31E-12</text:p>
          </table:table-cell>
          <table:table-cell table:formula="of:=[.H13]*0.00982" office:value-type="float" office:value="0.00000000000021149006113217" calcext:value-type="float">
            <text:p>2.11E-13</text:p>
          </table:table-cell>
          <table:table-cell table:formula="of:=[.I13]*0.00567" office:value-type="float" office:value="0.000248724942990246" calcext:value-type="float">
            <text:p>2.49E-04</text:p>
          </table:table-cell>
          <table:table-cell table:formula="of:=[.J13]*0.00567" office:value-type="float" office:value="0.00000235623322009537" calcext:value-type="float">
            <text:p>2.36E-06</text:p>
          </table:table-cell>
          <table:table-cell table:formula="of:=[.K13]*0.0107" office:value-type="float" office:value="0" calcext:value-type="float">
            <text:p>0.00E+00</text:p>
          </table:table-cell>
          <table:table-cell table:formula="of:=[.L13]*0.0107" office:value-type="float" office:value="0" calcext:value-type="float">
            <text:p>0.00E+00</text:p>
          </table:table-cell>
          <table:table-cell table:formula="of:=[.M13]" office:value-type="float" office:value="0.07" calcext:value-type="float">
            <text:p>0.07</text:p>
          </table:table-cell>
          <table:table-cell table:formula="of:=[.N13]" office:value-type="float" office:value="2" calcext:value-type="float">
            <text:p>2</text:p>
          </table:table-cell>
        </table:table-row>
        <table:table-row table:style-name="ro1">
          <table:table-cell table:formula="of:=[$Saturation.A14]*EXP(-0.000000151*3600)" office:value-type="float" office:value="1839.43987144342" calcext:value-type="float">
            <text:p>1839</text:p>
          </table:table-cell>
          <table:table-cell table:formula="of:=[$Saturation.B14]*EXP(-0.000000151*3600)" office:value-type="float" office:value="12.905887405984" calcext:value-type="float">
            <text:p>13</text:p>
          </table:table-cell>
          <table:table-cell table:formula="of:=[$Saturation.C14]*EXP(-0.0359*3600)" office:value-type="float" office:value="2.18784053503353E-049" calcext:value-type="float">
            <text:p>0</text:p>
          </table:table-cell>
          <table:table-cell table:formula="of:=[$Saturation.D14]*EXP(-0.0359*3600)" office:value-type="float" office:value="3.79419667931311E-051" calcext:value-type="float">
            <text:p>0</text:p>
          </table:table-cell>
          <table:table-cell table:formula="of:=[$Saturation.E14]*EXP(-0.000568*3600)" office:value-type="float" office:value="2660177.8429791" calcext:value-type="float">
            <text:p>2660178</text:p>
          </table:table-cell>
          <table:table-cell table:formula="of:=[$Saturation.F14]*EXP(-0.000568*3600)" office:value-type="float" office:value="10739.7153333433" calcext:value-type="float">
            <text:p>10740</text:p>
          </table:table-cell>
          <table:table-cell table:formula="of:=[$Saturation.G14]*EXP(-0.00982*3600)" office:value-type="float" office:value="0.00000000160902429998632" calcext:value-type="float">
            <text:p>0</text:p>
          </table:table-cell>
          <table:table-cell table:formula="of:=[$Saturation.H14]*EXP(-0.00982*3600)" office:value-type="float" office:value="0.0000000000563616629695668" calcext:value-type="float">
            <text:p>0</text:p>
          </table:table-cell>
          <table:table-cell table:formula="of:=[$Saturation.I14]*EXP(-0.00567*3600)" office:value-type="float" office:value="0.0588460396094667" calcext:value-type="float">
            <text:p>0</text:p>
          </table:table-cell>
          <table:table-cell table:formula="of:=[$Saturation.J14]*EXP(-0.00567*3600)" office:value-type="float" office:value="0.000481310897937674" calcext:value-type="float">
            <text:p>0</text:p>
          </table:table-cell>
          <table:table-cell table:formula="of:=[$Saturation.K14]*EXP(-0.0107*3600)" office:value-type="float" office:value="0" calcext:value-type="float">
            <text:p>0</text:p>
          </table:table-cell>
          <table:table-cell table:formula="of:=[$Saturation.L14]*EXP(-0.0107*3600)" office:value-type="float" office:value="0" calcext:value-type="float">
            <text:p>0</text:p>
          </table:table-cell>
          <table:table-cell table:formula="of:=[$Saturation.M14]" office:value-type="float" office:value="0.25" calcext:value-type="float">
            <text:p>0.25</text:p>
          </table:table-cell>
          <table:table-cell table:formula="of:=[$Saturation.N14]" office:value-type="float" office:value="3" calcext:value-type="float">
            <text:p>3.00</text:p>
          </table:table-cell>
          <table:table-cell/>
          <table:table-cell table:formula="of:=[.A14]*0.000000151" office:value-type="float" office:value="0.000277755420587957" calcext:value-type="float">
            <text:p>2.78E-04</text:p>
          </table:table-cell>
          <table:table-cell table:formula="of:=[.B14]*0.000000151" office:value-type="float" office:value="0.00000194878899830358" calcext:value-type="float">
            <text:p>1.95E-06</text:p>
          </table:table-cell>
          <table:table-cell table:formula="of:=[.C14]*0.0359" office:value-type="float" office:value="7.85434752077037E-051" calcext:value-type="float">
            <text:p>7.85E-51</text:p>
          </table:table-cell>
          <table:table-cell table:formula="of:=[.D14]*0.0359" office:value-type="float" office:value="1.36211660787341E-052" calcext:value-type="float">
            <text:p>1.36E-52</text:p>
          </table:table-cell>
          <table:table-cell table:formula="of:=[.E14]*0.000568" office:value-type="float" office:value="1510.98101481213" calcext:value-type="float">
            <text:p>1.51E+03</text:p>
          </table:table-cell>
          <table:table-cell table:formula="of:=[.F14]*0.000568" office:value-type="float" office:value="6.10015830933898" calcext:value-type="float">
            <text:p>6.10E+00</text:p>
          </table:table-cell>
          <table:table-cell table:formula="of:=[.G14]*0.00982" office:value-type="float" office:value="0.0000000000158006186258656" calcext:value-type="float">
            <text:p>1.58E-11</text:p>
          </table:table-cell>
          <table:table-cell table:formula="of:=[.H14]*0.00982" office:value-type="float" office:value="0.000000000000553471530361146" calcext:value-type="float">
            <text:p>5.53E-13</text:p>
          </table:table-cell>
          <table:table-cell table:formula="of:=[.I14]*0.00567" office:value-type="float" office:value="0.000333657044585676" calcext:value-type="float">
            <text:p>3.34E-04</text:p>
          </table:table-cell>
          <table:table-cell table:formula="of:=[.J14]*0.00567" office:value-type="float" office:value="0.00000272903279130661" calcext:value-type="float">
            <text:p>2.73E-06</text:p>
          </table:table-cell>
          <table:table-cell table:formula="of:=[.K14]*0.0107" office:value-type="float" office:value="0" calcext:value-type="float">
            <text:p>0.00E+00</text:p>
          </table:table-cell>
          <table:table-cell table:formula="of:=[.L14]*0.0107" office:value-type="float" office:value="0" calcext:value-type="float">
            <text:p>0.00E+00</text:p>
          </table:table-cell>
          <table:table-cell table:formula="of:=[.M14]" office:value-type="float" office:value="0.25" calcext:value-type="float">
            <text:p>0.25</text:p>
          </table:table-cell>
          <table:table-cell table:formula="of:=[.N14]" office:value-type="float" office:value="3" calcext:value-type="float">
            <text:p>3</text:p>
          </table:table-cell>
        </table:table-row>
        <table:table-row table:style-name="ro1">
          <table:table-cell table:formula="of:=[$Saturation.A15]*EXP(-0.000000151*3600)" office:value-type="float" office:value="1857.54994204935" calcext:value-type="float">
            <text:p>1858</text:p>
          </table:table-cell>
          <table:table-cell table:formula="of:=[$Saturation.B15]*EXP(-0.000000151*3600)" office:value-type="float" office:value="12.9692637810592" calcext:value-type="float">
            <text:p>13</text:p>
          </table:table-cell>
          <table:table-cell table:formula="of:=[$Saturation.C15]*EXP(-0.0359*3600)" office:value-type="float" office:value="2.10427489655255E-049" calcext:value-type="float">
            <text:p>0</text:p>
          </table:table-cell>
          <table:table-cell table:formula="of:=[$Saturation.D15]*EXP(-0.0359*3600)" office:value-type="float" office:value="3.72103062590066E-051" calcext:value-type="float">
            <text:p>0</text:p>
          </table:table-cell>
          <table:table-cell table:formula="of:=[$Saturation.E15]*EXP(-0.000568*3600)" office:value-type="float" office:value="2695384.99517213" calcext:value-type="float">
            <text:p>2695385</text:p>
          </table:table-cell>
          <table:table-cell table:formula="of:=[$Saturation.F15]*EXP(-0.000568*3600)" office:value-type="float" office:value="10810.5511851111" calcext:value-type="float">
            <text:p>10811</text:p>
          </table:table-cell>
          <table:table-cell table:formula="of:=[$Saturation.G15]*EXP(-0.00982*3600)" office:value-type="float" office:value="0.00000000158730740759386" calcext:value-type="float">
            <text:p>0</text:p>
          </table:table-cell>
          <table:table-cell table:formula="of:=[$Saturation.H15]*EXP(-0.00982*3600)" office:value-type="float" office:value="0.0000000000559800160483104" calcext:value-type="float">
            <text:p>0</text:p>
          </table:table-cell>
          <table:table-cell table:formula="of:=[$Saturation.I15]*EXP(-0.00567*3600)" office:value-type="float" office:value="0.0590231918560834" calcext:value-type="float">
            <text:p>0</text:p>
          </table:table-cell>
          <table:table-cell table:formula="of:=[$Saturation.J15]*EXP(-0.00567*3600)" office:value-type="float" office:value="0.000482034831378443" calcext:value-type="float">
            <text:p>0</text:p>
          </table:table-cell>
          <table:table-cell table:formula="of:=[$Saturation.K15]*EXP(-0.0107*3600)" office:value-type="float" office:value="0" calcext:value-type="float">
            <text:p>0</text:p>
          </table:table-cell>
          <table:table-cell table:formula="of:=[$Saturation.L15]*EXP(-0.0107*3600)" office:value-type="float" office:value="0" calcext:value-type="float">
            <text:p>0</text:p>
          </table:table-cell>
          <table:table-cell table:formula="of:=[$Saturation.M15]" office:value-type="float" office:value="0.23" calcext:value-type="float">
            <text:p>0.23</text:p>
          </table:table-cell>
          <table:table-cell table:formula="of:=[$Saturation.N15]" office:value-type="float" office:value="3" calcext:value-type="float">
            <text:p>3.00</text:p>
          </table:table-cell>
          <table:table-cell/>
          <table:table-cell table:formula="of:=[.A15]*0.000000151" office:value-type="float" office:value="0.000280490041249451" calcext:value-type="float">
            <text:p>2.80E-04</text:p>
          </table:table-cell>
          <table:table-cell table:formula="of:=[.B15]*0.000000151" office:value-type="float" office:value="0.00000195835883093993" calcext:value-type="float">
            <text:p>1.96E-06</text:p>
          </table:table-cell>
          <table:table-cell table:formula="of:=[.C15]*0.0359" office:value-type="float" office:value="7.55434687862365E-051" calcext:value-type="float">
            <text:p>7.55E-51</text:p>
          </table:table-cell>
          <table:table-cell table:formula="of:=[.D15]*0.0359" office:value-type="float" office:value="1.33584999469834E-052" calcext:value-type="float">
            <text:p>1.34E-52</text:p>
          </table:table-cell>
          <table:table-cell table:formula="of:=[.E15]*0.000568" office:value-type="float" office:value="1530.97867725777" calcext:value-type="float">
            <text:p>1.53E+03</text:p>
          </table:table-cell>
          <table:table-cell table:formula="of:=[.F15]*0.000568" office:value-type="float" office:value="6.14039307314312" calcext:value-type="float">
            <text:p>6.14E+00</text:p>
          </table:table-cell>
          <table:table-cell table:formula="of:=[.G15]*0.00982" office:value-type="float" office:value="0.0000000000155873587425717" calcext:value-type="float">
            <text:p>1.56E-11</text:p>
          </table:table-cell>
          <table:table-cell table:formula="of:=[.H15]*0.00982" office:value-type="float" office:value="0.000000000000549723757594408" calcext:value-type="float">
            <text:p>5.50E-13</text:p>
          </table:table-cell>
          <table:table-cell table:formula="of:=[.I15]*0.00567" office:value-type="float" office:value="0.000334661497823993" calcext:value-type="float">
            <text:p>3.35E-04</text:p>
          </table:table-cell>
          <table:table-cell table:formula="of:=[.J15]*0.00567" office:value-type="float" office:value="0.00000273313749391577" calcext:value-type="float">
            <text:p>2.73E-06</text:p>
          </table:table-cell>
          <table:table-cell table:formula="of:=[.K15]*0.0107" office:value-type="float" office:value="0" calcext:value-type="float">
            <text:p>0.00E+00</text:p>
          </table:table-cell>
          <table:table-cell table:formula="of:=[.L15]*0.0107" office:value-type="float" office:value="0" calcext:value-type="float">
            <text:p>0.00E+00</text:p>
          </table:table-cell>
          <table:table-cell table:formula="of:=[.M15]" office:value-type="float" office:value="0.23" calcext:value-type="float">
            <text:p>0.23</text:p>
          </table:table-cell>
          <table:table-cell table:formula="of:=[.N15]" office:value-type="float" office:value="3" calcext:value-type="float">
            <text:p>3</text:p>
          </table:table-cell>
        </table:table-row>
        <table:table-row table:style-name="ro1">
          <table:table-cell table:formula="of:=[$Saturation.A16]*EXP(-0.000000151*3600)" office:value-type="float" office:value="1892.23072725969" calcext:value-type="float">
            <text:p>1892</text:p>
          </table:table-cell>
          <table:table-cell table:formula="of:=[$Saturation.B16]*EXP(-0.000000151*3600)" office:value-type="float" office:value="13.0897731212895" calcext:value-type="float">
            <text:p>13</text:p>
          </table:table-cell>
          <table:table-cell table:formula="of:=[$Saturation.C16]*EXP(-0.0359*3600)" office:value-type="float" office:value="2.06545306450233E-049" calcext:value-type="float">
            <text:p>0</text:p>
          </table:table-cell>
          <table:table-cell table:formula="of:=[$Saturation.D16]*EXP(-0.0359*3600)" office:value-type="float" office:value="3.68654613006606E-051" calcext:value-type="float">
            <text:p>0</text:p>
          </table:table-cell>
          <table:table-cell table:formula="of:=[$Saturation.E16]*EXP(-0.000568*3600)" office:value-type="float" office:value="2726386.36686919" calcext:value-type="float">
            <text:p>2726386</text:p>
          </table:table-cell>
          <table:table-cell table:formula="of:=[$Saturation.F16]*EXP(-0.000568*3600)" office:value-type="float" office:value="10872.5430243783" calcext:value-type="float">
            <text:p>10873</text:p>
          </table:table-cell>
          <table:table-cell table:formula="of:=[$Saturation.G16]*EXP(-0.00982*3600)" office:value-type="float" office:value="0.00000000146687736796298" calcext:value-type="float">
            <text:p>0</text:p>
          </table:table-cell>
          <table:table-cell table:formula="of:=[$Saturation.H16]*EXP(-0.00982*3600)" office:value-type="float" office:value="0.0000000000538145113523188" calcext:value-type="float">
            <text:p>0</text:p>
          </table:table-cell>
          <table:table-cell table:formula="of:=[$Saturation.I16]*EXP(-0.00567*3600)" office:value-type="float" office:value="0.0592318378354319" calcext:value-type="float">
            <text:p>0</text:p>
          </table:table-cell>
          <table:table-cell table:formula="of:=[$Saturation.J16]*EXP(-0.00567*3600)" office:value-type="float" office:value="0.000482886072226868" calcext:value-type="float">
            <text:p>0</text:p>
          </table:table-cell>
          <table:table-cell table:formula="of:=[$Saturation.K16]*EXP(-0.0107*3600)" office:value-type="float" office:value="0" calcext:value-type="float">
            <text:p>0</text:p>
          </table:table-cell>
          <table:table-cell table:formula="of:=[$Saturation.L16]*EXP(-0.0107*3600)" office:value-type="float" office:value="0" calcext:value-type="float">
            <text:p>0</text:p>
          </table:table-cell>
          <table:table-cell table:formula="of:=[$Saturation.M16]" office:value-type="float" office:value="0.2" calcext:value-type="float">
            <text:p>0.20</text:p>
          </table:table-cell>
          <table:table-cell table:formula="of:=[$Saturation.N16]" office:value-type="float" office:value="3" calcext:value-type="float">
            <text:p>3.00</text:p>
          </table:table-cell>
          <table:table-cell/>
          <table:table-cell table:formula="of:=[.A16]*0.000000151" office:value-type="float" office:value="0.000285726839816212" calcext:value-type="float">
            <text:p>2.86E-04</text:p>
          </table:table-cell>
          <table:table-cell table:formula="of:=[.B16]*0.000000151" office:value-type="float" office:value="0.00000197655574131472" calcext:value-type="float">
            <text:p>1.98E-06</text:p>
          </table:table-cell>
          <table:table-cell table:formula="of:=[.C16]*0.0359" office:value-type="float" office:value="7.41497650156336E-051" calcext:value-type="float">
            <text:p>7.41E-51</text:p>
          </table:table-cell>
          <table:table-cell table:formula="of:=[.D16]*0.0359" office:value-type="float" office:value="1.32347006069371E-052" calcext:value-type="float">
            <text:p>1.32E-52</text:p>
          </table:table-cell>
          <table:table-cell table:formula="of:=[.E16]*0.000568" office:value-type="float" office:value="1548.5874563817" calcext:value-type="float">
            <text:p>1.55E+03</text:p>
          </table:table-cell>
          <table:table-cell table:formula="of:=[.F16]*0.000568" office:value-type="float" office:value="6.17560443784685" calcext:value-type="float">
            <text:p>6.18E+00</text:p>
          </table:table-cell>
          <table:table-cell table:formula="of:=[.G16]*0.00982" office:value-type="float" office:value="0.0000000000144047357533965" calcext:value-type="float">
            <text:p>1.44E-11</text:p>
          </table:table-cell>
          <table:table-cell table:formula="of:=[.H16]*0.00982" office:value-type="float" office:value="0.00000000000052845850147977" calcext:value-type="float">
            <text:p>5.28E-13</text:p>
          </table:table-cell>
          <table:table-cell table:formula="of:=[.I16]*0.00567" office:value-type="float" office:value="0.000335844520526899" calcext:value-type="float">
            <text:p>3.36E-04</text:p>
          </table:table-cell>
          <table:table-cell table:formula="of:=[.J16]*0.00567" office:value-type="float" office:value="0.00000273796402952634" calcext:value-type="float">
            <text:p>2.74E-06</text:p>
          </table:table-cell>
          <table:table-cell table:formula="of:=[.K16]*0.0107" office:value-type="float" office:value="0" calcext:value-type="float">
            <text:p>0.00E+00</text:p>
          </table:table-cell>
          <table:table-cell table:formula="of:=[.L16]*0.0107" office:value-type="float" office:value="0" calcext:value-type="float">
            <text:p>0.00E+00</text:p>
          </table:table-cell>
          <table:table-cell table:formula="of:=[.M16]" office:value-type="float" office:value="0.2" calcext:value-type="float">
            <text:p>0.2</text:p>
          </table:table-cell>
          <table:table-cell table:formula="of:=[.N16]" office:value-type="float" office:value="3" calcext:value-type="float">
            <text:p>3</text:p>
          </table:table-cell>
        </table:table-row>
        <table:table-row table:style-name="ro1">
          <table:table-cell table:formula="of:=[$Saturation.A17]*EXP(-0.000000151*3600)" office:value-type="float" office:value="2049.87889188423" calcext:value-type="float">
            <text:p>2050</text:p>
          </table:table-cell>
          <table:table-cell table:formula="of:=[$Saturation.B17]*EXP(-0.000000151*3600)" office:value-type="float" office:value="13.6241424437671" calcext:value-type="float">
            <text:p>14</text:p>
          </table:table-cell>
          <table:table-cell table:formula="of:=[$Saturation.C17]*EXP(-0.0359*3600)" office:value-type="float" office:value="1.89042582169965E-049" calcext:value-type="float">
            <text:p>0</text:p>
          </table:table-cell>
          <table:table-cell table:formula="of:=[$Saturation.D17]*EXP(-0.0359*3600)" office:value-type="float" office:value="3.52688929423652E-051" calcext:value-type="float">
            <text:p>0</text:p>
          </table:table-cell>
          <table:table-cell table:formula="of:=[$Saturation.E17]*EXP(-0.000568*3600)" office:value-type="float" office:value="2792161.30514115" calcext:value-type="float">
            <text:p>2792161</text:p>
          </table:table-cell>
          <table:table-cell table:formula="of:=[$Saturation.F17]*EXP(-0.000568*3600)" office:value-type="float" office:value="11002.9131844179" calcext:value-type="float">
            <text:p>11003</text:p>
          </table:table-cell>
          <table:table-cell table:formula="of:=[$Saturation.G17]*EXP(-0.00982*3600)" office:value-type="float" office:value="0.00000000100687410183193" calcext:value-type="float">
            <text:p>0</text:p>
          </table:table-cell>
          <table:table-cell table:formula="of:=[$Saturation.H17]*EXP(-0.00982*3600)" office:value-type="float" office:value="0.0000000000445851346223584" calcext:value-type="float">
            <text:p>0</text:p>
          </table:table-cell>
          <table:table-cell table:formula="of:=[$Saturation.I17]*EXP(-0.00567*3600)" office:value-type="float" office:value="0.0599246999555327" calcext:value-type="float">
            <text:p>0</text:p>
          </table:table-cell>
          <table:table-cell table:formula="of:=[$Saturation.J17]*EXP(-0.00567*3600)" office:value-type="float" office:value="0.000485702131511178" calcext:value-type="float">
            <text:p>0</text:p>
          </table:table-cell>
          <table:table-cell table:formula="of:=[$Saturation.K17]*EXP(-0.0107*3600)" office:value-type="float" office:value="0" calcext:value-type="float">
            <text:p>0</text:p>
          </table:table-cell>
          <table:table-cell table:formula="of:=[$Saturation.L17]*EXP(-0.0107*3600)" office:value-type="float" office:value="0" calcext:value-type="float">
            <text:p>0</text:p>
          </table:table-cell>
          <table:table-cell table:formula="of:=[$Saturation.M17]" office:value-type="float" office:value="0.15" calcext:value-type="float">
            <text:p>0.15</text:p>
          </table:table-cell>
          <table:table-cell table:formula="of:=[$Saturation.N17]" office:value-type="float" office:value="3" calcext:value-type="float">
            <text:p>3.00</text:p>
          </table:table-cell>
          <table:table-cell/>
          <table:table-cell table:formula="of:=[.A17]*0.000000151" office:value-type="float" office:value="0.000309531712674519" calcext:value-type="float">
            <text:p>3.10E-04</text:p>
          </table:table-cell>
          <table:table-cell table:formula="of:=[.B17]*0.000000151" office:value-type="float" office:value="0.00000205724550900883" calcext:value-type="float">
            <text:p>2.06E-06</text:p>
          </table:table-cell>
          <table:table-cell table:formula="of:=[.C17]*0.0359" office:value-type="float" office:value="6.78662869990173E-051" calcext:value-type="float">
            <text:p>6.79E-51</text:p>
          </table:table-cell>
          <table:table-cell table:formula="of:=[.D17]*0.0359" office:value-type="float" office:value="1.26615325663091E-052" calcext:value-type="float">
            <text:p>1.27E-52</text:p>
          </table:table-cell>
          <table:table-cell table:formula="of:=[.E17]*0.000568" office:value-type="float" office:value="1585.94762132017" calcext:value-type="float">
            <text:p>1.59E+03</text:p>
          </table:table-cell>
          <table:table-cell table:formula="of:=[.F17]*0.000568" office:value-type="float" office:value="6.24965468874938" calcext:value-type="float">
            <text:p>6.25E+00</text:p>
          </table:table-cell>
          <table:table-cell table:formula="of:=[.G17]*0.00982" office:value-type="float" office:value="0.00000000000988750367998953" calcext:value-type="float">
            <text:p>9.89E-12</text:p>
          </table:table-cell>
          <table:table-cell table:formula="of:=[.H17]*0.00982" office:value-type="float" office:value="0.00000000000043782602199156" calcext:value-type="float">
            <text:p>4.38E-13</text:p>
          </table:table-cell>
          <table:table-cell table:formula="of:=[.I17]*0.00567" office:value-type="float" office:value="0.00033977304874787" calcext:value-type="float">
            <text:p>3.40E-04</text:p>
          </table:table-cell>
          <table:table-cell table:formula="of:=[.J17]*0.00567" office:value-type="float" office:value="0.00000275393108566838" calcext:value-type="float">
            <text:p>2.75E-06</text:p>
          </table:table-cell>
          <table:table-cell table:formula="of:=[.K17]*0.0107" office:value-type="float" office:value="0" calcext:value-type="float">
            <text:p>0.00E+00</text:p>
          </table:table-cell>
          <table:table-cell table:formula="of:=[.L17]*0.0107" office:value-type="float" office:value="0" calcext:value-type="float">
            <text:p>0.00E+00</text:p>
          </table:table-cell>
          <table:table-cell table:formula="of:=[.M17]" office:value-type="float" office:value="0.15" calcext:value-type="float">
            <text:p>0.15</text:p>
          </table:table-cell>
          <table:table-cell table:formula="of:=[.N17]" office:value-type="float" office:value="3" calcext:value-type="float">
            <text:p>3</text:p>
          </table:table-cell>
        </table:table-row>
        <table:table-row table:style-name="ro1">
          <table:table-cell table:formula="of:=[$Saturation.A18]*EXP(-0.000000151*3600)" office:value-type="float" office:value="2451.28860686448" calcext:value-type="float">
            <text:p>2451</text:p>
          </table:table-cell>
          <table:table-cell table:formula="of:=[$Saturation.B18]*EXP(-0.000000151*3600)" office:value-type="float" office:value="14.8984914917259" calcext:value-type="float">
            <text:p>15</text:p>
          </table:table-cell>
          <table:table-cell table:formula="of:=[$Saturation.C18]*EXP(-0.0359*3600)" office:value-type="float" office:value="1.39166397942734E-049" calcext:value-type="float">
            <text:p>0</text:p>
          </table:table-cell>
          <table:table-cell table:formula="of:=[$Saturation.D18]*EXP(-0.0359*3600)" office:value-type="float" office:value="3.02607160679241E-051" calcext:value-type="float">
            <text:p>0</text:p>
          </table:table-cell>
          <table:table-cell table:formula="of:=[$Saturation.E18]*EXP(-0.000568*3600)" office:value-type="float" office:value="3031066.98073672" calcext:value-type="float">
            <text:p>3031067</text:p>
          </table:table-cell>
          <table:table-cell table:formula="of:=[$Saturation.F18]*EXP(-0.000568*3600)" office:value-type="float" office:value="11463.9742256724" calcext:value-type="float">
            <text:p>11464</text:p>
          </table:table-cell>
          <table:table-cell table:formula="of:=[$Saturation.G18]*EXP(-0.00982*3600)" office:value-type="float" office:value="0.000000000675197927110822" calcext:value-type="float">
            <text:p>0</text:p>
          </table:table-cell>
          <table:table-cell table:formula="of:=[$Saturation.H18]*EXP(-0.00982*3600)" office:value-type="float" office:value="0.0000000000365105224268208" calcext:value-type="float">
            <text:p>0</text:p>
          </table:table-cell>
          <table:table-cell table:formula="of:=[$Saturation.I18]*EXP(-0.00567*3600)" office:value-type="float" office:value="0.062845743666412" calcext:value-type="float">
            <text:p>0</text:p>
          </table:table-cell>
          <table:table-cell table:formula="of:=[$Saturation.J18]*EXP(-0.00567*3600)" office:value-type="float" office:value="0.000497399117204246" calcext:value-type="float">
            <text:p>0</text:p>
          </table:table-cell>
          <table:table-cell table:formula="of:=[$Saturation.K18]*EXP(-0.0107*3600)" office:value-type="float" office:value="0" calcext:value-type="float">
            <text:p>0</text:p>
          </table:table-cell>
          <table:table-cell table:formula="of:=[$Saturation.L18]*EXP(-0.0107*3600)" office:value-type="float" office:value="0" calcext:value-type="float">
            <text:p>0</text:p>
          </table:table-cell>
          <table:table-cell table:formula="of:=[$Saturation.M18]" office:value-type="float" office:value="0.1" calcext:value-type="float">
            <text:p>0.10</text:p>
          </table:table-cell>
          <table:table-cell table:formula="of:=[$Saturation.N18]" office:value-type="float" office:value="3" calcext:value-type="float">
            <text:p>3.00</text:p>
          </table:table-cell>
          <table:table-cell/>
          <table:table-cell table:formula="of:=[.A18]*0.000000151" office:value-type="float" office:value="0.000370144579636536" calcext:value-type="float">
            <text:p>3.70E-04</text:p>
          </table:table-cell>
          <table:table-cell table:formula="of:=[.B18]*0.000000151" office:value-type="float" office:value="0.00000224967221525062" calcext:value-type="float">
            <text:p>2.25E-06</text:p>
          </table:table-cell>
          <table:table-cell table:formula="of:=[.C18]*0.0359" office:value-type="float" office:value="4.99607368614416E-051" calcext:value-type="float">
            <text:p>5.00E-51</text:p>
          </table:table-cell>
          <table:table-cell table:formula="of:=[.D18]*0.0359" office:value-type="float" office:value="1.08635970683848E-052" calcext:value-type="float">
            <text:p>1.09E-52</text:p>
          </table:table-cell>
          <table:table-cell table:formula="of:=[.E18]*0.000568" office:value-type="float" office:value="1721.64604505846" calcext:value-type="float">
            <text:p>1.72E+03</text:p>
          </table:table-cell>
          <table:table-cell table:formula="of:=[.F18]*0.000568" office:value-type="float" office:value="6.51153736018195" calcext:value-type="float">
            <text:p>6.51E+00</text:p>
          </table:table-cell>
          <table:table-cell table:formula="of:=[.G18]*0.00982" office:value-type="float" office:value="0.00000000000663044364422827" calcext:value-type="float">
            <text:p>6.63E-12</text:p>
          </table:table-cell>
          <table:table-cell table:formula="of:=[.H18]*0.00982" office:value-type="float" office:value="0.000000000000358533330231381" calcext:value-type="float">
            <text:p>3.59E-13</text:p>
          </table:table-cell>
          <table:table-cell table:formula="of:=[.I18]*0.00567" office:value-type="float" office:value="0.000356335366588556" calcext:value-type="float">
            <text:p>3.56E-04</text:p>
          </table:table-cell>
          <table:table-cell table:formula="of:=[.J18]*0.00567" office:value-type="float" office:value="0.00000282025299454807" calcext:value-type="float">
            <text:p>2.82E-06</text:p>
          </table:table-cell>
          <table:table-cell table:formula="of:=[.K18]*0.0107" office:value-type="float" office:value="0" calcext:value-type="float">
            <text:p>0.00E+00</text:p>
          </table:table-cell>
          <table:table-cell table:formula="of:=[.L18]*0.0107" office:value-type="float" office:value="0" calcext:value-type="float">
            <text:p>0.00E+00</text:p>
          </table:table-cell>
          <table:table-cell table:formula="of:=[.M18]" office:value-type="float" office:value="0.1" calcext:value-type="float">
            <text:p>0.1</text:p>
          </table:table-cell>
          <table:table-cell table:formula="of:=[.N18]" office:value-type="float" office:value="3" calcext:value-type="float">
            <text:p>3</text:p>
          </table:table-cell>
        </table:table-row>
        <table:table-row table:style-name="ro1">
          <table:table-cell table:formula="of:=[$Saturation.A19]*EXP(-0.000000151*3600)" office:value-type="float" office:value="2056.12686624327" calcext:value-type="float">
            <text:p>2056</text:p>
          </table:table-cell>
          <table:table-cell table:formula="of:=[$Saturation.B19]*EXP(-0.000000151*3600)" office:value-type="float" office:value="13.6448896518802" calcext:value-type="float">
            <text:p>14</text:p>
          </table:table-cell>
          <table:table-cell table:formula="of:=[$Saturation.C19]*EXP(-0.0359*3600)" office:value-type="float" office:value="8.6197627094554E-050" calcext:value-type="float">
            <text:p>0</text:p>
          </table:table-cell>
          <table:table-cell table:formula="of:=[$Saturation.D19]*EXP(-0.0359*3600)" office:value-type="float" office:value="2.38154977393912E-051" calcext:value-type="float">
            <text:p>0</text:p>
          </table:table-cell>
          <table:table-cell table:formula="of:=[$Saturation.E19]*EXP(-0.000568*3600)" office:value-type="float" office:value="2916557.01898574" calcext:value-type="float">
            <text:p>2916557</text:p>
          </table:table-cell>
          <table:table-cell table:formula="of:=[$Saturation.F19]*EXP(-0.000568*3600)" office:value-type="float" office:value="11245.3420486873" calcext:value-type="float">
            <text:p>11245</text:p>
          </table:table-cell>
          <table:table-cell table:formula="of:=[$Saturation.G19]*EXP(-0.00982*3600)" office:value-type="float" office:value="0.000000000262576971654208" calcext:value-type="float">
            <text:p>0</text:p>
          </table:table-cell>
          <table:table-cell table:formula="of:=[$Saturation.H19]*EXP(-0.00982*3600)" office:value-type="float" office:value="0.0000000000227683109888816" calcext:value-type="float">
            <text:p>0</text:p>
          </table:table-cell>
          <table:table-cell table:formula="of:=[$Saturation.I19]*EXP(-0.00567*3600)" office:value-type="float" office:value="0.0595979524784397" calcext:value-type="float">
            <text:p>0</text:p>
          </table:table-cell>
          <table:table-cell table:formula="of:=[$Saturation.J19]*EXP(-0.00567*3600)" office:value-type="float" office:value="0.000484376143446604" calcext:value-type="float">
            <text:p>0</text:p>
          </table:table-cell>
          <table:table-cell table:formula="of:=[$Saturation.K19]*EXP(-0.0107*3600)" office:value-type="float" office:value="0.000000000000088417038007958" calcext:value-type="float">
            <text:p>0</text:p>
          </table:table-cell>
          <table:table-cell table:formula="of:=[$Saturation.L19]*EXP(-0.0107*3600)" office:value-type="float" office:value="0.000000000000088417038007958" calcext:value-type="float">
            <text:p>0</text:p>
          </table:table-cell>
          <table:table-cell table:formula="of:=[$Saturation.M19]" office:value-type="float" office:value="0.07" calcext:value-type="float">
            <text:p>0.07</text:p>
          </table:table-cell>
          <table:table-cell table:formula="of:=[$Saturation.N19]" office:value-type="float" office:value="3" calcext:value-type="float">
            <text:p>3.00</text:p>
          </table:table-cell>
          <table:table-cell/>
          <table:table-cell table:formula="of:=[.A19]*0.000000151" office:value-type="float" office:value="0.000310475156802734" calcext:value-type="float">
            <text:p>3.10E-04</text:p>
          </table:table-cell>
          <table:table-cell table:formula="of:=[.B19]*0.000000151" office:value-type="float" office:value="0.00000206037833743391" calcext:value-type="float">
            <text:p>2.06E-06</text:p>
          </table:table-cell>
          <table:table-cell table:formula="of:=[.C19]*0.0359" office:value-type="float" office:value="3.09449481269449E-051" calcext:value-type="float">
            <text:p>3.09E-51</text:p>
          </table:table-cell>
          <table:table-cell table:formula="of:=[.D19]*0.0359" office:value-type="float" office:value="8.54976368844143E-053" calcext:value-type="float">
            <text:p>8.55E-53</text:p>
          </table:table-cell>
          <table:table-cell table:formula="of:=[.E19]*0.000568" office:value-type="float" office:value="1656.6043867839" calcext:value-type="float">
            <text:p>1.66E+03</text:p>
          </table:table-cell>
          <table:table-cell table:formula="of:=[.F19]*0.000568" office:value-type="float" office:value="6.38735428365439" calcext:value-type="float">
            <text:p>6.39E+00</text:p>
          </table:table-cell>
          <table:table-cell table:formula="of:=[.G19]*0.00982" office:value-type="float" office:value="0.00000000000257850586164433" calcext:value-type="float">
            <text:p>2.58E-12</text:p>
          </table:table-cell>
          <table:table-cell table:formula="of:=[.H19]*0.00982" office:value-type="float" office:value="0.000000000000223584813910818" calcext:value-type="float">
            <text:p>2.24E-13</text:p>
          </table:table-cell>
          <table:table-cell table:formula="of:=[.I19]*0.00567" office:value-type="float" office:value="0.000337920390552753" calcext:value-type="float">
            <text:p>3.38E-04</text:p>
          </table:table-cell>
          <table:table-cell table:formula="of:=[.J19]*0.00567" office:value-type="float" office:value="0.00000274641273334224" calcext:value-type="float">
            <text:p>2.75E-06</text:p>
          </table:table-cell>
          <table:table-cell table:formula="of:=[.K19]*0.0107" office:value-type="float" office:value="9.46062306685151E-016" calcext:value-type="float">
            <text:p>9.46E-16</text:p>
          </table:table-cell>
          <table:table-cell table:formula="of:=[.L19]*0.0107" office:value-type="float" office:value="9.46062306685151E-016" calcext:value-type="float">
            <text:p>9.46E-16</text:p>
          </table:table-cell>
          <table:table-cell table:formula="of:=[.M19]" office:value-type="float" office:value="0.07" calcext:value-type="float">
            <text:p>0.07</text:p>
          </table:table-cell>
          <table:table-cell table:formula="of:=[.N19]" office:value-type="float" office:value="3" calcext:value-type="float">
            <text:p>3</text:p>
          </table:table-cell>
        </table:table-row>
        <table:table-row table:style-name="ro1">
          <table:table-cell table:formula="of:=[$Saturation.A20]*EXP(-0.000000151*3600)" office:value-type="float" office:value="3064.85779899309" calcext:value-type="float">
            <text:p>3065</text:p>
          </table:table-cell>
          <table:table-cell table:formula="of:=[$Saturation.B20]*EXP(-0.000000151*3600)" office:value-type="float" office:value="16.6590502635765" calcext:value-type="float">
            <text:p>17</text:p>
          </table:table-cell>
          <table:table-cell table:formula="of:=[$Saturation.C20]*EXP(-0.0359*3600)" office:value-type="float" office:value="3.61964234081788E-049" calcext:value-type="float">
            <text:p>0</text:p>
          </table:table-cell>
          <table:table-cell table:formula="of:=[$Saturation.D20]*EXP(-0.0359*3600)" office:value-type="float" office:value="4.88028109493798E-051" calcext:value-type="float">
            <text:p>0</text:p>
          </table:table-cell>
          <table:table-cell table:formula="of:=[$Saturation.E20]*EXP(-0.000568*3600)" office:value-type="float" office:value="4507989.67180964" calcext:value-type="float">
            <text:p>4507990</text:p>
          </table:table-cell>
          <table:table-cell table:formula="of:=[$Saturation.F20]*EXP(-0.000568*3600)" office:value-type="float" office:value="13980.6991542763" calcext:value-type="float">
            <text:p>13981</text:p>
          </table:table-cell>
          <table:table-cell table:formula="of:=[$Saturation.G20]*EXP(-0.00982*3600)" office:value-type="float" office:value="0.0000000024994168880769" calcext:value-type="float">
            <text:p>0</text:p>
          </table:table-cell>
          <table:table-cell table:formula="of:=[$Saturation.H20]*EXP(-0.00982*3600)" office:value-type="float" office:value="0.000000000070246040071016" calcext:value-type="float">
            <text:p>0</text:p>
          </table:table-cell>
          <table:table-cell table:formula="of:=[$Saturation.I20]*EXP(-0.00567*3600)" office:value-type="float" office:value="0.0997918288774667" calcext:value-type="float">
            <text:p>0</text:p>
          </table:table-cell>
          <table:table-cell table:formula="of:=[$Saturation.J20]*EXP(-0.00567*3600)" office:value-type="float" office:value="0.000626779186345729" calcext:value-type="float">
            <text:p>0</text:p>
          </table:table-cell>
          <table:table-cell table:formula="of:=[$Saturation.K20]*EXP(-0.0107*3600)" office:value-type="float" office:value="0" calcext:value-type="float">
            <text:p>0</text:p>
          </table:table-cell>
          <table:table-cell table:formula="of:=[$Saturation.L20]*EXP(-0.0107*3600)" office:value-type="float" office:value="0" calcext:value-type="float">
            <text:p>0</text:p>
          </table:table-cell>
          <table:table-cell table:formula="of:=[$Saturation.M20]" office:value-type="float" office:value="0.25" calcext:value-type="float">
            <text:p>0.25</text:p>
          </table:table-cell>
          <table:table-cell table:formula="of:=[$Saturation.N20]" office:value-type="float" office:value="5" calcext:value-type="float">
            <text:p>5.00</text:p>
          </table:table-cell>
          <table:table-cell/>
          <table:table-cell table:formula="of:=[.A20]*0.000000151" office:value-type="float" office:value="0.000462793527647956" calcext:value-type="float">
            <text:p>4.63E-04</text:p>
          </table:table-cell>
          <table:table-cell table:formula="of:=[.B20]*0.000000151" office:value-type="float" office:value="0.00000251551658980004" calcext:value-type="float">
            <text:p>2.52E-06</text:p>
          </table:table-cell>
          <table:table-cell table:formula="of:=[.C20]*0.0359" office:value-type="float" office:value="1.29945160035362E-050" calcext:value-type="float">
            <text:p>1.30E-50</text:p>
          </table:table-cell>
          <table:table-cell table:formula="of:=[.D20]*0.0359" office:value-type="float" office:value="1.75202091308273E-052" calcext:value-type="float">
            <text:p>1.75E-52</text:p>
          </table:table-cell>
          <table:table-cell table:formula="of:=[.E20]*0.000568" office:value-type="float" office:value="2560.53813358787" calcext:value-type="float">
            <text:p>2.56E+03</text:p>
          </table:table-cell>
          <table:table-cell table:formula="of:=[.F20]*0.000568" office:value-type="float" office:value="7.94103711962892" calcext:value-type="float">
            <text:p>7.94E+00</text:p>
          </table:table-cell>
          <table:table-cell table:formula="of:=[.G20]*0.00982" office:value-type="float" office:value="0.0000000000245442738409152" calcext:value-type="float">
            <text:p>2.45E-11</text:p>
          </table:table-cell>
          <table:table-cell table:formula="of:=[.H20]*0.00982" office:value-type="float" office:value="0.000000000000689816113497377" calcext:value-type="float">
            <text:p>6.90E-13</text:p>
          </table:table-cell>
          <table:table-cell table:formula="of:=[.I20]*0.00567" office:value-type="float" office:value="0.000565819669735236" calcext:value-type="float">
            <text:p>5.66E-04</text:p>
          </table:table-cell>
          <table:table-cell table:formula="of:=[.J20]*0.00567" office:value-type="float" office:value="0.00000355383798658028" calcext:value-type="float">
            <text:p>3.55E-06</text:p>
          </table:table-cell>
          <table:table-cell table:formula="of:=[.K20]*0.0107" office:value-type="float" office:value="0" calcext:value-type="float">
            <text:p>0.00E+00</text:p>
          </table:table-cell>
          <table:table-cell table:formula="of:=[.L20]*0.0107" office:value-type="float" office:value="0" calcext:value-type="float">
            <text:p>0.00E+00</text:p>
          </table:table-cell>
          <table:table-cell table:formula="of:=[.M20]" office:value-type="float" office:value="0.25" calcext:value-type="float">
            <text:p>0.25</text:p>
          </table:table-cell>
          <table:table-cell table:formula="of:=[.N20]" office:value-type="float" office:value="5" calcext:value-type="float">
            <text:p>5</text:p>
          </table:table-cell>
        </table:table-row>
        <table:table-row table:style-name="ro1">
          <table:table-cell table:formula="of:=[$Saturation.A21]*EXP(-0.000000151*3600)" office:value-type="float" office:value="3091.84180419591" calcext:value-type="float">
            <text:p>3092</text:p>
          </table:table-cell>
          <table:table-cell table:formula="of:=[$Saturation.B21]*EXP(-0.000000151*3600)" office:value-type="float" office:value="16.7322254013516" calcext:value-type="float">
            <text:p>17</text:p>
          </table:table-cell>
          <table:table-cell table:formula="of:=[$Saturation.C21]*EXP(-0.0359*3600)" office:value-type="float" office:value="3.57884651730748E-049" calcext:value-type="float">
            <text:p>0</text:p>
          </table:table-cell>
          <table:table-cell table:formula="of:=[$Saturation.D21]*EXP(-0.0359*3600)" office:value-type="float" office:value="4.85270112496197E-051" calcext:value-type="float">
            <text:p>0</text:p>
          </table:table-cell>
          <table:table-cell table:formula="of:=[$Saturation.E21]*EXP(-0.000568*3600)" office:value-type="float" office:value="4481540.94910305" calcext:value-type="float">
            <text:p>4481541</text:p>
          </table:table-cell>
          <table:table-cell table:formula="of:=[$Saturation.F21]*EXP(-0.000568*3600)" office:value-type="float" office:value="13939.6259011497" calcext:value-type="float">
            <text:p>13940</text:p>
          </table:table-cell>
          <table:table-cell table:formula="of:=[$Saturation.G21]*EXP(-0.00982*3600)" office:value-type="float" office:value="0.00000000244611178856815" calcext:value-type="float">
            <text:p>0</text:p>
          </table:table-cell>
          <table:table-cell table:formula="of:=[$Saturation.H21]*EXP(-0.00982*3600)" office:value-type="float" office:value="0.0000000000694929339064877" calcext:value-type="float">
            <text:p>0</text:p>
          </table:table-cell>
          <table:table-cell table:formula="of:=[$Saturation.I21]*EXP(-0.00567*3600)" office:value-type="float" office:value="0.0982525726901974" calcext:value-type="float">
            <text:p>0</text:p>
          </table:table-cell>
          <table:table-cell table:formula="of:=[$Saturation.J21]*EXP(-0.00567*3600)" office:value-type="float" office:value="0.000621926469178834" calcext:value-type="float">
            <text:p>0</text:p>
          </table:table-cell>
          <table:table-cell table:formula="of:=[$Saturation.K21]*EXP(-0.0107*3600)" office:value-type="float" office:value="0.000000000000088417038007958" calcext:value-type="float">
            <text:p>0</text:p>
          </table:table-cell>
          <table:table-cell table:formula="of:=[$Saturation.L21]*EXP(-0.0107*3600)" office:value-type="float" office:value="0.000000000000088417038007958" calcext:value-type="float">
            <text:p>0</text:p>
          </table:table-cell>
          <table:table-cell table:formula="of:=[$Saturation.M21]" office:value-type="float" office:value="0.23" calcext:value-type="float">
            <text:p>0.23</text:p>
          </table:table-cell>
          <table:table-cell table:formula="of:=[$Saturation.N21]" office:value-type="float" office:value="5" calcext:value-type="float">
            <text:p>5.00</text:p>
          </table:table-cell>
          <table:table-cell/>
          <table:table-cell table:formula="of:=[.A21]*0.000000151" office:value-type="float" office:value="0.000466868112433583" calcext:value-type="float">
            <text:p>4.67E-04</text:p>
          </table:table-cell>
          <table:table-cell table:formula="of:=[.B21]*0.000000151" office:value-type="float" office:value="0.00000252656603560409" calcext:value-type="float">
            <text:p>2.53E-06</text:p>
          </table:table-cell>
          <table:table-cell table:formula="of:=[.C21]*0.0359" office:value-type="float" office:value="1.28480589971338E-050" calcext:value-type="float">
            <text:p>1.28E-50</text:p>
          </table:table-cell>
          <table:table-cell table:formula="of:=[.D21]*0.0359" office:value-type="float" office:value="1.74211970386135E-052" calcext:value-type="float">
            <text:p>1.74E-52</text:p>
          </table:table-cell>
          <table:table-cell table:formula="of:=[.E21]*0.000568" office:value-type="float" office:value="2545.51525909053" calcext:value-type="float">
            <text:p>2.55E+03</text:p>
          </table:table-cell>
          <table:table-cell table:formula="of:=[.F21]*0.000568" office:value-type="float" office:value="7.91770751185304" calcext:value-type="float">
            <text:p>7.92E+00</text:p>
          </table:table-cell>
          <table:table-cell table:formula="of:=[.G21]*0.00982" office:value-type="float" office:value="0.0000000000240208177637393" calcext:value-type="float">
            <text:p>2.40E-11</text:p>
          </table:table-cell>
          <table:table-cell table:formula="of:=[.H21]*0.00982" office:value-type="float" office:value="0.000000000000682420610961709" calcext:value-type="float">
            <text:p>6.82E-13</text:p>
          </table:table-cell>
          <table:table-cell table:formula="of:=[.I21]*0.00567" office:value-type="float" office:value="0.000557092087153419" calcext:value-type="float">
            <text:p>5.57E-04</text:p>
          </table:table-cell>
          <table:table-cell table:formula="of:=[.J21]*0.00567" office:value-type="float" office:value="0.00000352632308024399" calcext:value-type="float">
            <text:p>3.53E-06</text:p>
          </table:table-cell>
          <table:table-cell table:formula="of:=[.K21]*0.0107" office:value-type="float" office:value="9.46062306685151E-016" calcext:value-type="float">
            <text:p>9.46E-16</text:p>
          </table:table-cell>
          <table:table-cell table:formula="of:=[.L21]*0.0107" office:value-type="float" office:value="9.46062306685151E-016" calcext:value-type="float">
            <text:p>9.46E-16</text:p>
          </table:table-cell>
          <table:table-cell table:formula="of:=[.M21]" office:value-type="float" office:value="0.23" calcext:value-type="float">
            <text:p>0.23</text:p>
          </table:table-cell>
          <table:table-cell table:formula="of:=[.N21]" office:value-type="float" office:value="5" calcext:value-type="float">
            <text:p>5</text:p>
          </table:table-cell>
        </table:table-row>
        <table:table-row table:style-name="ro1">
          <table:table-cell table:formula="of:=[$Saturation.A22]*EXP(-0.000000151*3600)" office:value-type="float" office:value="3196.33691159208" calcext:value-type="float">
            <text:p>3196</text:p>
          </table:table-cell>
          <table:table-cell table:formula="of:=[$Saturation.B22]*EXP(-0.000000151*3600)" office:value-type="float" office:value="17.0126257745894" calcext:value-type="float">
            <text:p>17</text:p>
          </table:table-cell>
          <table:table-cell table:formula="of:=[$Saturation.C22]*EXP(-0.0359*3600)" office:value-type="float" office:value="3.38671134851656E-049" calcext:value-type="float">
            <text:p>0</text:p>
          </table:table-cell>
          <table:table-cell table:formula="of:=[$Saturation.D22]*EXP(-0.0359*3600)" office:value-type="float" office:value="4.72064235744406E-051" calcext:value-type="float">
            <text:p>0</text:p>
          </table:table-cell>
          <table:table-cell table:formula="of:=[$Saturation.E22]*EXP(-0.000568*3600)" office:value-type="float" office:value="4514059.87046361" calcext:value-type="float">
            <text:p>4514060</text:p>
          </table:table-cell>
          <table:table-cell table:formula="of:=[$Saturation.F22]*EXP(-0.000568*3600)" office:value-type="float" office:value="13990.1087889245" calcext:value-type="float">
            <text:p>13990</text:p>
          </table:table-cell>
          <table:table-cell table:formula="of:=[$Saturation.G22]*EXP(-0.00982*3600)" office:value-type="float" office:value="0.00000000222302007580931" calcext:value-type="float">
            <text:p>0</text:p>
          </table:table-cell>
          <table:table-cell table:formula="of:=[$Saturation.H22]*EXP(-0.00982*3600)" office:value-type="float" office:value="0.0000000000662482162865292" calcext:value-type="float">
            <text:p>0</text:p>
          </table:table-cell>
          <table:table-cell table:formula="of:=[$Saturation.I22]*EXP(-0.00567*3600)" office:value-type="float" office:value="0.0991737643726041" calcext:value-type="float">
            <text:p>0</text:p>
          </table:table-cell>
          <table:table-cell table:formula="of:=[$Saturation.J22]*EXP(-0.00567*3600)" office:value-type="float" office:value="0.000624835181184059" calcext:value-type="float">
            <text:p>0</text:p>
          </table:table-cell>
          <table:table-cell table:formula="of:=[$Saturation.K22]*EXP(-0.0107*3600)" office:value-type="float" office:value="0.000000000000088417038007958" calcext:value-type="float">
            <text:p>0</text:p>
          </table:table-cell>
          <table:table-cell table:formula="of:=[$Saturation.L22]*EXP(-0.0107*3600)" office:value-type="float" office:value="0.000000000000088417038007958" calcext:value-type="float">
            <text:p>0</text:p>
          </table:table-cell>
          <table:table-cell table:formula="of:=[$Saturation.M22]" office:value-type="float" office:value="0.2" calcext:value-type="float">
            <text:p>0.20</text:p>
          </table:table-cell>
          <table:table-cell table:formula="of:=[$Saturation.N22]" office:value-type="float" office:value="5" calcext:value-type="float">
            <text:p>5.00</text:p>
          </table:table-cell>
          <table:table-cell/>
          <table:table-cell table:formula="of:=[.A22]*0.000000151" office:value-type="float" office:value="0.000482646873650404" calcext:value-type="float">
            <text:p>4.83E-04</text:p>
          </table:table-cell>
          <table:table-cell table:formula="of:=[.B22]*0.000000151" office:value-type="float" office:value="0.000002568906491963" calcext:value-type="float">
            <text:p>2.57E-06</text:p>
          </table:table-cell>
          <table:table-cell table:formula="of:=[.C22]*0.0359" office:value-type="float" office:value="1.21582937411745E-050" calcext:value-type="float">
            <text:p>1.22E-50</text:p>
          </table:table-cell>
          <table:table-cell table:formula="of:=[.D22]*0.0359" office:value-type="float" office:value="1.69471060632242E-052" calcext:value-type="float">
            <text:p>1.69E-52</text:p>
          </table:table-cell>
          <table:table-cell table:formula="of:=[.E22]*0.000568" office:value-type="float" office:value="2563.98600642333" calcext:value-type="float">
            <text:p>2.56E+03</text:p>
          </table:table-cell>
          <table:table-cell table:formula="of:=[.F22]*0.000568" office:value-type="float" office:value="7.94638179210913" calcext:value-type="float">
            <text:p>7.95E+00</text:p>
          </table:table-cell>
          <table:table-cell table:formula="of:=[.G22]*0.00982" office:value-type="float" office:value="0.0000000000218300571444475" calcext:value-type="float">
            <text:p>2.18E-11</text:p>
          </table:table-cell>
          <table:table-cell table:formula="of:=[.H22]*0.00982" office:value-type="float" office:value="0.000000000000650557483933717" calcext:value-type="float">
            <text:p>6.51E-13</text:p>
          </table:table-cell>
          <table:table-cell table:formula="of:=[.I22]*0.00567" office:value-type="float" office:value="0.000562315243992665" calcext:value-type="float">
            <text:p>5.62E-04</text:p>
          </table:table-cell>
          <table:table-cell table:formula="of:=[.J22]*0.00567" office:value-type="float" office:value="0.00000354281547731361" calcext:value-type="float">
            <text:p>3.54E-06</text:p>
          </table:table-cell>
          <table:table-cell table:formula="of:=[.K22]*0.0107" office:value-type="float" office:value="9.46062306685151E-016" calcext:value-type="float">
            <text:p>9.46E-16</text:p>
          </table:table-cell>
          <table:table-cell table:formula="of:=[.L22]*0.0107" office:value-type="float" office:value="9.46062306685151E-016" calcext:value-type="float">
            <text:p>9.46E-16</text:p>
          </table:table-cell>
          <table:table-cell table:formula="of:=[.M22]" office:value-type="float" office:value="0.2" calcext:value-type="float">
            <text:p>0.2</text:p>
          </table:table-cell>
          <table:table-cell table:formula="of:=[.N22]" office:value-type="float" office:value="5" calcext:value-type="float">
            <text:p>5</text:p>
          </table:table-cell>
        </table:table-row>
        <table:table-row table:style-name="ro1">
          <table:table-cell table:formula="of:=[$Saturation.A23]*EXP(-0.000000151*3600)" office:value-type="float" office:value="3466.90136644454" calcext:value-type="float">
            <text:p>3467</text:p>
          </table:table-cell>
          <table:table-cell table:formula="of:=[$Saturation.B23]*EXP(-0.000000151*3600)" office:value-type="float" office:value="17.7180456780757" calcext:value-type="float">
            <text:p>18</text:p>
          </table:table-cell>
          <table:table-cell table:formula="of:=[$Saturation.C23]*EXP(-0.0359*3600)" office:value-type="float" office:value="3.06495074050712E-049" calcext:value-type="float">
            <text:p>0</text:p>
          </table:table-cell>
          <table:table-cell table:formula="of:=[$Saturation.D23]*EXP(-0.0359*3600)" office:value-type="float" office:value="4.49080044373508E-051" calcext:value-type="float">
            <text:p>0</text:p>
          </table:table-cell>
          <table:table-cell table:formula="of:=[$Saturation.E23]*EXP(-0.000568*3600)" office:value-type="float" office:value="4660178.22377705" calcext:value-type="float">
            <text:p>4660178</text:p>
          </table:table-cell>
          <table:table-cell table:formula="of:=[$Saturation.F23]*EXP(-0.000568*3600)" office:value-type="float" office:value="14214.7326946466" calcext:value-type="float">
            <text:p>14215</text:p>
          </table:table-cell>
          <table:table-cell table:formula="of:=[$Saturation.G23]*EXP(-0.00982*3600)" office:value-type="float" office:value="0.0000000016346897182683" calcext:value-type="float">
            <text:p>0</text:p>
          </table:table-cell>
          <table:table-cell table:formula="of:=[$Saturation.H23]*EXP(-0.00982*3600)" office:value-type="float" office:value="0.0000000000568093947949734" calcext:value-type="float">
            <text:p>0</text:p>
          </table:table-cell>
          <table:table-cell table:formula="of:=[$Saturation.I23]*EXP(-0.00567*3600)" office:value-type="float" office:value="0.0981856485081422" calcext:value-type="float">
            <text:p>0</text:p>
          </table:table-cell>
          <table:table-cell table:formula="of:=[$Saturation.J23]*EXP(-0.00567*3600)" office:value-type="float" office:value="0.000621714622256371" calcext:value-type="float">
            <text:p>0</text:p>
          </table:table-cell>
          <table:table-cell table:formula="of:=[$Saturation.K23]*EXP(-0.0107*3600)" office:value-type="float" office:value="0" calcext:value-type="float">
            <text:p>0</text:p>
          </table:table-cell>
          <table:table-cell table:formula="of:=[$Saturation.L23]*EXP(-0.0107*3600)" office:value-type="float" office:value="0" calcext:value-type="float">
            <text:p>0</text:p>
          </table:table-cell>
          <table:table-cell table:formula="of:=[$Saturation.M23]" office:value-type="float" office:value="0.15" calcext:value-type="float">
            <text:p>0.15</text:p>
          </table:table-cell>
          <table:table-cell table:formula="of:=[$Saturation.N23]" office:value-type="float" office:value="5" calcext:value-type="float">
            <text:p>5.00</text:p>
          </table:table-cell>
          <table:table-cell/>
          <table:table-cell table:formula="of:=[.A23]*0.000000151" office:value-type="float" office:value="0.000523502106333126" calcext:value-type="float">
            <text:p>5.24E-04</text:p>
          </table:table-cell>
          <table:table-cell table:formula="of:=[.B23]*0.000000151" office:value-type="float" office:value="0.00000267542489738944" calcext:value-type="float">
            <text:p>2.68E-06</text:p>
          </table:table-cell>
          <table:table-cell table:formula="of:=[.C23]*0.0359" office:value-type="float" office:value="1.10031731584206E-050" calcext:value-type="float">
            <text:p>1.10E-50</text:p>
          </table:table-cell>
          <table:table-cell table:formula="of:=[.D23]*0.0359" office:value-type="float" office:value="1.61219735930089E-052" calcext:value-type="float">
            <text:p>1.61E-52</text:p>
          </table:table-cell>
          <table:table-cell table:formula="of:=[.E23]*0.000568" office:value-type="float" office:value="2646.98123110537" calcext:value-type="float">
            <text:p>2.65E+03</text:p>
          </table:table-cell>
          <table:table-cell table:formula="of:=[.F23]*0.000568" office:value-type="float" office:value="8.07396817055927" calcext:value-type="float">
            <text:p>8.07E+00</text:p>
          </table:table-cell>
          <table:table-cell table:formula="of:=[.G23]*0.00982" office:value-type="float" office:value="0.0000000000160526530333948" calcext:value-type="float">
            <text:p>1.61E-11</text:p>
          </table:table-cell>
          <table:table-cell table:formula="of:=[.H23]*0.00982" office:value-type="float" office:value="0.000000000000557868256886639" calcext:value-type="float">
            <text:p>5.58E-13</text:p>
          </table:table-cell>
          <table:table-cell table:formula="of:=[.I23]*0.00567" office:value-type="float" office:value="0.000556712627041166" calcext:value-type="float">
            <text:p>5.57E-04</text:p>
          </table:table-cell>
          <table:table-cell table:formula="of:=[.J23]*0.00567" office:value-type="float" office:value="0.00000352512190819363" calcext:value-type="float">
            <text:p>3.53E-06</text:p>
          </table:table-cell>
          <table:table-cell table:formula="of:=[.K23]*0.0107" office:value-type="float" office:value="0" calcext:value-type="float">
            <text:p>0.00E+00</text:p>
          </table:table-cell>
          <table:table-cell table:formula="of:=[.L23]*0.0107" office:value-type="float" office:value="0" calcext:value-type="float">
            <text:p>0.00E+00</text:p>
          </table:table-cell>
          <table:table-cell table:formula="of:=[.M23]" office:value-type="float" office:value="0.15" calcext:value-type="float">
            <text:p>0.15</text:p>
          </table:table-cell>
          <table:table-cell table:formula="of:=[.N23]" office:value-type="float" office:value="5" calcext:value-type="float">
            <text:p>5</text:p>
          </table:table-cell>
        </table:table-row>
        <table:table-row table:style-name="ro1">
          <table:table-cell table:formula="of:=[$Saturation.A24]*EXP(-0.000000151*3600)" office:value-type="float" office:value="3865.86622189299" calcext:value-type="float">
            <text:p>3866</text:p>
          </table:table-cell>
          <table:table-cell table:formula="of:=[$Saturation.B24]*EXP(-0.000000151*3600)" office:value-type="float" office:value="18.7097715421018" calcext:value-type="float">
            <text:p>19</text:p>
          </table:table-cell>
          <table:table-cell table:formula="of:=[$Saturation.C24]*EXP(-0.0359*3600)" office:value-type="float" office:value="2.13520076276204E-049" calcext:value-type="float">
            <text:p>0</text:p>
          </table:table-cell>
          <table:table-cell table:formula="of:=[$Saturation.D24]*EXP(-0.0359*3600)" office:value-type="float" office:value="3.74827430135675E-051" calcext:value-type="float">
            <text:p>0</text:p>
          </table:table-cell>
          <table:table-cell table:formula="of:=[$Saturation.E24]*EXP(-0.000568*3600)" office:value-type="float" office:value="4942008.87556856" calcext:value-type="float">
            <text:p>4942009</text:p>
          </table:table-cell>
          <table:table-cell table:formula="of:=[$Saturation.F24]*EXP(-0.000568*3600)" office:value-type="float" office:value="14638.251170036" calcext:value-type="float">
            <text:p>14638</text:p>
          </table:table-cell>
          <table:table-cell table:formula="of:=[$Saturation.G24]*EXP(-0.00982*3600)" office:value-type="float" office:value="0.000000000890392588090587" calcext:value-type="float">
            <text:p>0</text:p>
          </table:table-cell>
          <table:table-cell table:formula="of:=[$Saturation.H24]*EXP(-0.00982*3600)" office:value-type="float" office:value="0.0000000000419269494831636" calcext:value-type="float">
            <text:p>0</text:p>
          </table:table-cell>
          <table:table-cell table:formula="of:=[$Saturation.I24]*EXP(-0.00567*3600)" office:value-type="float" office:value="0.101157869534711" calcext:value-type="float">
            <text:p>0</text:p>
          </table:table-cell>
          <table:table-cell table:formula="of:=[$Saturation.J24]*EXP(-0.00567*3600)" office:value-type="float" office:value="0.000631054564484107" calcext:value-type="float">
            <text:p>0</text:p>
          </table:table-cell>
          <table:table-cell table:formula="of:=[$Saturation.K24]*EXP(-0.0107*3600)" office:value-type="float" office:value="0" calcext:value-type="float">
            <text:p>0</text:p>
          </table:table-cell>
          <table:table-cell table:formula="of:=[$Saturation.L24]*EXP(-0.0107*3600)" office:value-type="float" office:value="0" calcext:value-type="float">
            <text:p>0</text:p>
          </table:table-cell>
          <table:table-cell table:formula="of:=[$Saturation.M24]" office:value-type="float" office:value="0.1" calcext:value-type="float">
            <text:p>0.10</text:p>
          </table:table-cell>
          <table:table-cell table:formula="of:=[$Saturation.N24]" office:value-type="float" office:value="5" calcext:value-type="float">
            <text:p>5.00</text:p>
          </table:table-cell>
          <table:table-cell/>
          <table:table-cell table:formula="of:=[.A24]*0.000000151" office:value-type="float" office:value="0.000583745799505841" calcext:value-type="float">
            <text:p>5.84E-04</text:p>
          </table:table-cell>
          <table:table-cell table:formula="of:=[.B24]*0.000000151" office:value-type="float" office:value="0.00000282517550285737" calcext:value-type="float">
            <text:p>2.83E-06</text:p>
          </table:table-cell>
          <table:table-cell table:formula="of:=[.C24]*0.0359" office:value-type="float" office:value="7.66537073831574E-051" calcext:value-type="float">
            <text:p>7.67E-51</text:p>
          </table:table-cell>
          <table:table-cell table:formula="of:=[.D24]*0.0359" office:value-type="float" office:value="1.34563047418707E-052" calcext:value-type="float">
            <text:p>1.35E-52</text:p>
          </table:table-cell>
          <table:table-cell table:formula="of:=[.E24]*0.000568" office:value-type="float" office:value="2807.06104132294" calcext:value-type="float">
            <text:p>2.81E+03</text:p>
          </table:table-cell>
          <table:table-cell table:formula="of:=[.F24]*0.000568" office:value-type="float" office:value="8.31452666458042" calcext:value-type="float">
            <text:p>8.31E+00</text:p>
          </table:table-cell>
          <table:table-cell table:formula="of:=[.G24]*0.00982" office:value-type="float" office:value="0.00000000000874365521504956" calcext:value-type="float">
            <text:p>8.74E-12</text:p>
          </table:table-cell>
          <table:table-cell table:formula="of:=[.H24]*0.00982" office:value-type="float" office:value="0.000000000000411722643924667" calcext:value-type="float">
            <text:p>4.12E-13</text:p>
          </table:table-cell>
          <table:table-cell table:formula="of:=[.I24]*0.00567" office:value-type="float" office:value="0.00057356512026181" calcext:value-type="float">
            <text:p>5.74E-04</text:p>
          </table:table-cell>
          <table:table-cell table:formula="of:=[.J24]*0.00567" office:value-type="float" office:value="0.00000357807938062489" calcext:value-type="float">
            <text:p>3.58E-06</text:p>
          </table:table-cell>
          <table:table-cell table:formula="of:=[.K24]*0.0107" office:value-type="float" office:value="0" calcext:value-type="float">
            <text:p>0.00E+00</text:p>
          </table:table-cell>
          <table:table-cell table:formula="of:=[.L24]*0.0107" office:value-type="float" office:value="0" calcext:value-type="float">
            <text:p>0.00E+00</text:p>
          </table:table-cell>
          <table:table-cell table:formula="of:=[.M24]" office:value-type="float" office:value="0.1" calcext:value-type="float">
            <text:p>0.1</text:p>
          </table:table-cell>
          <table:table-cell table:formula="of:=[.N24]" office:value-type="float" office:value="5" calcext:value-type="float">
            <text:p>5</text:p>
          </table:table-cell>
        </table:table-row>
        <table:table-row table:style-name="ro1">
          <table:table-cell table:formula="of:=[$Saturation.A25]*EXP(-0.000000151*3600)" office:value-type="float" office:value="2192.67679861192" calcext:value-type="float">
            <text:p>2193</text:p>
          </table:table-cell>
          <table:table-cell table:formula="of:=[$Saturation.B25]*EXP(-0.000000151*3600)" office:value-type="float" office:value="14.0906940281214" calcext:value-type="float">
            <text:p>14</text:p>
          </table:table-cell>
          <table:table-cell table:formula="of:=[$Saturation.C25]*EXP(-0.0359*3600)" office:value-type="float" office:value="9.19222023290778E-050" calcext:value-type="float">
            <text:p>0</text:p>
          </table:table-cell>
          <table:table-cell table:formula="of:=[$Saturation.D25]*EXP(-0.0359*3600)" office:value-type="float" office:value="2.4593606377715E-051" calcext:value-type="float">
            <text:p>0</text:p>
          </table:table-cell>
          <table:table-cell table:formula="of:=[$Saturation.E25]*EXP(-0.000568*3600)" office:value-type="float" office:value="3214213.54583938" calcext:value-type="float">
            <text:p>3214214</text:p>
          </table:table-cell>
          <table:table-cell table:formula="of:=[$Saturation.F25]*EXP(-0.000568*3600)" office:value-type="float" office:value="11805.2393754181" calcext:value-type="float">
            <text:p>11805</text:p>
          </table:table-cell>
          <table:table-cell table:formula="of:=[$Saturation.G25]*EXP(-0.00982*3600)" office:value-type="float" office:value="0.000000000272448286378051" calcext:value-type="float">
            <text:p>0</text:p>
          </table:table-cell>
          <table:table-cell table:formula="of:=[$Saturation.H25]*EXP(-0.00982*3600)" office:value-type="float" office:value="0.0000000000231923383073346" calcext:value-type="float">
            <text:p>0</text:p>
          </table:table-cell>
          <table:table-cell table:formula="of:=[$Saturation.I25]*EXP(-0.00567*3600)" office:value-type="float" office:value="0.0667824602578936" calcext:value-type="float">
            <text:p>0</text:p>
          </table:table-cell>
          <table:table-cell table:formula="of:=[$Saturation.J25]*EXP(-0.00567*3600)" office:value-type="float" office:value="0.000512741279123506" calcext:value-type="float">
            <text:p>0</text:p>
          </table:table-cell>
          <table:table-cell table:formula="of:=[$Saturation.K25]*EXP(-0.0107*3600)" office:value-type="float" office:value="0" calcext:value-type="float">
            <text:p>0</text:p>
          </table:table-cell>
          <table:table-cell table:formula="of:=[$Saturation.L25]*EXP(-0.0107*3600)" office:value-type="float" office:value="0" calcext:value-type="float">
            <text:p>0</text:p>
          </table:table-cell>
          <table:table-cell table:formula="of:=[$Saturation.M25]" office:value-type="float" office:value="0.07" calcext:value-type="float">
            <text:p>0.07</text:p>
          </table:table-cell>
          <table:table-cell table:formula="of:=[$Saturation.N25]" office:value-type="float" office:value="5" calcext:value-type="float">
            <text:p>5.00</text:p>
          </table:table-cell>
          <table:table-cell/>
          <table:table-cell table:formula="of:=[.A25]*0.000000151" office:value-type="float" office:value="0.0003310941965904" calcext:value-type="float">
            <text:p>3.31E-04</text:p>
          </table:table-cell>
          <table:table-cell table:formula="of:=[.B25]*0.000000151" office:value-type="float" office:value="0.00000212769479824633" calcext:value-type="float">
            <text:p>2.13E-06</text:p>
          </table:table-cell>
          <table:table-cell table:formula="of:=[.C25]*0.0359" office:value-type="float" office:value="3.30000706361389E-051" calcext:value-type="float">
            <text:p>3.30E-51</text:p>
          </table:table-cell>
          <table:table-cell table:formula="of:=[.D25]*0.0359" office:value-type="float" office:value="8.82910468959969E-053" calcext:value-type="float">
            <text:p>8.83E-53</text:p>
          </table:table-cell>
          <table:table-cell table:formula="of:=[.E25]*0.000568" office:value-type="float" office:value="1825.67329403677" calcext:value-type="float">
            <text:p>1.83E+03</text:p>
          </table:table-cell>
          <table:table-cell table:formula="of:=[.F25]*0.000568" office:value-type="float" office:value="6.70537596523748" calcext:value-type="float">
            <text:p>6.71E+00</text:p>
          </table:table-cell>
          <table:table-cell table:formula="of:=[.G25]*0.00982" office:value-type="float" office:value="0.00000000000267544217223246" calcext:value-type="float">
            <text:p>2.68E-12</text:p>
          </table:table-cell>
          <table:table-cell table:formula="of:=[.H25]*0.00982" office:value-type="float" office:value="0.000000000000227748762178025" calcext:value-type="float">
            <text:p>2.28E-13</text:p>
          </table:table-cell>
          <table:table-cell table:formula="of:=[.I25]*0.00567" office:value-type="float" office:value="0.000378656549662257" calcext:value-type="float">
            <text:p>3.79E-04</text:p>
          </table:table-cell>
          <table:table-cell table:formula="of:=[.J25]*0.00567" office:value-type="float" office:value="0.00000290724305263028" calcext:value-type="float">
            <text:p>2.91E-06</text:p>
          </table:table-cell>
          <table:table-cell table:formula="of:=[.K25]*0.0107" office:value-type="float" office:value="0" calcext:value-type="float">
            <text:p>0.00E+00</text:p>
          </table:table-cell>
          <table:table-cell table:formula="of:=[.L25]*0.0107" office:value-type="float" office:value="0" calcext:value-type="float">
            <text:p>0.00E+00</text:p>
          </table:table-cell>
          <table:table-cell table:formula="of:=[.M25]" office:value-type="float" office:value="0.07" calcext:value-type="float">
            <text:p>0.07</text:p>
          </table:table-cell>
          <table:table-cell table:formula="of:=[.N25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4"/>
        </table:table-row>
      </table:table>
      <table:table table:name="Table Formats" table:style-name="ta1">
        <table:shapes>
          <draw:frame draw:z-index="0" draw:style-name="gr1" draw:text-style-name="P1" svg:width="2mm" svg:height="4.74mm" svg:x="137.84mm" svg:y="45.1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7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20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office:value-type="string" calcext:value-type="string">
            <text:p>C11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O14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O15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F17 (s)</text:p>
          </table:table-cell>
          <table:table-cell office:value-type="string" calcext:value-type="string">
            <text:p>Error (s)</text:p>
          </table:table-cell>
          <table:table-cell office:value-type="string" calcext:value-type="string">
            <text:p>energy (GeV)</text:p>
          </table:table-cell>
        </table:table-row>
        <table:table-row table:style-name="ro1">
          <table:table-cell/>
          <table:table-cell table:style-name="ce5" office:value-type="float" office:value="0.000190542533640087" calcext:value-type="float">
            <text:p>1.91E-04</text:p>
          </table:table-cell>
          <table:table-cell table:style-name="ce5" office:value-type="float" office:value="0.00000161453534406174" calcext:value-type="float">
            <text:p>1.61E-06</text:p>
          </table:table-cell>
          <table:table-cell table:style-name="ce5" office:value-type="float" office:value="692455.789687338" calcext:value-type="float">
            <text:p>6.92E+05</text:p>
          </table:table-cell>
          <table:table-cell table:style-name="ce5" office:value-type="float" office:value="14823.9751288656" calcext:value-type="float">
            <text:p>1.48E+04</text:p>
          </table:table-cell>
          <table:table-cell table:style-name="ce5" office:value-type="float" office:value="7775.23950179561" calcext:value-type="float">
            <text:p>7.78E+03</text:p>
          </table:table-cell>
          <table:table-cell table:style-name="ce5" office:value-type="float" office:value="38.4672524933488" calcext:value-type="float">
            <text:p>3.85E+01</text:p>
          </table:table-cell>
          <table:table-cell table:style-name="ce5" office:value-type="float" office:value="22953.7850134719" calcext:value-type="float">
            <text:p>2.30E+04</text:p>
          </table:table-cell>
          <table:table-cell table:style-name="ce5" office:value-type="float" office:value="1001.78530771408" calcext:value-type="float">
            <text:p>1.00E+03</text:p>
          </table:table-cell>
          <table:table-cell table:style-name="ce5" office:value-type="float" office:value="167055.034138061" calcext:value-type="float">
            <text:p>1.67E+05</text:p>
          </table:table-cell>
          <table:table-cell table:style-name="ce5" office:value-type="float" office:value="1652.71462712911" calcext:value-type="float">
            <text:p>1.65E+03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2" office:value-type="float" office:value="0.23" calcext:value-type="float">
            <text:p>0.23</text:p>
          </table:table-cell>
        </table:table-row>
        <table:table-row table:style-name="ro1">
          <table:table-cell/>
          <table:table-cell table:style-name="ce5" office:value-type="float" office:value="0.000189434410059899" calcext:value-type="float">
            <text:p>1.89E-04</text:p>
          </table:table-cell>
          <table:table-cell table:style-name="ce5" office:value-type="float" office:value="0.00000160983373378967" calcext:value-type="float">
            <text:p>1.61E-06</text:p>
          </table:table-cell>
          <table:table-cell table:style-name="ce5" office:value-type="float" office:value="667385.208850812" calcext:value-type="float">
            <text:p>6.67E+05</text:p>
          </table:table-cell>
          <table:table-cell table:style-name="ce5" office:value-type="float" office:value="14553.147829309" calcext:value-type="float">
            <text:p>1.46E+04</text:p>
          </table:table-cell>
          <table:table-cell table:style-name="ce5" office:value-type="float" office:value="7953.75313911502" calcext:value-type="float">
            <text:p>7.95E+03</text:p>
          </table:table-cell>
          <table:table-cell table:style-name="ce5" office:value-type="float" office:value="38.906336096971" calcext:value-type="float">
            <text:p>3.89E+01</text:p>
          </table:table-cell>
          <table:table-cell table:style-name="ce5" office:value-type="float" office:value="19368.6224018439" calcext:value-type="float">
            <text:p>1.94E+04</text:p>
          </table:table-cell>
          <table:table-cell table:style-name="ce5" office:value-type="float" office:value="920.231021324373" calcext:value-type="float">
            <text:p>9.20E+02</text:p>
          </table:table-cell>
          <table:table-cell table:style-name="ce5" office:value-type="float" office:value="161642.954633343" calcext:value-type="float">
            <text:p>1.62E+05</text:p>
          </table:table-cell>
          <table:table-cell table:style-name="ce5" office:value-type="float" office:value="1625.72272736254" calcext:value-type="float">
            <text:p>1.63E+03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2" office:value-type="float" office:value="0.2" calcext:value-type="float">
            <text:p>0.20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5" office:value-type="float" office:value="0.00019043898286645" calcext:value-type="float">
            <text:p>1.90E-04</text:p>
          </table:table-cell>
          <table:table-cell table:style-name="ce5" office:value-type="float" office:value="0.00000161365792115386" calcext:value-type="float">
            <text:p>1.61E-06</text:p>
          </table:table-cell>
          <table:table-cell table:style-name="ce5" office:value-type="float" office:value="5.15434174144991E-051" calcext:value-type="float">
            <text:p>5.15E-51</text:p>
          </table:table-cell>
          <table:table-cell table:style-name="ce5" office:value-type="float" office:value="1.1034326655775E-052" calcext:value-type="float">
            <text:p>1.10E-52</text:p>
          </table:table-cell>
          <table:table-cell table:style-name="ce5" office:value-type="float" office:value="1006.16317637523" calcext:value-type="float">
            <text:p>1.01E+03</text:p>
          </table:table-cell>
          <table:table-cell table:style-name="ce5" office:value-type="float" office:value="4.97789591512871" calcext:value-type="float">
            <text:p>4.98E+00</text:p>
          </table:table-cell>
          <table:table-cell table:style-name="ce5" office:value-type="float" office:value="0.0000000000101783126117539" calcext:value-type="float">
            <text:p>1.02E-11</text:p>
          </table:table-cell>
          <table:table-cell table:style-name="ce5" office:value-type="float" office:value="0.000000000000444217980859867" calcext:value-type="float">
            <text:p>4.44E-13</text:p>
          </table:table-cell>
          <table:table-cell table:style-name="ce5" office:value-type="float" office:value="0.000228055527463999" calcext:value-type="float">
            <text:p>2.28E-04</text:p>
          </table:table-cell>
          <table:table-cell table:style-name="ce5" office:value-type="float" office:value="0.00000225620681221675" calcext:value-type="float">
            <text:p>2.26E-06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6" office:value-type="float" office:value="0.23" calcext:value-type="float">
            <text:p>0.23</text:p>
          </table:table-cell>
        </table:table-row>
        <table:table-row table:style-name="ro1">
          <table:table-cell/>
          <table:table-cell table:style-name="ce5" office:value-type="float" office:value="0.000189331461498545" calcext:value-type="float">
            <text:p>1.89E-04</text:p>
          </table:table-cell>
          <table:table-cell table:style-name="ce5" office:value-type="float" office:value="0.00000160895886598259" calcext:value-type="float">
            <text:p>1.61E-06</text:p>
          </table:table-cell>
          <table:table-cell table:style-name="ce5" office:value-type="float" office:value="4.96772716877596E-051" calcext:value-type="float">
            <text:p>4.97E-51</text:p>
          </table:table-cell>
          <table:table-cell table:style-name="ce5" office:value-type="float" office:value="1.08327345143534E-052" calcext:value-type="float">
            <text:p>1.08E-52</text:p>
          </table:table-cell>
          <table:table-cell table:style-name="ce5" office:value-type="float" office:value="1029.26392437278" calcext:value-type="float">
            <text:p>1.03E+03</text:p>
          </table:table-cell>
          <table:table-cell table:style-name="ce5" office:value-type="float" office:value="5.03471599806156" calcext:value-type="float">
            <text:p>5.03E+00</text:p>
          </table:table-cell>
          <table:table-cell table:style-name="ce5" office:value-type="float" office:value="0.00000000000858855711810855" calcext:value-type="float">
            <text:p>8.59E-12</text:p>
          </table:table-cell>
          <table:table-cell table:style-name="ce5" office:value-type="float" office:value="0.000000000000408054663079565" calcext:value-type="float">
            <text:p>4.08E-13</text:p>
          </table:table-cell>
          <table:table-cell table:style-name="ce5" office:value-type="float" office:value="0.000220667215866604" calcext:value-type="float">
            <text:p>2.21E-04</text:p>
          </table:table-cell>
          <table:table-cell table:style-name="ce5" office:value-type="float" office:value="0.00000221935876408531" calcext:value-type="float">
            <text:p>2.22E-06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 table:number-columns-spanned="1" table:number-rows-spanned="2"/>
          <table:table-cell table:style-name="ce13" office:value-type="string" calcext:value-type="string" table:number-columns-spanned="2" table:number-rows-spanned="1">
            <text:p>Activity (Bq)</text:p>
          </table:table-cell>
          <table:covered-table-cell table:style-name="ce15"/>
          <table:table-cell table:style-name="ce17" office:value-type="string" calcext:value-type="string" table:number-columns-spanned="1" table:number-rows-spanned="2">
            <text:p>Half Life (s)</text:p>
          </table:table-cell>
          <table:table-cell table:style-name="ce23"/>
          <table:table-cell table:style-name="ce24" table:number-columns-spanned="2" table:number-rows-spanned="1"/>
          <table:covered-table-cell table:style-name="ce23"/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14" office:value-type="string" calcext:value-type="string">
            <text:p>230 (MeV)</text:p>
          </table:table-cell>
          <table:table-cell table:style-name="ce16" office:value-type="string" calcext:value-type="string">
            <text:p>200 (MeV)</text:p>
          </table:table-cell>
          <table:covered-table-cell table:style-name="ce18"/>
          <table:table-cell table:style-name="ce23"/>
          <table:table-cell table:style-name="ce22" table:number-columns-repeated="2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<text:span text:style-name="T1">7</text:span>Be</text:p>
          </table:table-cell>
          <table:table-cell table:style-name="ce10" office:value-type="string" calcext:value-type="string">
            <text:p><text:span text:style-name="T2">(1.91</text:span><text:span text:style-name="T3"> </text:span><text:span text:style-name="T3">± 0.02) </text:span><text:span text:style-name="T3">× 10</text:span><text:span text:style-name="T4">-4</text:span></text:p>
          </table:table-cell>
          <table:table-cell table:style-name="ce10" office:value-type="string" calcext:value-type="string">
            <text:p><text:span text:style-name="T13">(1.89</text:span><text:span text:style-name="T14"> ± 0.02) × 10</text:span><text:span text:style-name="T15">-4</text:span></text:p>
          </table:table-cell>
          <table:table-cell table:style-name="ce19" office:value-type="string" calcext:value-type="string">
            <text:p><text:span text:style-name="T16">4.59 </text:span><text:span text:style-name="T16">× 10</text:span><text:span text:style-name="T17">6</text:span>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0</text:span>C</text:p>
          </table:table-cell>
          <table:table-cell office:value-type="string" calcext:value-type="string">
            <text:p><text:span text:style-name="T5">(6.92</text:span><text:span text:style-name="T6"> ± 0.15) × 10</text:span><text:span text:style-name="T7">5</text:span></text:p>
          </table:table-cell>
          <table:table-cell office:value-type="string" calcext:value-type="string">
            <text:p><text:span text:style-name="T5">(6.67</text:span><text:span text:style-name="T6"> ± 0.15) × 10</text:span><text:span text:style-name="T7">5</text:span></text:p>
          </table:table-cell>
          <table:table-cell office:value-type="float" office:value="19.3" calcext:value-type="float">
            <text:p>19.3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1</text:span>C</text:p>
          </table:table-cell>
          <table:table-cell office:value-type="string" calcext:value-type="string">
            <text:p><text:span text:style-name="T8">(7.78</text:span><text:span text:style-name="T9"> ± 0.04) × 10</text:span><text:span text:style-name="T10">3</text:span></text:p>
          </table:table-cell>
          <table:table-cell office:value-type="string" calcext:value-type="string">
            <text:p><text:span text:style-name="T8">(7.95</text:span><text:span text:style-name="T9"> ± 0.04) × 10</text:span><text:span text:style-name="T10">3</text:span></text:p>
          </table:table-cell>
          <table:table-cell office:value-type="float" office:value="1220" calcext:value-type="float">
            <text:p>1220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4</text:span>O</text:p>
          </table:table-cell>
          <table:table-cell office:value-type="string" calcext:value-type="string">
            <text:p><text:span text:style-name="T8">(2.30</text:span><text:span text:style-name="T9"> ± 0.10) × 10</text:span><text:span text:style-name="T10">4</text:span></text:p>
          </table:table-cell>
          <table:table-cell office:value-type="string" calcext:value-type="string">
            <text:p><text:span text:style-name="T8">(1.94</text:span><text:span text:style-name="T9"> ± 0.09) × 10</text:span><text:span text:style-name="T10">4</text:span></text:p>
          </table:table-cell>
          <table:table-cell office:value-type="float" office:value="70.6" calcext:value-type="float">
            <text:p>70.6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5</text:span>O</text:p>
          </table:table-cell>
          <table:table-cell office:value-type="string" calcext:value-type="string">
            <text:p><text:span text:style-name="T8">(1.67</text:span><text:span text:style-name="T9"> ± 0.02) × 10</text:span><text:span text:style-name="T10">5</text:span></text:p>
          </table:table-cell>
          <table:table-cell office:value-type="string" calcext:value-type="string">
            <text:p><text:span text:style-name="T8">(1.67</text:span><text:span text:style-name="T9"> ± 0.02) × 10</text:span><text:span text:style-name="T10">5</text:span></text:p>
          </table:table-cell>
          <table:table-cell office:value-type="float" office:value="122.2" calcext:value-type="float">
            <text:p>122.2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<text:span text:style-name="T1">17</text:span>F</text:p>
          </table:table-cell>
          <table:table-cell table:style-name="ce12" office:value-type="string" calcext:value-type="string">
            <text:p><text:span text:style-name="T11">(0.00</text:span><text:span text:style-name="T12"> ± 0.00)</text:span></text:p>
          </table:table-cell>
          <table:table-cell table:style-name="ce12" office:value-type="string" calcext:value-type="string">
            <text:p><text:span text:style-name="T11">(0.00</text:span><text:span text:style-name="T12"> ± 0.00)</text:span></text:p>
          </table:table-cell>
          <table:table-cell table:style-name="ce21" office:value-type="float" office:value="64.5" calcext:value-type="float">
            <text:p>64.5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22"/>
          <table:table-cell table:number-columns-repeated="9"/>
        </table:table-row>
        <table:table-row table:style-name="ro1">
          <table:table-cell/>
          <table:table-cell table:style-name="ce8" table:number-columns-spanned="1" table:number-rows-spanned="2"/>
          <table:table-cell table:style-name="ce13" office:value-type="string" calcext:value-type="string" table:number-columns-spanned="2" table:number-rows-spanned="1">
            <text:p>Activity (Bq)</text:p>
          </table:table-cell>
          <table:covered-table-cell table:style-name="ce15"/>
          <table:table-cell table:style-name="ce17" office:value-type="string" calcext:value-type="string" table:number-columns-spanned="1" table:number-rows-spanned="2">
            <text:p>Half Life (s)</text:p>
          </table:table-cell>
          <table:table-cell table:number-columns-repeated="9"/>
        </table:table-row>
        <table:table-row table:style-name="ro1">
          <table:table-cell/>
          <table:covered-table-cell table:style-name="ce9"/>
          <table:table-cell table:style-name="ce14" office:value-type="string" calcext:value-type="string">
            <text:p>230 (MeV)</text:p>
          </table:table-cell>
          <table:table-cell table:style-name="ce16" office:value-type="string" calcext:value-type="string">
            <text:p>200 (MeV)</text:p>
          </table:table-cell>
          <table:covered-table-cell table:style-name="ce16" office:value-type="string" calcext:value-type="string">
            <text:p>4.59 × 114</text:p>
          </table:covered-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<text:span text:style-name="T1">7</text:span>Be</text:p>
          </table:table-cell>
          <table:table-cell table:style-name="ce10" office:value-type="string" calcext:value-type="string">
            <text:p><text:span text:style-name="T2">(1.90</text:span><text:span text:style-name="T3"> </text:span><text:span text:style-name="T3">± 0.02) </text:span><text:span text:style-name="T3">× 10</text:span><text:span text:style-name="T4">-4</text:span></text:p>
          </table:table-cell>
          <table:table-cell table:style-name="ce10" office:value-type="string" calcext:value-type="string">
            <text:p><text:span text:style-name="T13">(1.89</text:span><text:span text:style-name="T14"> ± 0.02) × 10</text:span><text:span text:style-name="T15">-4</text:span></text:p>
          </table:table-cell>
          <table:table-cell table:style-name="ce19" office:value-type="string" calcext:value-type="string">
            <text:p><text:span text:style-name="T16">4.59 </text:span><text:span text:style-name="T16">× 10</text:span><text:span text:style-name="T17">6</text:span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0</text:span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1</text:span>C</text:p>
          </table:table-cell>
          <table:table-cell office:value-type="string" calcext:value-type="string">
            <text:p><text:span text:style-name="T8">(1.101 </text:span><text:span text:style-name="T9">± 0.005) × 10</text:span><text:span text:style-name="T10">3</text:span></text:p>
          </table:table-cell>
          <table:table-cell office:value-type="string" calcext:value-type="string">
            <text:p><text:span text:style-name="T8">(1.029</text:span><text:span text:style-name="T9"> ± 0.005) × 10</text:span><text:span text:style-name="T10">3</text:span>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4</text:span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5</text:span>O</text:p>
          </table:table-cell>
          <table:table-cell office:value-type="string" calcext:value-type="string">
            <text:p><text:span text:style-name="T13">(2.28</text:span><text:span text:style-name="T14"> ± 0.02) × 10</text:span><text:span text:style-name="T15">-4</text:span></text:p>
          </table:table-cell>
          <table:table-cell office:value-type="string" calcext:value-type="string">
            <text:p><text:span text:style-name="T13">(2.21</text:span><text:span text:style-name="T14"> ± 0.02) × 10</text:span><text:span text:style-name="T15">-4</text:span></text:p>
          </table:table-cell>
          <table:table-cell office:value-type="float" office:value="122.2" calcext:value-type="float">
            <text:p>122.2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<text:span text:style-name="T1">17</text:span>F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1" office:value-type="float" office:value="64.5" calcext:value-type="float">
            <text:p>64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22:12:03.703777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00:48:22.241076074</dc:date>
    <meta:editing-duration>PT10H6M18S</meta:editing-duration>
    <meta:editing-cycles>3</meta:editing-cycles>
    <meta:generator>LibreOffice/6.0.6.2$Linux_X86_64 LibreOffice_project/00m0$Build-2</meta:generator>
    <meta:document-statistic meta:table-count="5" meta:cell-count="2216" meta:object-count="1"/>
  </office:meta>
</office:document-meta>
</file>

<file path=Object 1/content.xml><?xml version="1.0" encoding="utf-8"?>
<math xmlns="http://www.w3.org/1998/Math/MathML" display="block"/>
</file>